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2cm" svg:stroke-color="#00ffff" draw:marker-start="Circle" draw:marker-start-width="0.65cm" draw:marker-end="Symmetric_20_Arrow" draw:marker-end-width="0.75cm" draw:fill="none" draw:textarea-vertical-align="middle" fo:padding-top="0.225cm" fo:padding-bottom="0.225cm" fo:padding-left="0.35cm" fo:padding-right="0.35cm"/>
    </style:style>
    <style:style style:name="gr2" style:family="graphic" style:parent-style-name="standard">
      <style:graphic-properties draw:stroke="none" svg:stroke-color="#000000" draw:fill="none" draw:fill-color="#ffffff" draw:textarea-horizontal-align="left" draw:auto-grow-height="true" draw:auto-grow-width="true" fo:min-height="0.568cm" fo:min-width="0.277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2.732cm" fo:min-width="0.277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0.568cm" fo:min-width="0.1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0.568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77cm" fo:min-width="0.27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134cm" fo:min-width="0.27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65cm" fo:min-width="15.899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668cm" fo:min-width="0.27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07cm" fo:min-width="0.3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09cm" fo:min-width="0.33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7cm" fo:min-width="0.38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646cm" fo:min-width="0.301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46cm" fo:min-width="0.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815cm" fo:min-width="0.44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903cm" fo:min-width="0.444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47cm" fo:min-width="0.30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31cm" fo:min-width="0.42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26cm" fo:min-width="0.42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05cm" fo:min-width="0.427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808cm" fo:min-width="0.42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37cm" fo:min-width="0.27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99cm" fo:min-width="0.48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2.605cm" fo:min-width="1.361cm"/>
      <style:paragraph-properties style:writing-mode="lr-tb"/>
    </style:style>
    <style:style style:name="gr25" style:family="graphic" style:parent-style-name="standard">
      <style:graphic-properties draw:fill="solid" draw:fill-color="#ffff66" draw:textarea-horizontal-align="justify" draw:textarea-vertical-align="middle" draw:auto-grow-height="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92cm" fo:min-width="4.786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636cm" fo:min-width="0.277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text-properties fo:color="#ffffff" fo:font-size="14pt" fo:font-weight="bold" style:font-size-asian="14pt" style:font-weight-asian="bold" style:font-size-complex="14pt" style:font-weight-complex="bold"/>
    </style:style>
    <style:style style:name="P3" style:family="paragraph">
      <loext:graphic-properties draw:fill="none" draw:fill-color="#ffffff"/>
      <style:text-properties fo:font-size="66pt" style:font-size-asian="66pt" style:font-size-complex="66pt"/>
    </style:style>
    <style:style style:name="P4" style:family="paragraph">
      <style:paragraph-properties fo:text-align="center"/>
    </style:style>
    <style:style style:name="P5" style:family="paragraph">
      <loext:graphic-properties draw:fill="solid" draw:fill-color="#ffff66"/>
      <style:paragraph-properties fo:text-align="center"/>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solid" draw:fill-color="#ffff66"/>
      <style:paragraph-properties fo:text-align="center"/>
      <style:text-properties fo:font-size="18pt"/>
    </style:style>
    <style:style style:name="T1" style:family="text">
      <style:text-properties fo:color="#ffffff" fo:font-size="14pt" fo:font-weight="bold" style:font-size-asian="14pt" style:font-weight-asian="bold" style:font-size-complex="14pt" style:font-weight-complex="bold"/>
    </style:style>
    <style:style style:name="T2" style:family="text">
      <style:text-properties fo:font-size="66pt" style:font-size-asian="66pt" style:font-size-complex="66pt"/>
    </style:style>
    <style:style style:name="T3" style:family="text">
      <style:text-properties fo:font-size="26pt" style:font-size-asian="26pt" style:font-size-complex="26pt"/>
    </style:style>
    <style:style style:name="T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path draw:style-name="gr1" draw:text-style-name="P1" draw:layer="layout" svg:width="4.009cm" svg:height="5.456cm" draw:transform="rotate (0.0996583002888762) translate (22.7364127555622cm 2.0899301588678cm)" svg:viewBox="0 0 4010 5457" svg:d="M1858 13c615-287-315 4290-603 5166-1035 298-2095-1343-239-2637 756-527 4826 985 2020 2915">
          <text:p/>
        </draw:path>
        <draw:path draw:style-name="gr1" draw:text-style-name="P1" draw:layer="layout" svg:width="3.104cm" svg:height="0.108cm" draw:transform="rotate (0.0996583002888762) translate (23.5cm 3.118cm)" svg:viewBox="0 0 3105 109" svg:d="M0 0c1294 129 1801 80 3105 109">
          <text:p/>
        </draw:path>
        <draw:path draw:style-name="gr1" draw:text-style-name="P1" draw:layer="layout" svg:width="4.337cm" svg:height="3.806cm" draw:transform="rotate (0.0996583002888762) translate (17.2513806252662cm 3.99245634764637cm)" svg:viewBox="0 0 4338 3807" svg:d="M537 0c1095 109 2956 597 3692 269 275 155-3214 2995-4229 3094 836-318 1035-893 2129-1194 198-14 844 1487 1145 1622 288 129 718-568 1064-597">
          <text:p/>
        </draw:path>
        <draw:path draw:style-name="gr1" draw:text-style-name="P1" draw:layer="layout" svg:width="2.238cm" svg:height="0.755cm" draw:transform="rotate (0.0996583002888762) translate (18.4cm 2.444cm)" svg:viewBox="0 0 2239 756" svg:d="M0 0c1383 239 1015 905 2239 726">
          <text:p/>
        </draw:path>
        <draw:path draw:style-name="gr1" draw:text-style-name="P1" draw:layer="layout" svg:width="2.986cm" svg:height="3.704cm" draw:transform="rotate (0.0996583002888762) translate (13.2897911201501cm 3.71990052627213cm)" svg:viewBox="0 0 2987 3705" svg:d="M0 103c1552-448 5373 537 846 3602">
          <text:p/>
        </draw:path>
        <draw:path draw:style-name="gr1" draw:text-style-name="P1" draw:layer="layout" svg:width="3.064cm" svg:height="0.548cm" draw:transform="rotate (0.0996583002888762) translate (13.8cm 2.218cm)" svg:viewBox="0 0 3065 549" svg:d="M0 0c1383 239 1841 687 3065 507">
          <text:p/>
        </draw:path>
        <draw:path draw:style-name="gr1" draw:text-style-name="P1" draw:layer="layout" svg:width="0.907cm" svg:height="2.755cm" draw:transform="rotate (0.0996583002888762) translate (11.366cm 3.118cm)" svg:viewBox="0 0 908 2756" svg:d="M0 0c1383 239 896 2100 428 2756">
          <text:p/>
        </draw:path>
        <draw:path draw:style-name="gr1" draw:text-style-name="P1" draw:layer="layout" svg:width="1.351cm" svg:height="3.797cm" draw:transform="rotate (0.0996583002888762) translate (8.52175185334021cm 3.02582399652578cm)" svg:viewBox="0 0 1352 3798" svg:d="M79 0c-115 934-193 3233 428 3761 206 177 589-327 845-418">
          <text:p/>
        </draw:path>
        <draw:path draw:style-name="gr1" draw:text-style-name="P1" draw:layer="layout" svg:width="3.601cm" svg:height="0.25cm" draw:transform="rotate (0.0996583002888762) translate (2.5cm 3.148cm)" svg:viewBox="0 0 3602 251" svg:d="M0 0c1383 239 2378 338 3602 159">
          <text:p/>
        </draw:path>
        <draw:path draw:style-name="gr1" draw:text-style-name="P1" draw:layer="layout" svg:width="4.324cm" svg:height="3.312cm" draw:transform="rotate (0.0996583002888762) translate (2.39622279476934cm 4.07833272146171cm)" svg:viewBox="0 0 4325 3313" svg:d="M4325 0c-195 383-3084 3712-3731 3144-1314-935-152-2215 647-2447 1758-513 4099 1213 2049 2616">
          <text:p/>
        </draw:path>
        <draw:path draw:style-name="gr1" draw:text-style-name="P1" draw:layer="layout" svg:width="0.624cm" svg:height="5.049cm" draw:transform="rotate (0.0996583002888762) translate (4.07619548800796cm 2.09037602002065cm)" svg:viewBox="0 0 625 5050" svg:d="M426 0c-90 896-1025 5224 199 5045">
          <text:p/>
        </draw:path>
        <draw:path draw:style-name="gr1" draw:text-style-name="P1" draw:layer="layout" svg:width="1.143cm" svg:height="0.651cm" draw:transform="rotate (0.0996583002888762) translate (26.5cm 3.518cm)" svg:viewBox="0 0 1144 652" svg:d="M0 0c1383 239-80 796 1144 617">
          <text:p/>
        </draw:path>
        <draw:frame draw:style-name="gr2" draw:text-style-name="P2" draw:layer="layout" svg:width="0.777cm" svg:height="0.818cm" svg:x="2.4cm" svg:y="2.794cm">
          <draw:text-box>
            <text:p><text:span text:style-name="T1">1</text:span></text:p>
          </draw:text-box>
        </draw:frame>
        <draw:frame draw:style-name="gr2" draw:text-style-name="P2" draw:layer="layout" svg:width="0.777cm" svg:height="0.818cm" svg:x="6.123cm" svg:y="3.494cm">
          <draw:text-box>
            <text:p><text:span text:style-name="T1">3</text:span></text:p>
          </draw:text-box>
        </draw:frame>
        <draw:frame draw:style-name="gr2" draw:text-style-name="P2" draw:layer="layout" svg:width="0.777cm" svg:height="0.818cm" svg:x="4.1cm" svg:y="1.9cm">
          <draw:text-box>
            <text:p><text:span text:style-name="T1">2</text:span></text:p>
          </draw:text-box>
        </draw:frame>
        <draw:frame draw:style-name="gr2" draw:text-style-name="P2" draw:layer="layout" svg:width="0.777cm" svg:height="0.818cm" svg:x="2.401cm" svg:y="2.794cm">
          <draw:text-box>
            <text:p><text:span text:style-name="T1">1</text:span></text:p>
          </draw:text-box>
        </draw:frame>
        <draw:frame draw:style-name="gr2" draw:text-style-name="P2" draw:layer="layout" svg:width="0.777cm" svg:height="0.818cm" svg:x="17.723cm" svg:y="3.5cm">
          <draw:text-box draw:corner-radius="13.799cm">
            <text:p><text:span text:style-name="T1">2</text:span></text:p>
          </draw:text-box>
        </draw:frame>
        <draw:frame draw:style-name="gr2" draw:text-style-name="P2" draw:layer="layout" svg:width="0.777cm" svg:height="0.818cm" svg:x="18.323cm" svg:y="2.1cm">
          <draw:text-box>
            <text:p><text:span text:style-name="T1">1</text:span></text:p>
          </draw:text-box>
        </draw:frame>
        <draw:frame draw:style-name="gr2" draw:text-style-name="P2" draw:layer="layout" svg:width="0.777cm" svg:height="0.818cm" svg:x="13.2cm" svg:y="3.3cm">
          <draw:text-box>
            <text:p><text:span text:style-name="T1">2</text:span></text:p>
          </draw:text-box>
        </draw:frame>
        <draw:frame draw:style-name="gr2" draw:text-style-name="P2" draw:layer="layout" svg:width="0.777cm" svg:height="0.818cm" svg:x="13.7cm" svg:y="1.882cm">
          <draw:text-box>
            <text:p><text:span text:style-name="T1">1</text:span></text:p>
          </draw:text-box>
        </draw:frame>
        <draw:frame draw:style-name="gr2" draw:text-style-name="P2" draw:layer="layout" svg:width="0.777cm" svg:height="0.818cm" svg:x="11.3cm" svg:y="2.8cm">
          <draw:text-box>
            <text:p><text:span text:style-name="T1">2</text:span></text:p>
          </draw:text-box>
        </draw:frame>
        <draw:frame draw:style-name="gr2" draw:text-style-name="P2" draw:layer="layout" svg:width="0.777cm" svg:height="0.818cm" svg:x="8.223cm" svg:y="2.982cm">
          <draw:text-box draw:corner-radius="6.499cm">
            <text:p><text:span text:style-name="T1">1</text:span></text:p>
          </draw:text-box>
        </draw:frame>
        <draw:frame draw:style-name="gr2" draw:text-style-name="P2" draw:layer="layout" svg:width="0.777cm" svg:height="0.818cm" svg:x="23.423cm" svg:y="2.7cm">
          <draw:text-box>
            <text:p><text:span text:style-name="T1">2</text:span></text:p>
          </draw:text-box>
        </draw:frame>
        <draw:frame draw:style-name="gr2" draw:text-style-name="P2" draw:layer="layout" svg:width="0.777cm" svg:height="0.818cm" svg:x="26.423cm" svg:y="3.2cm">
          <draw:text-box>
            <text:p><text:span text:style-name="T1">3</text:span></text:p>
          </draw:text-box>
        </draw:frame>
        <draw:frame draw:style-name="gr2" draw:text-style-name="P2" draw:layer="layout" svg:width="0.777cm" svg:height="0.818cm" svg:x="24.323cm" svg:y="1.8cm">
          <draw:text-box>
            <text:p><text:span text:style-name="T1">1</text:span></text:p>
          </draw:text-box>
        </draw:frame>
      </draw:page>
      <draw:page draw:name="page2" draw:style-name="dp1" draw:master-page-name="標準">
        <draw:path draw:style-name="gr1" draw:text-style-name="P1" draw:layer="layout" svg:width="2.606cm" svg:height="1.119cm" draw:transform="rotate (0.0996583002888762) translate (22.9945209455374cm 3.93920372603223cm)" svg:viewBox="0 0 2607 1120" svg:d="M0 55c935-308 1632 766 2607 1065">
          <text:p/>
        </draw:path>
        <draw:path draw:style-name="gr1" draw:text-style-name="P1" draw:layer="layout" svg:width="3.759cm" svg:height="4.044cm" draw:transform="rotate (0.0996583002888762) translate (2.87963953666567cm 4.49637407611356cm)" svg:viewBox="0 0 3760 4045" svg:d="M0 205c1128-474 3423-60 3662 567 227 595 172 1793-1433 3273">
          <text:p/>
        </draw:path>
        <draw:path draw:style-name="gr1" draw:text-style-name="P1" draw:layer="layout" svg:width="1.143cm" svg:height="2.626cm" draw:transform="rotate (0.0996583002888762) translate (6.5cm 3.3cm)" svg:viewBox="0 0 1144 2627" svg:d="M0 0c557 458 716 1881 1144 2627">
          <text:p/>
        </draw:path>
        <draw:path draw:style-name="gr1" draw:text-style-name="P1" draw:layer="layout" svg:width="2.074cm" svg:height="4.785cm" draw:transform="rotate (0.0996583002888762) translate (13.1927289125411cm 3.69700650815591cm)" svg:viewBox="0 0 2075 4786" svg:d="M1980 0c597 1065-1804 1963-1980 2716 318 166 1951 1739 1602 2070">
          <text:p/>
        </draw:path>
        <draw:path draw:style-name="gr1" draw:text-style-name="P1" draw:layer="layout" svg:width="2.269cm" svg:height="4.497cm" draw:transform="rotate (0.0996583002888762) translate (2.55251924979814cm 2.9247245760054cm)" svg:viewBox="0 0 2270 4498" svg:d="M2259 0c169 1323-1672 3652-2259 4498">
          <text:p/>
        </draw:path>
        <draw:path draw:style-name="gr1" draw:text-style-name="P1" draw:layer="layout" svg:width="3.601cm" svg:height="0.25cm" draw:transform="rotate (0.0996583002888762) translate (8.9cm 4cm)" svg:viewBox="0 0 3602 251" svg:d="M0 0c1383 239 2378 338 3602 159">
          <text:p/>
        </draw:path>
        <draw:path draw:style-name="gr1" draw:text-style-name="P1" draw:layer="layout" svg:width="1.952cm" svg:height="1.8cm" draw:transform="rotate (0.0996583002888762) translate (9.07710895182633cm 6.60228886547513cm)" svg:viewBox="0 0 1953 1801" svg:d="M23 0c-195 383 886 1194 1930 1801">
          <text:p/>
        </draw:path>
        <draw:path draw:style-name="gr1" draw:text-style-name="P1" draw:layer="layout" svg:width="0.827cm" svg:height="3.591cm" draw:transform="rotate (0.0996583002888762) translate (10.8188646496042cm 2.9081126867116cm)" svg:viewBox="0 0 828 3592" svg:d="M82 0c-90 896-309 3085 746 3592">
          <text:p/>
        </draw:path>
        <draw:path draw:style-name="gr1" draw:text-style-name="P1" draw:layer="layout" svg:width="4.128cm" svg:height="0.212cm" draw:transform="rotate (0.0996583002888762) translate (8.89108577819799cm 5.11084846055037cm)" svg:viewBox="0 0 4129 213" svg:d="M0 90c1383 238 2906 89 4129-90">
          <text:p/>
        </draw:path>
        <draw:path draw:style-name="gr1" draw:text-style-name="P1" draw:layer="layout" svg:width="1.103cm" svg:height="5.014cm" draw:transform="rotate (0.0996583002888762) translate (19.3010406199782cm 3.60988444759777cm)" svg:viewBox="0 0 1104 5015" svg:d="M1104 0c-358 1572 501 3534-1104 5015">
          <text:p/>
        </draw:path>
        <draw:path draw:style-name="gr1" draw:text-style-name="P1" draw:layer="layout" svg:width="0.491cm" svg:height="5.084cm" draw:transform="rotate (0.0996583002888762) translate (17.2318389971241cm 3.44681120533028cm)" svg:viewBox="0 0 492 5085" svg:d="M470 0c170 1323-706 4050-407 5085">
          <text:p/>
        </draw:path>
        <draw:path draw:style-name="gr1" draw:text-style-name="P1" draw:layer="layout" svg:width="3.303cm" svg:height="0.229cm" draw:transform="rotate (0.0996583002888762) translate (18.6cm 4.9cm)" svg:viewBox="0 0 3304 230" svg:d="M0 0c1383 239 2080 308 3304 129">
          <text:p/>
        </draw:path>
        <draw:path draw:style-name="gr1" draw:text-style-name="P1" draw:layer="layout" svg:width="3.59cm" svg:height="0.775cm" draw:transform="skewX (-0.0968657734856853) rotate (0.0621337213709981) translate (22.3cm 7.62cm)" svg:viewBox="0 0 3591 776" svg:d="M0 0c1214 554 1629 908 3591 729">
          <text:p/>
        </draw:path>
        <draw:frame draw:style-name="gr2" draw:text-style-name="P2" draw:layer="layout" svg:width="0.777cm" svg:height="0.818cm" svg:x="4.423cm" svg:y="2.682cm">
          <draw:text-box>
            <text:p><text:span text:style-name="T1">1</text:span></text:p>
          </draw:text-box>
        </draw:frame>
        <draw:frame draw:style-name="gr2" draw:text-style-name="P2" draw:layer="layout" svg:width="0.777cm" svg:height="0.818cm" svg:x="2.8cm" svg:y="4.2cm">
          <draw:text-box>
            <text:p><text:span text:style-name="T1">2</text:span></text:p>
          </draw:text-box>
        </draw:frame>
        <draw:frame draw:style-name="gr2" draw:text-style-name="P2" draw:layer="layout" svg:width="0.777cm" svg:height="0.818cm" svg:x="8.823cm" svg:y="4.8cm">
          <draw:text-box>
            <text:p><text:span text:style-name="T1">2</text:span></text:p>
          </draw:text-box>
        </draw:frame>
        <draw:frame draw:style-name="gr2" draw:text-style-name="P2" draw:layer="layout" svg:width="0.777cm" svg:height="0.818cm" svg:x="6.323cm" svg:y="3.1cm">
          <draw:text-box>
            <text:p><text:span text:style-name="T1">3</text:span></text:p>
          </draw:text-box>
        </draw:frame>
        <draw:frame draw:style-name="gr2" draw:text-style-name="P2" draw:layer="layout" svg:width="0.777cm" svg:height="0.818cm" svg:x="18.6cm" svg:y="4.5cm">
          <draw:text-box>
            <text:p><text:span text:style-name="T1">2</text:span></text:p>
          </draw:text-box>
        </draw:frame>
        <draw:frame draw:style-name="gr2" draw:text-style-name="P2" draw:layer="layout" svg:width="0.777cm" svg:height="0.818cm" svg:x="8.823cm" svg:y="3.6cm">
          <draw:text-box draw:corner-radius="6.499cm">
            <text:p><text:span text:style-name="T1">1</text:span></text:p>
          </draw:text-box>
        </draw:frame>
        <draw:frame draw:style-name="gr2" draw:text-style-name="P2" draw:layer="layout" svg:width="0.777cm" svg:height="0.818cm" svg:x="22.3cm" svg:y="7.382cm">
          <draw:text-box>
            <text:p><text:span text:style-name="T1">2</text:span></text:p>
          </draw:text-box>
        </draw:frame>
        <draw:frame draw:style-name="gr2" draw:text-style-name="P2" draw:layer="layout" svg:width="0.777cm" svg:height="0.818cm" svg:x="22.923cm" svg:y="3.582cm">
          <draw:text-box draw:corner-radius="6.499cm">
            <text:p><text:span text:style-name="T1">1</text:span></text:p>
          </draw:text-box>
        </draw:frame>
        <draw:frame draw:style-name="gr2" draw:text-style-name="P2" draw:layer="layout" svg:width="0.777cm" svg:height="0.818cm" svg:x="17.4cm" svg:y="3.3cm">
          <draw:text-box draw:corner-radius="6.499cm">
            <text:p><text:span text:style-name="T1">1</text:span></text:p>
          </draw:text-box>
        </draw:frame>
        <draw:frame draw:style-name="gr2" draw:text-style-name="P2" draw:layer="layout" svg:width="0.777cm" svg:height="0.818cm" svg:x="14.8cm" svg:y="3.4cm">
          <draw:text-box draw:corner-radius="6.499cm">
            <text:p><text:span text:style-name="T1">1</text:span></text:p>
          </draw:text-box>
        </draw:frame>
        <draw:frame draw:style-name="gr2" draw:text-style-name="P2" draw:layer="layout" svg:width="0.777cm" svg:height="0.818cm" svg:x="20.023cm" svg:y="3.4cm">
          <draw:text-box>
            <text:p><text:span text:style-name="T1">3</text:span></text:p>
          </draw:text-box>
        </draw:frame>
        <draw:frame draw:style-name="gr2" draw:text-style-name="P2" draw:layer="layout" svg:width="0.777cm" svg:height="0.818cm" svg:x="10.523cm" svg:y="2.8cm">
          <draw:text-box>
            <text:p><text:span text:style-name="T1">3</text:span></text:p>
          </draw:text-box>
        </draw:frame>
        <draw:frame draw:style-name="gr3" draw:text-style-name="P2" draw:layer="layout" svg:width="0.777cm" svg:height="2.982cm" svg:x="8.823cm" svg:y="6.5cm">
          <draw:text-box>
            <text:p><text:span text:style-name="T1">4</text:span></text:p>
          </draw:text-box>
        </draw:frame>
      </draw:page>
      <draw:page draw:name="page3" draw:style-name="dp1" draw:master-page-name="標準">
        <draw:path draw:style-name="gr1" draw:text-style-name="P1" draw:layer="layout" svg:width="3.8cm" svg:height="5.204cm" draw:transform="rotate (0.0996583002888762) translate (22.3969114020703cm 3.48490165488002cm)" svg:viewBox="0 0 3801 5205" svg:d="M693 0c315 658 1979 64 2700 270-719 615-1960 1513-3393 1771 1711-30 3194 219 3801 179-2259 478-2955 2418-1303 2985">
          <text:p/>
        </draw:path>
        <draw:path draw:style-name="gr1" draw:text-style-name="P1" draw:layer="layout" svg:width="3.977cm" svg:height="0.255cm" draw:transform="skewX (-0.0186750229963393) rotate (0.0919788515801012) translate (2.62105263157895cm 4.46938775510204cm)" svg:viewBox="0 0 3978 256" svg:d="M0 0c1527 244 2625 345 3978 162">
          <text:p/>
        </draw:path>
        <draw:path draw:style-name="gr1" draw:text-style-name="P1" draw:layer="layout" svg:width="2.448cm" svg:height="2.068cm" draw:transform="skewX (-0.0179768912955416) rotate (0.091106186954104) translate (2.3888181128095cm 6.16589178732745cm)" svg:viewBox="0 0 2449 2069" svg:d="M29 0c-245 441 1110 1372 2420 2069">
          <text:p/>
        </draw:path>
        <draw:path draw:style-name="gr1" draw:text-style-name="P1" draw:layer="layout" svg:width="0.913cm" svg:height="3.251cm" draw:transform="skewX (-0.0399680398706701) rotate (0.0816814089933346) translate (4.63140889669033cm 3.00733855442138cm)" svg:viewBox="0 0 914 3252" svg:d="M90 0c-99 811-340 2792 824 3252">
          <text:p/>
        </draw:path>
        <draw:path draw:style-name="gr1" draw:text-style-name="P1" draw:layer="layout" svg:width="1.482cm" svg:height="4.775cm" draw:transform="rotate (0.0996583002888762) translate (12.3248001468356cm 3.24750456104944cm)" svg:viewBox="0 0 1483 4776" svg:d="M1483 0c-508 1055 328 3751-866 3632-421-42-975-1304 119-1194 1204 20 179 2229-736 2338">
          <text:p/>
        </draw:path>
        <draw:path draw:style-name="gr1" draw:text-style-name="P1" draw:layer="layout" svg:width="2.082cm" svg:height="4.705cm" draw:transform="rotate (0.0996583002888762) translate (7.91999436379708cm 3.13799659039024cm)" svg:viewBox="0 0 2083 4706" svg:d="M382 0c169 1323-1751 6458 1701 4090">
          <text:p/>
        </draw:path>
        <draw:path draw:style-name="gr1" draw:text-style-name="P1" draw:layer="layout" svg:width="4.905cm" svg:height="0.272cm" draw:transform="rotate (0.0996583002888762) translate (11.4cm 4.662cm)" svg:viewBox="0 0 4906 273" svg:d="M0 0c1383 239 3682 368 4906 189">
          <text:p/>
        </draw:path>
        <draw:path draw:style-name="gr1" draw:text-style-name="P1" draw:layer="layout" svg:width="5.107cm" svg:height="0.274cm" draw:transform="skewX (-0.00261799387799149) rotate (0.0991347015132779) translate (16.9cm 5.17948717948718cm)" svg:viewBox="0 0 5108 275" svg:d="M0 0c1567 269 3721 370 5108 168">
          <text:p/>
        </draw:path>
        <draw:path draw:style-name="gr1" draw:text-style-name="P1" draw:layer="layout" svg:width="2.963cm" svg:height="4.633cm" draw:transform="skewX (-0.00314159265358981) rotate (0.0979129710368819) translate (17.6764884436849cm 3.6795814339768cm)" svg:viewBox="0 0 2964 4634" svg:d="M814 0c-307 236-1176 3740-647 4132 723 535 2141 146 2797 502">
          <text:p/>
        </draw:path>
        <draw:path draw:style-name="gr1" draw:text-style-name="P1" draw:layer="layout" svg:width="0.332cm" svg:height="2.932cm" draw:transform="skewX (-0.113097335529233) translate (19.9668260595226cm 3.6cm)" svg:viewBox="0 0 333 2933" svg:d="M333 0c-102 899-269 2369-333 2933">
          <text:p/>
        </draw:path>
        <draw:frame draw:style-name="gr2" draw:text-style-name="P2" draw:layer="layout" svg:width="0.777cm" svg:height="0.818cm" svg:x="19.923cm" svg:y="3.5cm">
          <draw:text-box>
            <text:p><text:span text:style-name="T1">2</text:span></text:p>
          </draw:text-box>
        </draw:frame>
        <draw:frame draw:style-name="gr2" draw:text-style-name="P2" draw:layer="layout" svg:width="0.777cm" svg:height="0.818cm" svg:x="22.923cm" svg:y="3.1cm">
          <draw:text-box draw:corner-radius="6.499cm">
            <text:p><text:span text:style-name="T1">1</text:span></text:p>
          </draw:text-box>
        </draw:frame>
        <draw:frame draw:style-name="gr2" draw:text-style-name="P2" draw:layer="layout" svg:width="0.777cm" svg:height="0.818cm" svg:x="18cm" svg:y="3.5cm">
          <draw:text-box>
            <text:p><text:span text:style-name="T1">3</text:span></text:p>
          </draw:text-box>
        </draw:frame>
        <draw:frame draw:style-name="gr2" draw:text-style-name="P2" draw:layer="layout" svg:width="0.777cm" svg:height="0.818cm" svg:x="11.3cm" svg:y="4.3cm">
          <draw:text-box draw:corner-radius="6.499cm">
            <text:p><text:span text:style-name="T1">1</text:span></text:p>
          </draw:text-box>
        </draw:frame>
        <draw:frame draw:style-name="gr2" draw:text-style-name="P2" draw:layer="layout" svg:width="0.777cm" svg:height="0.818cm" svg:x="7.923cm" svg:y="3cm">
          <draw:text-box draw:corner-radius="6.499cm">
            <text:p><text:span text:style-name="T1">1</text:span></text:p>
          </draw:text-box>
        </draw:frame>
        <draw:frame draw:style-name="gr2" draw:text-style-name="P2" draw:layer="layout" svg:width="0.777cm" svg:height="0.818cm" svg:x="2.523cm" svg:y="4.082cm">
          <draw:text-box draw:corner-radius="6.499cm">
            <text:p><text:span text:style-name="T1">1</text:span></text:p>
          </draw:text-box>
        </draw:frame>
        <draw:frame draw:style-name="gr2" draw:text-style-name="P2" draw:layer="layout" svg:width="0.777cm" svg:height="0.818cm" svg:x="16.8cm" svg:y="4.782cm">
          <draw:text-box draw:corner-radius="6.499cm">
            <text:p><text:span text:style-name="T1">1</text:span></text:p>
          </draw:text-box>
        </draw:frame>
        <draw:frame draw:style-name="gr2" draw:text-style-name="P2" draw:layer="layout" svg:width="0.777cm" svg:height="0.818cm" svg:x="13.4cm" svg:y="2.982cm">
          <draw:text-box>
            <text:p><text:span text:style-name="T1">2</text:span></text:p>
          </draw:text-box>
        </draw:frame>
        <draw:frame draw:style-name="gr2" draw:text-style-name="P2" draw:layer="layout" svg:width="0.777cm" svg:height="0.818cm" svg:x="4.323cm" svg:y="2.882cm">
          <draw:text-box>
            <text:p><text:span text:style-name="T1">2</text:span></text:p>
          </draw:text-box>
        </draw:frame>
      </draw:page>
      <draw:page draw:name="page4" draw:style-name="dp1" draw:master-page-name="標準">
        <draw:path draw:style-name="gr1" draw:text-style-name="P1" draw:layer="layout" svg:width="3.551cm" svg:height="4.387cm" draw:transform="rotate (0.0996583002888762) translate (22.165910621126cm 4.35337198646143cm)" svg:viewBox="0 0 3552 4388" svg:d="M3552 0c-259 577-3052 1839-3513 2965-276 676 922 964 3174 1423">
          <text:p/>
        </draw:path>
        <draw:path draw:style-name="gr1" draw:text-style-name="P1" draw:layer="layout" svg:width="3.586cm" svg:height="0.191cm" draw:transform="skewX (-0.0186750229963393) rotate (0.0919788515801012) translate (2.621cm 4.469cm)" svg:viewBox="0 0 3587 192" svg:d="M0 0c1527 245 2235 244 3587 61">
          <text:p/>
        </draw:path>
        <draw:path draw:style-name="gr1" draw:text-style-name="P1" draw:layer="layout" svg:width="2.358cm" svg:height="4.536cm" draw:transform="skewX (-0.0399680398706702) rotate (0.0816814089933346) translate (1.54893999869731cm 3.59246611923225cm)" svg:viewBox="0 0 2359 4537" svg:d="M2359 0c-99 811-1183 3124-2359 4537">
          <text:p/>
        </draw:path>
        <draw:path draw:style-name="gr1" draw:text-style-name="P1" draw:layer="layout" svg:width="3.611cm" svg:height="3.655cm" draw:transform="rotate (0.0996583002888762) translate (16.7916812330894cm 5.01680363212025cm)" svg:viewBox="0 0 3612 3656" svg:d="M0 84c1035-299 2179 318 3612 59-1731 229-2279 2687-1055 3513">
          <text:p/>
        </draw:path>
        <draw:path draw:style-name="gr1" draw:text-style-name="P1" draw:layer="layout" svg:width="3.545cm" svg:height="2.942cm" draw:transform="rotate (0.0996583002888762) translate (12.1854245352539cm 5.25423011125665cm)" svg:viewBox="0 0 3546 2943" svg:d="M0 146c1313-69 2950-358 3403 140s-197 1465-1572 2657">
          <text:p/>
        </draw:path>
        <draw:path draw:style-name="gr1" draw:text-style-name="P1" draw:layer="layout" svg:width="2.198cm" svg:height="0.212cm" draw:transform="rotate (0.0996583002888762) translate (3.99066017933056cm 6.00659202683557cm)" svg:viewBox="0 0 2199 213" svg:d="M0 94c915-110 1224-179 2199 119">
          <text:p/>
        </draw:path>
        <draw:path draw:style-name="gr1" draw:text-style-name="P1" draw:layer="layout" svg:width="1.601cm" svg:height="2.069cm" draw:transform="rotate (0.0996583002888762) translate (22.3cm 4cm)" svg:viewBox="0 0 1602 2070" svg:d="M0 0c557 458 1174 1323 1602 2070">
          <text:p/>
        </draw:path>
        <draw:path draw:style-name="gr1" draw:text-style-name="P1" draw:layer="layout" svg:width="3.601cm" svg:height="0.25cm" draw:transform="rotate (0.0996583002888762) translate (7.1cm 5cm)" svg:viewBox="0 0 3602 251" svg:d="M0 0c1383 239 2378 338 3602 159">
          <text:p/>
        </draw:path>
        <draw:path draw:style-name="gr1" draw:text-style-name="P1" draw:layer="layout" svg:width="3.016cm" svg:height="4.47cm" draw:transform="skewX (0.016929693744345) rotate (-0.0916297857297031) translate (8.11375128850105cm 3.5212299090643cm)" svg:viewBox="0 0 3017 4471" svg:d="M861 0c132 638-255 2437-861 2895 903-61 2107-948 2762-455s-16 1812-1305 2031">
          <text:p/>
        </draw:path>
        <draw:path draw:style-name="gr1" draw:text-style-name="P1" draw:layer="layout" svg:width="2.106cm" svg:height="1.24cm" draw:transform="skewX (-0.0968657734856853) rotate (0.0621337213709981) translate (3.7cm 7.3cm)" svg:viewBox="0 0 2107 1241" svg:d="M0 0c1214 554 1611 1210 2107 1241">
          <text:p/>
        </draw:path>
        <draw:frame draw:style-name="gr2" draw:text-style-name="P2" draw:layer="layout" svg:width="0.777cm" svg:height="0.818cm" svg:x="2.6cm" svg:y="4.082cm">
          <draw:text-box>
            <text:p><text:span text:style-name="T1">2</text:span></text:p>
          </draw:text-box>
        </draw:frame>
        <draw:frame draw:style-name="gr2" draw:text-style-name="P2" draw:layer="layout" svg:width="0.777cm" svg:height="0.818cm" svg:x="3.5cm" svg:y="3.3cm">
          <draw:text-box draw:corner-radius="6.499cm">
            <text:p><text:span text:style-name="T1">1</text:span></text:p>
          </draw:text-box>
        </draw:frame>
        <draw:frame draw:style-name="gr2" draw:text-style-name="P2" draw:layer="layout" svg:width="0.777cm" svg:height="0.818cm" svg:x="3.923cm" svg:y="5.682cm">
          <draw:text-box>
            <text:p><text:span text:style-name="T1">3</text:span></text:p>
          </draw:text-box>
        </draw:frame>
        <draw:frame draw:style-name="gr3" draw:text-style-name="P2" draw:layer="layout" svg:width="0.777cm" svg:height="2.982cm" svg:x="3.623cm" svg:y="7cm">
          <draw:text-box>
            <text:p><text:span text:style-name="T1">4</text:span></text:p>
          </draw:text-box>
        </draw:frame>
        <draw:frame draw:style-name="gr2" draw:text-style-name="P2" draw:layer="layout" svg:width="0.777cm" svg:height="0.818cm" svg:x="22.123cm" svg:y="3.8cm">
          <draw:text-box draw:corner-radius="6.499cm">
            <text:p><text:span text:style-name="T1">1</text:span></text:p>
          </draw:text-box>
        </draw:frame>
        <draw:frame draw:style-name="gr2" draw:text-style-name="P2" draw:layer="layout" svg:width="0.777cm" svg:height="0.818cm" svg:x="16.723cm" svg:y="4.6cm">
          <draw:text-box draw:corner-radius="6.499cm">
            <text:p><text:span text:style-name="T1">1</text:span></text:p>
          </draw:text-box>
        </draw:frame>
        <draw:frame draw:style-name="gr2" draw:text-style-name="P2" draw:layer="layout" svg:width="0.777cm" svg:height="0.818cm" svg:x="12.123cm" svg:y="4.982cm">
          <draw:text-box draw:corner-radius="6.499cm">
            <text:p><text:span text:style-name="T1">1</text:span></text:p>
          </draw:text-box>
        </draw:frame>
        <draw:frame draw:style-name="gr2" draw:text-style-name="P2" draw:layer="layout" svg:width="0.777cm" svg:height="0.818cm" svg:x="7.023cm" svg:y="4.6cm">
          <draw:text-box draw:corner-radius="6.499cm">
            <text:p><text:span text:style-name="T1">1</text:span></text:p>
          </draw:text-box>
        </draw:frame>
        <draw:frame draw:style-name="gr2" draw:text-style-name="P2" draw:layer="layout" svg:width="0.777cm" svg:height="0.818cm" svg:x="25.1cm" svg:y="3.8cm">
          <draw:text-box>
            <text:p><text:span text:style-name="T1">2</text:span></text:p>
          </draw:text-box>
        </draw:frame>
        <draw:frame draw:style-name="gr2" draw:text-style-name="P2" draw:layer="layout" svg:width="0.777cm" svg:height="0.818cm" svg:x="8.523cm" svg:y="3.5cm">
          <draw:text-box>
            <text:p><text:span text:style-name="T1">2</text:span></text:p>
          </draw:text-box>
        </draw:frame>
      </draw:page>
      <draw:page draw:name="page5" draw:style-name="dp1" draw:master-page-name="標準">
        <draw:path draw:style-name="gr1" draw:text-style-name="P1" draw:layer="layout" svg:width="4.563cm" svg:height="4.121cm" draw:transform="rotate (0.0996583002888762) translate (22.8636352660784cm 4.51801330195941cm)" svg:viewBox="0 0 4564 4122" svg:d="M2597 242c-497 2965-2189 3801-2557 2457-174-987 159-2597 2179-2696 1723-85 3741 1781 995 4119">
          <text:p/>
        </draw:path>
        <draw:path draw:style-name="gr1" draw:text-style-name="P1" draw:layer="layout" svg:width="3.586cm" svg:height="0.191cm" draw:transform="skewX (-0.0186750229963393) rotate (0.0919788515801012) translate (2.121cm 4.469cm)" svg:viewBox="0 0 3587 192" svg:d="M0 0c1527 245 2235 244 3587 61">
          <text:p/>
        </draw:path>
        <draw:path draw:style-name="gr1" draw:text-style-name="P1" draw:layer="layout" svg:width="2.358cm" svg:height="4.536cm" draw:transform="skewX (-0.0399680398706702) rotate (0.0816814089933346) translate (1.54893999869731cm 3.59246611923225cm)" svg:viewBox="0 0 2359 4537" svg:d="M2359 0c-99 811-1183 3124-2359 4537">
          <text:p/>
        </draw:path>
        <draw:path draw:style-name="gr1" draw:text-style-name="P1" draw:layer="layout" svg:width="4.681cm" svg:height="4.146cm" draw:transform="rotate (0.0996583002888762) translate (17.2029671151417cm 4.70935845850608cm)" svg:viewBox="0 0 4682 4147" svg:d="M587 150c607-40 90 109 1522-149-255-40-1525 2192-2109 3005 705-1011 2557-3061 3960-2720 886 893 995 1808 110 2925-77 154-2747 329-2130-815s2936 796 1433 1751">
          <text:p/>
        </draw:path>
        <draw:path draw:style-name="gr1" draw:text-style-name="P1" draw:layer="layout" svg:width="2.516cm" svg:height="0.965cm" draw:transform="rotate (0.0996583002888762) translate (4.39894365419047cm 5.18943543730426cm)" svg:viewBox="0 0 2517 966" svg:d="M0 11c915-110 1542 656 2517 955">
          <text:p/>
        </draw:path>
        <draw:path draw:style-name="gr1" draw:text-style-name="P1" draw:layer="layout" svg:width="4.603cm" svg:height="5.036cm" draw:transform="skewX (-0.000174532925199425) rotate (0.0994837673636768) translate (11.9178526349696cm 4.14759314514369cm)" svg:viewBox="0 0 4604 5037" svg:d="M3422 22c713-331-1636 3110-1970 4123-1197 345-2425-1553-277-3048 494-292 4228 52 3273 2629-66 177-1935 736-1601-276 691-1093 1521 1255 772 1587">
          <text:p/>
        </draw:path>
        <draw:path draw:style-name="gr1" draw:text-style-name="P1" draw:layer="layout" svg:width="1.439cm" svg:height="4.208cm" draw:transform="skewX (-0.000174532925199444) rotate (0.0994837673636768) translate (12.7787619526925cm 3.94563106796117cm)" svg:viewBox="0 0 1440 4209" svg:d="M0 0c841 897 979 3002 1440 4209">
          <text:p/>
        </draw:path>
        <draw:path draw:style-name="gr1" draw:text-style-name="P1" draw:layer="layout" svg:width="1.011cm" svg:height="4.048cm" draw:transform="rotate (0.0996583002888762) translate (7.15851801605535cm 4.09643811404718cm)" svg:viewBox="0 0 1012 4049" svg:d="M969 0c-114 934-1423 3484-803 4012 207 176 590-327 846-418">
          <text:p/>
        </draw:path>
        <draw:path draw:style-name="gr1" draw:text-style-name="P1" draw:layer="layout" svg:width="0.624cm" svg:height="5.049cm" draw:transform="rotate (0.0996583002888762) translate (18.151195488008cm 3.34237602002065cm)" svg:viewBox="0 0 625 5050" svg:d="M426 0c-90 896-1025 5224 199 5045">
          <text:p/>
        </draw:path>
        <draw:path draw:style-name="gr1" draw:text-style-name="P1" draw:layer="layout" svg:width="2.223cm" svg:height="2.377cm" draw:transform="rotate (0.0996583002888762) translate (3.85022107376087cm 6.1549616885795cm)" svg:viewBox="0 0 2224 2378" svg:d="M1558 0c-308 1075 156 2428-1038 2308-421-42-975-1303 119-1194 1204 20 1426 846 1585 1264">
          <text:p/>
        </draw:path>
        <draw:path draw:style-name="gr1" draw:text-style-name="P1" draw:layer="layout" svg:width="2.049cm" svg:height="0.69cm" draw:transform="rotate (0.0996583002888762) translate (9.19162831542593cm 4.91627440015047cm)" svg:viewBox="0 0 2050 691" svg:d="M0 84c935-308 1075 309 2050 607">
          <text:p/>
        </draw:path>
        <draw:path draw:style-name="gr1" draw:text-style-name="P1" draw:layer="layout" svg:width="2.665cm" svg:height="0.909cm" draw:transform="skewX (-0.0968657734856853) rotate (0.0621337213709981) translate (8.7cm 7.2cm)" svg:viewBox="0 0 2666 910" svg:d="M0 0c1214 554 704 1052 2666 873">
          <text:p/>
        </draw:path>
        <draw:frame draw:style-name="gr2" draw:text-style-name="P2" draw:layer="layout" svg:width="0.777cm" svg:height="0.818cm" svg:x="3.5cm" svg:y="3.382cm">
          <draw:text-box>
            <text:p><text:span text:style-name="T1">2</text:span></text:p>
          </draw:text-box>
        </draw:frame>
        <draw:frame draw:style-name="gr4" draw:text-style-name="P2" draw:layer="layout" svg:width="0.777cm" svg:height="0.818cm" svg:x="2.1cm" svg:y="4.1cm">
          <draw:text-box draw:corner-radius="6.499cm">
            <text:p><text:span text:style-name="T1">1</text:span></text:p>
          </draw:text-box>
        </draw:frame>
        <draw:frame draw:style-name="gr2" draw:text-style-name="P2" draw:layer="layout" svg:width="0.777cm" svg:height="0.818cm" svg:x="4.4cm" svg:y="4.8cm">
          <draw:text-box>
            <text:p><text:span text:style-name="T1">3</text:span></text:p>
          </draw:text-box>
        </draw:frame>
        <draw:frame draw:style-name="gr2" draw:text-style-name="P2" draw:layer="layout" svg:width="0.777cm" svg:height="0.818cm" svg:x="5cm" svg:y="5.982cm">
          <draw:text-box>
            <text:p><text:span text:style-name="T1">4</text:span></text:p>
          </draw:text-box>
        </draw:frame>
        <draw:frame draw:style-name="gr4" draw:text-style-name="P2" draw:layer="layout" svg:width="0.777cm" svg:height="0.818cm" svg:x="25.1cm" svg:y="4.4cm">
          <draw:text-box draw:corner-radius="6.499cm">
            <text:p><text:span text:style-name="T1">1</text:span></text:p>
          </draw:text-box>
        </draw:frame>
        <draw:frame draw:style-name="gr4" draw:text-style-name="P2" draw:layer="layout" svg:width="0.777cm" svg:height="0.818cm" svg:x="17.723cm" svg:y="4.382cm">
          <draw:text-box draw:corner-radius="6.499cm">
            <text:p><text:span text:style-name="T1">1</text:span></text:p>
          </draw:text-box>
        </draw:frame>
        <draw:frame draw:style-name="gr4" draw:text-style-name="P2" draw:layer="layout" svg:width="0.777cm" svg:height="0.818cm" svg:x="12.6cm" svg:y="3.8cm">
          <draw:text-box draw:corner-radius="6.499cm">
            <text:p><text:span text:style-name="T1">1</text:span></text:p>
          </draw:text-box>
        </draw:frame>
        <draw:frame draw:style-name="gr4" draw:text-style-name="P2" draw:layer="layout" svg:width="0.777cm" svg:height="0.818cm" svg:x="7.7cm" svg:y="3.9cm">
          <draw:text-box draw:corner-radius="6.499cm">
            <text:p><text:span text:style-name="T1">1</text:span></text:p>
          </draw:text-box>
        </draw:frame>
        <draw:frame draw:style-name="gr2" draw:text-style-name="P2" draw:layer="layout" svg:width="0.777cm" svg:height="0.818cm" svg:x="18.2cm" svg:y="3.282cm">
          <draw:text-box>
            <text:p><text:span text:style-name="T1">2</text:span></text:p>
          </draw:text-box>
        </draw:frame>
        <draw:frame draw:style-name="gr2" draw:text-style-name="P2" draw:layer="layout" svg:width="0.777cm" svg:height="0.818cm" svg:x="15cm" svg:y="3.782cm">
          <draw:text-box>
            <text:p><text:span text:style-name="T1">2</text:span></text:p>
          </draw:text-box>
        </draw:frame>
        <draw:frame draw:style-name="gr2" draw:text-style-name="P2" draw:layer="layout" svg:width="0.777cm" svg:height="0.818cm" svg:x="9.1cm" svg:y="4.5cm">
          <draw:text-box>
            <text:p><text:span text:style-name="T1">2</text:span></text:p>
          </draw:text-box>
        </draw:frame>
        <draw:frame draw:style-name="gr2" draw:text-style-name="P2" draw:layer="layout" svg:width="0.777cm" svg:height="0.818cm" svg:x="8.623cm" svg:y="6.9cm">
          <draw:text-box draw:corner-radius="4.399cm">
            <text:p><text:span text:style-name="T1">3</text:span></text:p>
          </draw:text-box>
        </draw:frame>
      </draw:page>
      <draw:page draw:name="page6" draw:style-name="dp1" draw:master-page-name="標準">
        <draw:path draw:style-name="gr1" draw:text-style-name="P1" draw:layer="layout" svg:width="4.849cm" svg:height="4.544cm" draw:transform="skewX (0.00610865238198018) rotate (0.102625360017267) translate (7.09397131413329cm 3.76702086016926cm)" svg:viewBox="0 0 4850 4545" svg:d="M308 0c764 436 1004 341 1494 35-634 1402-3218 3478-764 4326 2967 1026 1665-2527 2784-3761-548 1491 1066 1198 1027 1296">
          <text:p/>
        </draw:path>
        <draw:path draw:style-name="gr1" draw:text-style-name="P1" draw:layer="layout" svg:width="1.211cm" svg:height="3.919cm" draw:transform="rotate (0.0996583002888762) translate (14.0306994163145cm 4.74692515149611cm)" svg:viewBox="0 0 1212 3920" svg:d="M472 0c925 796 1044 3622 10 3920-80-209-675-754-418-845">
          <text:p/>
        </draw:path>
        <draw:path draw:style-name="gr1" draw:text-style-name="P1" draw:layer="layout" svg:width="0.415cm" svg:height="2.145cm" draw:transform="skewX (0.0387463093942741) rotate (0.120951317163207) translate (16.6344174553462cm 5.31865489367489cm)" svg:viewBox="0 0 416 2146" svg:d="M0 31c771-307 270 1738 73 2115">
          <text:p/>
        </draw:path>
        <draw:path draw:style-name="gr1" draw:text-style-name="P1" draw:layer="layout" svg:width="0.989cm" svg:height="2.687cm" draw:transform="skewX (-0.0773180858633488) rotate (0.0678933079025794) translate (12.317527521849cm 5.33542630990415cm)" svg:viewBox="0 0 990 2688" svg:d="M522 0c-304 643-638 1871-482 2688 316-80 614-50 950-238">
          <text:p/>
        </draw:path>
        <draw:path draw:style-name="gr1" draw:text-style-name="P1" draw:layer="layout" svg:width="3.262cm" svg:height="5.034cm" draw:transform="rotate (0.0996583002888762) translate (2.75918385752988cm 3.2118594605125cm)" svg:viewBox="0 0 3263 5035" svg:d="M2129 0c-142 722 98 3448-368 4687-155 412-1771 627-1761-478s3624 366 3234 826">
          <text:p/>
        </draw:path>
        <draw:path draw:style-name="gr1" draw:text-style-name="P1" draw:layer="layout" svg:width="0.491cm" svg:height="5.084cm" draw:transform="rotate (0.0996583002888762) translate (1.55283899712409cm 3.14681120533028cm)" svg:viewBox="0 0 492 5085" svg:d="M470 0c170 1323-706 4050-407 5085">
          <text:p/>
        </draw:path>
        <draw:path draw:style-name="gr1" draw:text-style-name="P1" draw:layer="layout" svg:width="3.303cm" svg:height="0.229cm" draw:transform="rotate (0.0996583002888762) translate (3.078cm 4.4cm)" svg:viewBox="0 0 3304 230" svg:d="M0 0c1383 239 2080 308 3304 129">
          <text:p/>
        </draw:path>
        <draw:path draw:style-name="gr1" draw:text-style-name="P1" draw:layer="layout" svg:width="1.909cm" svg:height="1.323cm" draw:transform="rotate (0.0996583002888762) translate (13.7992541348057cm 3.6195405681204cm)" svg:viewBox="0 0 1910 1324" svg:d="M0 7c624-74 1447 417 1856 890 245 283-400 250-747 427">
          <text:p/>
        </draw:path>
        <draw:path draw:style-name="gr1" draw:text-style-name="P1" draw:layer="layout" svg:width="4.464cm" svg:height="2.867cm" draw:transform="skewX (0.0387463093942741) rotate (0.120951317163207) translate (17.9323070052898cm 4.97839015348595cm)" svg:viewBox="0 0 4465 2868" svg:d="M0 824c392 26 764-710 1478-824 300 36 2114 2461 2987 2868">
          <text:p/>
        </draw:path>
        <draw:path draw:style-name="gr1" draw:text-style-name="P1" draw:layer="layout" svg:width="3.262cm" svg:height="4.425cm" draw:transform="rotate (0.0996583002888762) translate (24.2197913804984cm 3.9179980663135cm)" svg:viewBox="0 0 3263 4426" svg:d="M2191 0c-143 722 36 2839-430 4077-155 413-1771 627-1761-477s3624 366 3234 826">
          <text:p/>
        </draw:path>
        <draw:path draw:style-name="gr1" draw:text-style-name="P1" draw:layer="layout" svg:width="0.491cm" svg:height="5.084cm" draw:transform="rotate (0.0996583002888762) translate (22.9528389971241cm 3.24681120533028cm)" svg:viewBox="0 0 492 5085" svg:d="M470 0c170 1323-706 4050-407 5085">
          <text:p/>
        </draw:path>
        <draw:path draw:style-name="gr1" draw:text-style-name="P1" draw:layer="layout" svg:width="3.303cm" svg:height="0.229cm" draw:transform="rotate (0.0996583002888762) translate (24.7cm 5.14cm)" svg:viewBox="0 0 3304 230" svg:d="M0 0c1383 239 2080 308 3304 129">
          <text:p/>
        </draw:path>
        <draw:path draw:style-name="gr1" draw:text-style-name="P1" draw:layer="layout" svg:width="3.303cm" svg:height="0.229cm" draw:transform="rotate (0.0996583002888762) translate (24.7cm 3.64cm)" svg:viewBox="0 0 3304 230" svg:d="M0 0c1383 239 2080 308 3304 129">
          <text:p/>
        </draw:path>
        <draw:frame draw:style-name="gr2" draw:text-style-name="P2" draw:layer="layout" svg:width="0.777cm" svg:height="0.818cm" svg:x="24.7cm" svg:y="3.282cm">
          <draw:text-box>
            <text:p><text:span text:style-name="T1">2</text:span></text:p>
          </draw:text-box>
        </draw:frame>
        <draw:frame draw:style-name="gr2" draw:text-style-name="P2" draw:layer="layout" svg:width="0.777cm" svg:height="0.818cm" svg:x="23.123cm" svg:y="3.182cm">
          <draw:text-box draw:corner-radius="6.499cm">
            <text:p><text:span text:style-name="T1">1</text:span></text:p>
          </draw:text-box>
        </draw:frame>
        <draw:frame draw:style-name="gr2" draw:text-style-name="P2" draw:layer="layout" svg:width="0.777cm" svg:height="0.818cm" svg:x="24.623cm" svg:y="4.782cm">
          <draw:text-box>
            <text:p><text:span text:style-name="T1">3</text:span></text:p>
          </draw:text-box>
        </draw:frame>
        <draw:frame draw:style-name="gr2" draw:text-style-name="P2" draw:layer="layout" svg:width="0.777cm" svg:height="0.818cm" svg:x="16.423cm" svg:y="5.1cm">
          <draw:text-box>
            <text:p><text:span text:style-name="T1">4</text:span></text:p>
          </draw:text-box>
        </draw:frame>
        <draw:frame draw:style-name="gr2" draw:text-style-name="P2" draw:layer="layout" svg:width="0.777cm" svg:height="0.818cm" svg:x="14.323cm" svg:y="4.5cm">
          <draw:text-box>
            <text:p><text:span text:style-name="T1">2</text:span></text:p>
          </draw:text-box>
        </draw:frame>
        <draw:frame draw:style-name="gr2" draw:text-style-name="P2" draw:layer="layout" svg:width="0.777cm" svg:height="0.818cm" svg:x="17.823cm" svg:y="5.182cm">
          <draw:text-box draw:corner-radius="6.499cm">
            <text:p><text:span text:style-name="T1">1</text:span></text:p>
          </draw:text-box>
        </draw:frame>
        <draw:frame draw:style-name="gr2" draw:text-style-name="P2" draw:layer="layout" svg:width="0.777cm" svg:height="0.818cm" svg:x="12.323cm" svg:y="5.282cm">
          <draw:text-box>
            <text:p><text:span text:style-name="T1">3</text:span></text:p>
          </draw:text-box>
        </draw:frame>
        <draw:frame draw:style-name="gr2" draw:text-style-name="P2" draw:layer="layout" svg:width="0.777cm" svg:height="0.818cm" svg:x="3.023cm" svg:y="4cm">
          <draw:text-box>
            <text:p><text:span text:style-name="T1">2</text:span></text:p>
          </draw:text-box>
        </draw:frame>
        <draw:frame draw:style-name="gr2" draw:text-style-name="P2" draw:layer="layout" svg:width="0.777cm" svg:height="0.818cm" svg:x="13.7cm" svg:y="3.282cm">
          <draw:text-box draw:corner-radius="6.499cm">
            <text:p><text:span text:style-name="T1">1</text:span></text:p>
          </draw:text-box>
        </draw:frame>
        <draw:frame draw:style-name="gr2" draw:text-style-name="P2" draw:layer="layout" svg:width="0.777cm" svg:height="0.818cm" svg:x="4.5cm" svg:y="2.9cm">
          <draw:text-box>
            <text:p><text:span text:style-name="T1">3</text:span></text:p>
          </draw:text-box>
        </draw:frame>
        <draw:frame draw:style-name="gr2" draw:text-style-name="P2" draw:layer="layout" svg:width="0.777cm" svg:height="0.818cm" svg:x="7.323cm" svg:y="3.4cm">
          <draw:text-box draw:corner-radius="6.499cm">
            <text:p><text:span text:style-name="T1">1</text:span></text:p>
          </draw:text-box>
        </draw:frame>
        <draw:frame draw:style-name="gr2" draw:text-style-name="P2" draw:layer="layout" svg:width="0.777cm" svg:height="0.818cm" svg:x="1.7cm" svg:y="3cm">
          <draw:text-box draw:corner-radius="6.499cm">
            <text:p><text:span text:style-name="T1">1</text:span></text:p>
          </draw:text-box>
        </draw:frame>
        <draw:frame draw:style-name="gr2" draw:text-style-name="P2" draw:layer="layout" svg:width="0.777cm" svg:height="0.818cm" svg:x="26cm" svg:y="3.6cm">
          <draw:text-box>
            <text:p><text:span text:style-name="T1">4</text:span></text:p>
          </draw:text-box>
        </draw:frame>
      </draw:page>
      <draw:page draw:name="page7" draw:style-name="dp1" draw:master-page-name="標準">
        <draw:path draw:style-name="gr1" draw:text-style-name="P1" draw:layer="layout" svg:width="4.126cm" svg:height="4.16cm" draw:transform="skewX (0.0237364778271229) rotate (0.112050137978036) translate (6.43199725695258cm 4.37502978238818cm)" svg:viewBox="0 0 4127 4161" svg:d="M850 0c648 163 1416 143 1914 34-111 424-859 2556-1446 3090s-1392 747-1313-148c308-1591 3767 513 4122 1185">
          <text:p/>
        </draw:path>
        <draw:path draw:style-name="gr1" draw:text-style-name="P1" draw:layer="layout" svg:width="3.303cm" svg:height="0.229cm" draw:transform="rotate (0.0996583002888762) translate (23.1cm 4.94cm)" svg:viewBox="0 0 3304 230" svg:d="M0 0c1383 239 2080 308 3304 129">
          <text:p/>
        </draw:path>
        <draw:path draw:style-name="gr1" draw:text-style-name="P1" draw:layer="layout" svg:width="3.262cm" svg:height="4.773cm" draw:transform="rotate (0.0996583002888762) translate (1.7851413693603cm 3.44846165956537cm)" svg:viewBox="0 0 3263 4774" svg:d="M2326 0c-142 722-99 3187-565 4426-155 412-1771 627-1761-478s3624 366 3234 826">
          <text:p/>
        </draw:path>
        <draw:path draw:style-name="gr1" draw:text-style-name="P1" draw:layer="layout" svg:width="1.419cm" svg:height="2.792cm" draw:transform="skewX (0.0167551608191456) rotate (0.108210413623648) translate (8.91527923912079cm 5.81860897116279cm)" svg:viewBox="0 0 1420 2793" svg:d="M1420 0c-180 1065-1026 2112-1420 2793">
          <text:p/>
        </draw:path>
        <draw:path draw:style-name="gr1" draw:text-style-name="P1" draw:layer="layout" svg:width="3.402cm" svg:height="0.229cm" draw:transform="skewX (-0.00767944870877504) rotate (0.0966912405604858) translate (2.3cm 5.517cm)" svg:viewBox="0 0 3403 230" svg:d="M0 0c1424 239 2142 308 3403 129">
          <text:p/>
        </draw:path>
        <draw:path draw:style-name="gr1" draw:text-style-name="P1" draw:layer="layout" svg:width="3.105cm" svg:height="0.229cm" draw:transform="skewX (0.0153588974175501) rotate (0.105941485596056) translate (2.4cm 4.257cm)" svg:viewBox="0 0 3106 230" svg:d="M0 0c1301 239 1956 308 3106 129">
          <text:p/>
        </draw:path>
        <draw:path draw:style-name="gr1" draw:text-style-name="P1" draw:layer="layout" svg:width="4.542cm" svg:height="4.566cm" draw:transform="skewX (-0.000174532925199434) rotate (0.0994837673636768) translate (17.2179704724015cm 3.84764423978934cm)" svg:viewBox="0 0 4543 4567" svg:d="M3422 22c713-330-1636 3110-1970 4123-1196 345-2425-1552-277-3048 494-292 4951-232 2772 3470">
          <text:p/>
        </draw:path>
        <draw:path draw:style-name="gr1" draw:text-style-name="P1" draw:layer="layout" svg:width="1.439cm" svg:height="4.208cm" draw:transform="skewX (-0.000174532925199425) rotate (0.0994837673636768) translate (18.0787619526925cm 3.64563106796117cm)" svg:viewBox="0 0 1440 4209" svg:d="M0 0c841 897 979 3002 1440 4209">
          <text:p/>
        </draw:path>
        <draw:path draw:style-name="gr1" draw:text-style-name="P1" draw:layer="layout" svg:width="2.082cm" svg:height="4.705cm" draw:transform="rotate (0.0996583002888762) translate (24.3749943637971cm 3.53799659039024cm)" svg:viewBox="0 0 2083 4706" svg:d="M382 0c169 1323-1751 6458 1701 4090">
          <text:p/>
        </draw:path>
        <draw:path draw:style-name="gr1" draw:text-style-name="P1" draw:layer="layout" svg:width="3.68cm" svg:height="4.857cm" draw:transform="rotate (0.0996583002888762) translate (11.5319414717463cm 3.54649053459316cm)" svg:viewBox="0 0 3681 4858" svg:d="M1472 0c-507 1055 133 3732-1061 3612-421-42-779-1284 315-1174 799 80-95 2001 391 2149 459 261 1972 479 2319-69 119-189 436-787 86-896">
          <text:p/>
        </draw:path>
        <draw:path draw:style-name="gr1" draw:text-style-name="P1" draw:layer="layout" svg:width="2.718cm" svg:height="0.185cm" draw:transform="skewX (0.0534070751110265) rotate (0.131772358525572) translate (11.7cm 5cm)" svg:viewBox="0 0 2719 186" svg:d="M0 0c1047 238 1791 236 2719 57">
          <text:p/>
        </draw:path>
        <draw:path draw:style-name="gr1" draw:text-style-name="P1" draw:layer="layout" svg:width="3.303cm" svg:height="0.229cm" draw:transform="rotate (0.0996583002888762) translate (23cm 6.04cm)" svg:viewBox="0 0 3304 230" svg:d="M0 0c1383 239 2080 308 3304 129">
          <text:p/>
        </draw:path>
        <draw:path draw:style-name="gr1" draw:text-style-name="P1" draw:layer="layout" svg:width="1.418cm" svg:height="1.206cm" draw:transform="skewX (0.0534070751110265) rotate (0.131772358525572) translate (15.1cm 5.1cm)" svg:viewBox="0 0 1419 1207" svg:d="M0 0c1047 238 491 1367 1419 1188">
          <text:p/>
        </draw:path>
        <draw:frame draw:style-name="gr2" draw:text-style-name="P2" draw:layer="layout" svg:width="0.777cm" svg:height="0.818cm" svg:x="2.223cm" svg:y="5.1cm">
          <draw:text-box>
            <text:p><text:span text:style-name="T1">2</text:span></text:p>
          </draw:text-box>
        </draw:frame>
        <draw:frame draw:style-name="gr2" draw:text-style-name="P2" draw:layer="layout" svg:width="0.777cm" svg:height="0.818cm" svg:x="2.323cm" svg:y="3.882cm">
          <draw:text-box draw:corner-radius="6.499cm">
            <text:p><text:span text:style-name="T1">1</text:span></text:p>
          </draw:text-box>
        </draw:frame>
        <draw:frame draw:style-name="gr2" draw:text-style-name="P2" draw:layer="layout" svg:width="0.777cm" svg:height="0.818cm" svg:x="3.723cm" svg:y="3.2cm">
          <draw:text-box>
            <text:p><text:span text:style-name="T1">3</text:span></text:p>
          </draw:text-box>
        </draw:frame>
        <draw:frame draw:style-name="gr2" draw:text-style-name="P2" draw:layer="layout" svg:width="0.777cm" svg:height="0.818cm" svg:x="23.023cm" svg:y="4.582cm">
          <draw:text-box>
            <text:p><text:span text:style-name="T1">2</text:span></text:p>
          </draw:text-box>
        </draw:frame>
        <draw:frame draw:style-name="gr2" draw:text-style-name="P2" draw:layer="layout" svg:width="0.777cm" svg:height="0.818cm" svg:x="24.423cm" svg:y="3.4cm">
          <draw:text-box draw:corner-radius="6.499cm">
            <text:p><text:span text:style-name="T1">1</text:span></text:p>
          </draw:text-box>
        </draw:frame>
        <draw:frame draw:style-name="gr2" draw:text-style-name="P2" draw:layer="layout" svg:width="0.777cm" svg:height="0.818cm" svg:x="22.923cm" svg:y="5.682cm">
          <draw:text-box>
            <text:p><text:span text:style-name="T1">3</text:span></text:p>
          </draw:text-box>
        </draw:frame>
        <draw:frame draw:style-name="gr2" draw:text-style-name="P2" draw:layer="layout" svg:width="0.777cm" svg:height="0.818cm" svg:x="20.3cm" svg:y="3.4cm">
          <draw:text-box>
            <text:p><text:span text:style-name="T1">2</text:span></text:p>
          </draw:text-box>
        </draw:frame>
        <draw:frame draw:style-name="gr2" draw:text-style-name="P2" draw:layer="layout" svg:width="0.777cm" svg:height="0.818cm" svg:x="17.9cm" svg:y="3.5cm">
          <draw:text-box draw:corner-radius="6.499cm">
            <text:p><text:span text:style-name="T1">1</text:span></text:p>
          </draw:text-box>
        </draw:frame>
        <draw:frame draw:style-name="gr2" draw:text-style-name="P2" draw:layer="layout" svg:width="0.777cm" svg:height="0.818cm" svg:x="12.6cm" svg:y="3.3cm">
          <draw:text-box>
            <text:p><text:span text:style-name="T1">2</text:span></text:p>
          </draw:text-box>
        </draw:frame>
        <draw:frame draw:style-name="gr2" draw:text-style-name="P2" draw:layer="layout" svg:width="0.777cm" svg:height="0.818cm" svg:x="11.6cm" svg:y="4.6cm">
          <draw:text-box draw:corner-radius="6.499cm">
            <text:p><text:span text:style-name="T1">1</text:span></text:p>
          </draw:text-box>
        </draw:frame>
        <draw:frame draw:style-name="gr2" draw:text-style-name="P2" draw:layer="layout" svg:width="0.777cm" svg:height="0.818cm" svg:x="15cm" svg:y="4.882cm">
          <draw:text-box>
            <text:p><text:span text:style-name="T1">3</text:span></text:p>
          </draw:text-box>
        </draw:frame>
        <draw:frame draw:style-name="gr2" draw:text-style-name="P2" draw:layer="layout" svg:width="0.777cm" svg:height="0.818cm" svg:x="9.9cm" svg:y="5.582cm">
          <draw:text-box>
            <text:p><text:span text:style-name="T1">2</text:span></text:p>
          </draw:text-box>
        </draw:frame>
        <draw:frame draw:style-name="gr2" draw:text-style-name="P2" draw:layer="layout" svg:width="0.777cm" svg:height="0.818cm" svg:x="7.223cm" svg:y="3.882cm">
          <draw:text-box draw:corner-radius="6.499cm">
            <text:p><text:span text:style-name="T1">1</text:span></text:p>
          </draw:text-box>
        </draw:frame>
      </draw:page>
      <draw:page draw:name="page8" draw:style-name="dp1" draw:master-page-name="標準">
        <draw:path draw:style-name="gr1" draw:text-style-name="P1" draw:layer="layout" svg:width="4.039cm" svg:height="4.975cm" draw:transform="rotate (0.0996583002888762) translate (23.3091413693603cm 3.64846165956537cm)" svg:viewBox="0 0 4040 4976" svg:d="M2326 0c-142 722-99 3187-565 4426-155 412-1771 627-1761-478s4405 567 4016 1028">
          <text:p/>
        </draw:path>
        <draw:path draw:style-name="gr1" draw:text-style-name="P1" draw:layer="layout" svg:width="2.19cm" svg:height="0.297cm" draw:transform="skewX (0.0153588974175501) rotate (0.105941485596056) translate (25.1cm 5.1cm)" svg:viewBox="0 0 2191 298" svg:d="M0 0c788 184 1042 412 2191 233">
          <text:p/>
        </draw:path>
        <draw:path draw:style-name="gr1" draw:text-style-name="P1" draw:layer="layout" svg:width="4.417cm" svg:height="2.014cm" draw:transform="skewX (-0.00017453292519944) rotate (0.0994837673636768) translate (2.80977150746563cm 5.24732578709182cm)" svg:viewBox="0 0 4418 2015" svg:d="M134 569c-1196 345 6052-2256 3873 1446">
          <text:p/>
        </draw:path>
        <draw:path draw:style-name="gr1" draw:text-style-name="P1" draw:layer="layout" svg:width="1.682cm" svg:height="4.79cm" draw:transform="skewX (-0.000174532925199429) rotate (0.0994837673636768) translate (3.549cm 3.7cm)" svg:viewBox="0 0 1683 4791" svg:d="M0 0c841 897 1222 3584 1683 4791">
          <text:p/>
        </draw:path>
        <draw:path draw:style-name="gr1" draw:text-style-name="P1" draw:layer="layout" svg:width="1.046cm" svg:height="1.718cm" draw:transform="skewX (0.0534070751110265) rotate (0.131772358525572) translate (5.5622137731505cm 3.73754859103818cm)" svg:viewBox="0 0 1047 1719" svg:d="M1047 0c-24 297-301 1216-1047 1719">
          <text:p/>
        </draw:path>
        <draw:path draw:style-name="gr1" draw:text-style-name="P1" draw:layer="layout" svg:width="3.972cm" svg:height="5.393cm" draw:transform="skewX (-0.000174532925199436) rotate (0.0994837673636768) translate (13.3038804275113cm 3.63859919666462cm)" svg:viewBox="0 0 3973 5394" svg:d="M0 1971c0 1005 189 1125 149 1523 130-289 737-2339 2040-2309s1692 169 1781 1283-1552 1453-2119 1095 59-3612 557-3562 53 4818-338 5393">
          <text:p/>
        </draw:path>
        <draw:frame draw:style-name="gr2" draw:text-style-name="P2" draw:layer="layout" svg:width="0.777cm" svg:height="0.818cm" svg:x="3.4cm" svg:y="3.582cm">
          <draw:text-box>
            <text:p><text:span text:style-name="T1">2</text:span></text:p>
          </draw:text-box>
        </draw:frame>
        <draw:frame draw:style-name="gr2" draw:text-style-name="P2" draw:layer="layout" svg:width="0.777cm" svg:height="0.818cm" svg:x="2.923cm" svg:y="5.282cm">
          <draw:text-box draw:corner-radius="6.499cm">
            <text:p><text:span text:style-name="T1">1</text:span></text:p>
          </draw:text-box>
        </draw:frame>
        <draw:frame draw:style-name="gr2" draw:text-style-name="P2" draw:layer="layout" svg:width="0.777cm" svg:height="0.818cm" svg:x="6.123cm" svg:y="3.5cm">
          <draw:text-box>
            <text:p><text:span text:style-name="T1">3</text:span></text:p>
          </draw:text-box>
        </draw:frame>
        <draw:frame draw:style-name="gr2" draw:text-style-name="P2" draw:layer="layout" svg:width="0.777cm" svg:height="0.818cm" svg:x="25.223cm" svg:y="3.3cm">
          <draw:text-box>
            <text:p><text:span text:style-name="T1">2</text:span></text:p>
          </draw:text-box>
        </draw:frame>
        <draw:frame draw:style-name="gr2" draw:text-style-name="P2" draw:layer="layout" svg:width="0.777cm" svg:height="0.818cm" svg:x="25.023cm" svg:y="4.7cm">
          <draw:text-box draw:corner-radius="0.1cm">
            <text:p><text:span text:style-name="T1">1</text:span></text:p>
          </draw:text-box>
        </draw:frame>
        <draw:frame draw:style-name="gr2" draw:text-style-name="P2" draw:layer="layout" svg:width="0.777cm" svg:height="0.818cm" svg:x="13.123cm" svg:y="5.5cm">
          <draw:text-box draw:corner-radius="6.499cm">
            <text:p><text:span text:style-name="T1">1</text:span></text:p>
          </draw:text-box>
        </draw:frame>
      </draw:page>
      <draw:page draw:name="page9" draw:style-name="dp1" draw:master-page-name="標準">
        <draw:path draw:style-name="gr1" draw:text-style-name="P1" draw:layer="layout" svg:width="2.707cm" svg:height="1.247cm" draw:transform="skewX (-0.0219911485751286) rotate (0.0897099235525086) translate (2.79330223258914cm 3.4cm)" svg:viewBox="0 0 2708 1248" svg:d="M0 0c1103 99 2047 519 2708 1248">
          <text:p/>
        </draw:path>
        <draw:path draw:style-name="gr1" draw:text-style-name="P1" draw:layer="layout" svg:width="3.694cm" svg:height="4.038cm" draw:transform="skewX (0.0382227106186758) rotate (-0.0825540736193322) translate (2.57625271291547cm 4.33905007245678cm)" svg:viewBox="0 0 3695 4039" svg:d="M713 0c162 707 34 1783-713 2291 1113-68 2570-1273 3377-727s6 2232-1582 2475">
          <text:p/>
        </draw:path>
        <draw:path draw:style-name="gr1" draw:text-style-name="P1" draw:layer="layout" svg:width="3.362cm" svg:height="4.629cm" draw:transform="rotate (0.0996583002888762) translate (12.7472390001119cm 3.47212569382412cm)" svg:viewBox="0 0 3363 4630" svg:d="M756 3c607-40 1174 319 2607 60-255-40-2779 1666-3363 2477 705-1009 1204-1285 2607-945 885 894 895 1799 10 2917-77 153-2518 350-1903-795s1674 67 1953 296">
          <text:p/>
        </draw:path>
        <draw:path draw:style-name="gr1" draw:text-style-name="P1" draw:layer="layout" svg:width="0.58cm" svg:height="4.89cm" draw:transform="rotate (0.0996583002888762) translate (19.1220006800942cm 3.04279388859529cm)" svg:viewBox="0 0 581 4891" svg:d="M581 0c-90 896-837 4353-489 4891">
          <text:p/>
        </draw:path>
        <draw:path draw:style-name="gr1" draw:text-style-name="P1" draw:layer="layout" svg:width="1.232cm" svg:height="5.334cm" draw:transform="skewX (0.0120427718387609) rotate (0.105766952670856) translate (9.58391616725887cm 3.08827722010104cm)" svg:viewBox="0 0 1233 5335" svg:d="M340 836c362-248 537-387 496-836 802 352 322 3679-836 5335">
          <text:p/>
        </draw:path>
        <draw:path draw:style-name="gr1" draw:text-style-name="P1" draw:layer="layout" svg:width="0.711cm" svg:height="2.906cm" draw:transform="skewX (0.011693705988362) rotate (0.105243353895258) translate (8.07651197026109cm 3.31085223473581cm)" svg:viewBox="0 0 712 2907" svg:d="M431 0c-110 496-495 2090-422 2712 54 453 330 26 703-371">
          <text:p/>
        </draw:path>
        <draw:path draw:style-name="gr1" draw:text-style-name="P1" draw:layer="layout" svg:width="4.522cm" svg:height="4.389cm" draw:transform="skewX (0.112224670903235) rotate (0.170344134994647) translate (18.3cm 4cm)" svg:viewBox="0 0 4523 4390" svg:d="M0 0c643 108 1784 600 2216 274 161 154-1517 3020-2113 3119 491-316 3029-3163 4022-2797 243 1037-1310 3263-719 3562 680 513 913 18 1117-10">
          <text:p/>
        </draw:path>
        <draw:path draw:style-name="gr1" draw:text-style-name="P1" draw:layer="layout" svg:width="3.747cm" svg:height="4.679cm" draw:transform="rotate (0.0996583002888762) translate (23.8472381880724cm 3.67211757257983cm)" svg:viewBox="0 0 3748 4680" svg:d="M756 3c607-40 1174 318 2607 60-255-40-2779 1665-3363 2477 975-706 3493-756 3632-139s468 1353-1333 2279">
          <text:p/>
        </draw:path>
        <draw:frame draw:style-name="gr2" draw:text-style-name="P2" draw:layer="layout" svg:width="0.777cm" svg:height="0.818cm" svg:x="9.823cm" svg:y="3.282cm">
          <draw:text-box>
            <text:p><text:span text:style-name="T1">2</text:span></text:p>
          </draw:text-box>
        </draw:frame>
        <draw:frame draw:style-name="gr2" draw:text-style-name="P2" draw:layer="layout" svg:width="0.777cm" svg:height="0.818cm" svg:x="8.023cm" svg:y="3.2cm">
          <draw:text-box draw:corner-radius="6.499cm">
            <text:p><text:span text:style-name="T1">1</text:span></text:p>
          </draw:text-box>
        </draw:frame>
        <draw:frame draw:style-name="gr2" draw:text-style-name="P2" draw:layer="layout" svg:width="0.777cm" svg:height="0.818cm" svg:x="24.523cm" svg:y="3.182cm">
          <draw:text-box draw:corner-radius="6.499cm">
            <text:p><text:span text:style-name="T1">1</text:span></text:p>
          </draw:text-box>
        </draw:frame>
        <draw:frame draw:style-name="gr2" draw:text-style-name="P2" draw:layer="layout" svg:width="0.777cm" svg:height="0.818cm" svg:x="18.3cm" svg:y="3.6cm">
          <draw:text-box>
            <text:p><text:span text:style-name="T1">2</text:span></text:p>
          </draw:text-box>
        </draw:frame>
        <draw:frame draw:style-name="gr2" draw:text-style-name="P2" draw:layer="layout" svg:width="0.777cm" svg:height="0.818cm" svg:x="19.323cm" svg:y="2.9cm">
          <draw:text-box draw:corner-radius="6.499cm">
            <text:p><text:span text:style-name="T1">1</text:span></text:p>
          </draw:text-box>
        </draw:frame>
        <draw:frame draw:style-name="gr2" draw:text-style-name="P2" draw:layer="layout" svg:width="0.777cm" svg:height="0.818cm" svg:x="13.423cm" svg:y="3cm">
          <draw:text-box draw:corner-radius="5.576cm">
            <text:p><text:span text:style-name="T1">1</text:span></text:p>
          </draw:text-box>
        </draw:frame>
        <draw:frame draw:style-name="gr2" draw:text-style-name="P2" draw:layer="layout" svg:width="0.777cm" svg:height="0.818cm" svg:x="2.9cm" svg:y="4.3cm">
          <draw:text-box>
            <text:p><text:span text:style-name="T1">2</text:span></text:p>
          </draw:text-box>
        </draw:frame>
        <draw:frame draw:style-name="gr2" draw:text-style-name="P2" draw:layer="layout" svg:width="0.777cm" svg:height="0.818cm" svg:x="2.723cm" svg:y="3cm">
          <draw:text-box draw:corner-radius="6.499cm">
            <text:p><text:span text:style-name="T1">1</text:span></text:p>
          </draw:text-box>
        </draw:frame>
      </draw:page>
      <draw:page draw:name="page10" draw:style-name="dp1" draw:master-page-name="標準">
        <draw:path draw:style-name="gr1" draw:text-style-name="P1" draw:layer="layout" svg:width="3.064cm" svg:height="0.076cm" draw:transform="skewX (-0.0123918376891597) rotate (0.0945968454580926) translate (12.9990268800259cm 3.53126569093195cm)" svg:viewBox="0 0 3065 77" svg:d="M0 9c1152 110 2246-120 3065 68">
          <text:p/>
        </draw:path>
        <draw:path draw:style-name="gr1" draw:text-style-name="P1" draw:layer="layout" svg:width="2.101cm" svg:height="4.585cm" draw:transform="skewX (0.027401669256311) rotate (-0.0870919296745181) translate (13.3847474339394cm 2.00926787157679cm)" svg:viewBox="0 0 2102 4586" svg:d="M1112 0c412 851-370 2251-1112 3093 1091-540 1364-896 1829-493s214 757 123 1986">
          <text:p/>
        </draw:path>
        <draw:path draw:style-name="gr1" draw:text-style-name="P1" draw:layer="layout" svg:width="0.58cm" svg:height="4.89cm" draw:transform="rotate (0.0996583002888762) translate (3.42200068009424cm 2.64279388859529cm)" svg:viewBox="0 0 581 4891" svg:d="M581 0c-90 896-837 4353-489 4891">
          <text:p/>
        </draw:path>
        <draw:path draw:style-name="gr1" draw:text-style-name="P1" draw:layer="layout" svg:width="4.511cm" svg:height="4.179cm" draw:transform="skewX (0.112224670903235) rotate (0.170344134994647) translate (2.62042296672643cm 3.61368813449331cm)" svg:viewBox="0 0 4512 4180" svg:d="M81 0c643 108 1784 600 2216 274 161 154-1702 2699-2297 2798 491-315 3130-3155 4064-1803s327 3042-1085 2903">
          <text:p/>
        </draw:path>
        <draw:path draw:style-name="gr1" draw:text-style-name="P1" draw:layer="layout" svg:width="4.696cm" svg:height="5.076cm" draw:transform="skewX (0.0106465084371654) rotate (0.105068820970059) translate (22.2544736052896cm 2.61641632768839cm)" svg:viewBox="0 0 4697 5077" svg:d="M2764 0c-415 2171-2154 3907-2764 4803 1018-779 1923-1459 2432-1295s-21 1327 904 1535 790-581 1361-1074">
          <text:p/>
        </draw:path>
        <draw:path draw:style-name="gr1" draw:text-style-name="P1" draw:layer="layout" svg:width="3.295cm" svg:height="2.711cm" draw:transform="skewX (-0.0930260491312978) rotate (-0.156556033903892) translate (13.2578858509691cm 4.54688170461068cm)" svg:viewBox="0 0 3296 2712" svg:d="M2729 0c-920 473-2887 1109-2719 2073s1947 687 3286 149">
          <text:p/>
        </draw:path>
        <draw:frame draw:style-name="gr2" draw:text-style-name="P2" draw:layer="layout" svg:width="0.777cm" svg:height="0.818cm" svg:x="14.123cm" svg:y="2cm">
          <draw:text-box>
            <text:p><text:span text:style-name="T1">2</text:span></text:p>
          </draw:text-box>
        </draw:frame>
        <draw:frame draw:style-name="gr2" draw:text-style-name="P2" draw:layer="layout" svg:width="0.777cm" svg:height="0.818cm" svg:x="12.923cm" svg:y="3.1cm">
          <draw:text-box draw:corner-radius="6.499cm">
            <text:p><text:span text:style-name="T1">1</text:span></text:p>
          </draw:text-box>
        </draw:frame>
        <draw:frame draw:style-name="gr5" draw:text-style-name="P2" draw:layer="layout" svg:width="0.777cm" svg:height="0.818cm" svg:x="15.223cm" svg:y="4.682cm">
          <draw:text-box>
            <text:p><text:span text:style-name="T1">3</text:span></text:p>
          </draw:text-box>
        </draw:frame>
        <draw:frame draw:style-name="gr3" draw:text-style-name="P2" draw:layer="layout" svg:width="0.777cm" svg:height="2.982cm" svg:x="13.4cm" svg:y="6.8cm">
          <draw:text-box>
            <text:p><text:span text:style-name="T1">4</text:span></text:p>
          </draw:text-box>
        </draw:frame>
        <draw:frame draw:style-name="gr2" draw:text-style-name="P2" draw:layer="layout" svg:width="0.777cm" svg:height="0.818cm" svg:x="24.6cm" svg:y="2.282cm">
          <draw:text-box draw:corner-radius="6.499cm">
            <text:p><text:span text:style-name="T1">1</text:span></text:p>
          </draw:text-box>
        </draw:frame>
        <draw:frame draw:style-name="gr2" draw:text-style-name="P2" draw:layer="layout" svg:width="0.777cm" svg:height="0.818cm" svg:x="3.6cm" svg:y="2.482cm">
          <draw:text-box draw:corner-radius="6.499cm">
            <text:p><text:span text:style-name="T1">1</text:span></text:p>
          </draw:text-box>
        </draw:frame>
        <draw:frame draw:style-name="gr2" draw:text-style-name="P2" draw:layer="layout" svg:width="0.777cm" svg:height="0.818cm" svg:x="2.623cm" svg:y="3.182cm">
          <draw:text-box>
            <text:p><text:span text:style-name="T1">2</text:span></text:p>
          </draw:text-box>
        </draw:frame>
      </draw:page>
      <draw:page draw:name="page11" draw:style-name="dp1" draw:master-page-name="標準">
        <draw:path draw:style-name="gr1" draw:text-style-name="P1" draw:layer="layout" svg:width="3.89cm" svg:height="3.72cm" draw:transform="rotate (0.0996583002888762) translate (13.1cm 4.2cm)" svg:viewBox="0 0 3891 3721" svg:d="M0 0c1095 105 3194 219 3891 289-199 985-179 2796-2856 3432">
          <text:p/>
        </draw:path>
        <draw:path draw:style-name="gr1" draw:text-style-name="P1" draw:layer="layout" svg:width="0.039cm" svg:height="1.402cm" draw:transform="rotate (0.0996583002888762) translate (14.9604104507087cm 2.30395854099214cm)" svg:viewBox="0 0 40 1403" svg:d="M40 0c-40 398 10 905-40 1403">
          <text:p/>
        </draw:path>
        <draw:path draw:style-name="gr1" draw:text-style-name="P1" draw:layer="layout" svg:width="0.282cm" svg:height="3.094cm" draw:transform="rotate (0.0996583002888762) translate (10.0921108693155cm 4.82078673943926cm)" svg:viewBox="0 0 283 3095" svg:d="M209 0c149 517 70 308-209 3095">
          <text:p/>
        </draw:path>
        <draw:path draw:style-name="gr1" draw:text-style-name="P1" draw:layer="layout" svg:width="3.624cm" svg:height="2.957cm" draw:transform="rotate (0.0996583002888762) translate (7.79347986791071cm 3.16061430446775cm)" svg:viewBox="0 0 3625 2958" svg:d="M3625 0c-115 934-3869 3046-3612 2955">
          <text:p/>
        </draw:path>
        <draw:path draw:style-name="gr1" draw:text-style-name="P1" draw:layer="layout" svg:width="4.979cm" svg:height="2.409cm" draw:transform="rotate (0.0996583002888762) translate (2.5cm 3.148cm)" svg:viewBox="0 0 4980 2410" svg:d="M0 0c781 76 3489 284 4980 450-106 391-876 1721-1503 1960">
          <text:p/>
        </draw:path>
        <draw:path draw:style-name="gr1" draw:text-style-name="P1" draw:layer="layout" svg:width="2.377cm" svg:height="3.681cm" draw:transform="rotate (0.0996583002888762) translate (3.3336988408593cm 4.13660537454713cm)" svg:viewBox="0 0 2378 3682" svg:d="M2378 0c-50 1503-1746 3395-2378 3682">
          <text:p/>
        </draw:path>
        <draw:frame draw:style-name="gr2" draw:text-style-name="P2" draw:layer="layout" svg:width="0.777cm" svg:height="0.818cm" svg:x="3.623cm" svg:y="4.694cm">
          <draw:text-box>
            <text:p><text:span text:style-name="T1">1</text:span></text:p>
          </draw:text-box>
        </draw:frame>
        <draw:frame draw:style-name="gr2" draw:text-style-name="P2" draw:layer="layout" svg:width="0.777cm" svg:height="0.818cm" svg:x="5.323cm" svg:y="3.8cm">
          <draw:text-box>
            <text:p><text:span text:style-name="T1">2</text:span></text:p>
          </draw:text-box>
        </draw:frame>
        <draw:frame draw:style-name="gr2" draw:text-style-name="P2" draw:layer="layout" svg:width="0.777cm" svg:height="0.818cm" svg:x="2.423cm" svg:y="2.782cm">
          <draw:text-box>
            <text:p><text:span text:style-name="T1">1</text:span></text:p>
          </draw:text-box>
        </draw:frame>
        <draw:path draw:style-name="gr1" draw:text-style-name="P1" draw:layer="layout" svg:width="0.098cm" svg:height="1.999cm" draw:transform="rotate (0.0996583002888762) translate (12.9010105984523cm 3.40989790514995cm)" svg:viewBox="0 0 99 2000" svg:d="M99 0c-39 398-49 1503-99 2000">
          <text:p/>
        </draw:path>
        <draw:path draw:style-name="gr1" draw:text-style-name="P1" draw:layer="layout" svg:width="4.581cm" svg:height="0.409cm" draw:transform="rotate (0.0996583002888762) translate (18.2cm 3.148cm)" svg:viewBox="0 0 4582 410" svg:d="M0 0c781 76 3091 244 4582 410">
          <text:p/>
        </draw:path>
        <draw:path draw:style-name="gr1" draw:text-style-name="P1" draw:layer="layout" svg:width="0.347cm" svg:height="3.482cm" draw:transform="rotate (0.0996583002888762) translate (20.1535008618376cm 3.43464629092053cm)" svg:viewBox="0 0 348 3483" svg:d="M348 0c-119 1194-278 2786-348 3483">
          <text:p/>
        </draw:path>
        <draw:frame draw:style-name="gr2" draw:text-style-name="P2" draw:layer="layout" svg:width="0.777cm" svg:height="0.818cm" svg:x="19.323cm" svg:y="4.694cm">
          <draw:text-box>
            <text:p><text:span text:style-name="T1">1</text:span></text:p>
          </draw:text-box>
        </draw:frame>
        <draw:frame draw:style-name="gr2" draw:text-style-name="P2" draw:layer="layout" svg:width="0.777cm" svg:height="0.818cm" svg:x="20.123cm" svg:y="3.3cm">
          <draw:text-box>
            <text:p><text:span text:style-name="T1">2</text:span></text:p>
          </draw:text-box>
        </draw:frame>
        <draw:frame draw:style-name="gr2" draw:text-style-name="P2" draw:layer="layout" svg:width="0.777cm" svg:height="0.818cm" svg:x="18.123cm" svg:y="2.782cm">
          <draw:text-box>
            <text:p><text:span text:style-name="T1">1</text:span></text:p>
          </draw:text-box>
        </draw:frame>
        <draw:path draw:style-name="gr1" draw:text-style-name="P1" draw:layer="layout" svg:width="4.604cm" svg:height="0.411cm" draw:transform="rotate (0.0996583002888762) translate (24.177cm 3.648cm)" svg:viewBox="0 0 4605 412" svg:d="M0 0c781 76 3114 246 4605 412">
          <text:p/>
        </draw:path>
        <draw:path draw:style-name="gr1" draw:text-style-name="P1" draw:layer="layout" svg:width="2.586cm" svg:height="2.755cm" draw:transform="rotate (0.0996583002888762) translate (24.3257683013228cm 4.15739625443864cm)" svg:viewBox="0 0 2587 2756" svg:d="M2587 0c-315 1375-1955 2470-2587 2756">
          <text:p/>
        </draw:path>
        <draw:frame draw:style-name="gr2" draw:text-style-name="P2" draw:layer="layout" svg:width="0.777cm" svg:height="0.818cm" svg:x="24.7cm" svg:y="4.694cm">
          <draw:text-box>
            <text:p><text:span text:style-name="T1">1</text:span></text:p>
          </draw:text-box>
        </draw:frame>
        <draw:frame draw:style-name="gr2" draw:text-style-name="P2" draw:layer="layout" svg:width="0.777cm" svg:height="0.818cm" svg:x="26.4cm" svg:y="3.8cm">
          <draw:text-box>
            <text:p><text:span text:style-name="T1">2</text:span></text:p>
          </draw:text-box>
        </draw:frame>
        <draw:frame draw:style-name="gr2" draw:text-style-name="P2" draw:layer="layout" svg:width="0.777cm" svg:height="0.818cm" svg:x="24.1cm" svg:y="3.282cm">
          <draw:text-box>
            <text:p><text:span text:style-name="T1">1</text:span></text:p>
          </draw:text-box>
        </draw:frame>
        <draw:path draw:style-name="gr1" draw:text-style-name="P1" draw:layer="layout" svg:width="5.276cm" svg:height="0.478cm" draw:transform="rotate (0.0996583002888762) translate (17.901cm 6.948cm)" svg:viewBox="0 0 5277 479" svg:d="M0 0c781 76 3787 313 5277 479">
          <text:p/>
        </draw:path>
        <draw:frame draw:style-name="gr2" draw:text-style-name="P2" draw:layer="layout" svg:width="0.777cm" svg:height="0.818cm" svg:x="17.824cm" svg:y="6.582cm">
          <draw:text-box>
            <text:p><text:span text:style-name="T1">3</text:span></text:p>
          </draw:text-box>
        </draw:frame>
        <draw:path draw:style-name="gr1" draw:text-style-name="P1" draw:layer="layout" svg:width="1.482cm" svg:height="5.382cm" draw:transform="rotate (0.0996583002888762) translate (26.0248001468356cm 2.04750456104945cm)" svg:viewBox="0 0 1483 5383" svg:d="M1483 0c-82 636-315 3821-438 5383-199-20-766-378-1045-607">
          <text:p/>
        </draw:path>
        <draw:frame draw:style-name="gr2" draw:text-style-name="P2" draw:layer="layout" svg:width="0.777cm" svg:height="0.818cm" svg:x="27.1cm" svg:y="1.9cm">
          <draw:text-box>
            <text:p><text:span text:style-name="T1">2</text:span></text:p>
          </draw:text-box>
        </draw:frame>
        <draw:frame draw:style-name="gr2" draw:text-style-name="P2" draw:layer="layout" svg:width="0.777cm" svg:height="0.818cm" svg:x="18.123cm" svg:y="2.782cm">
          <draw:text-box>
            <text:p><text:span text:style-name="T1">1</text:span></text:p>
          </draw:text-box>
        </draw:frame>
        <draw:frame draw:style-name="gr2" draw:text-style-name="P2" draw:layer="layout" svg:width="0.777cm" svg:height="0.818cm" svg:x="13.023cm" svg:y="3.8cm">
          <draw:text-box>
            <text:p><text:span text:style-name="T1">3</text:span></text:p>
          </draw:text-box>
        </draw:frame>
        <draw:frame draw:style-name="gr2" draw:text-style-name="P2" draw:layer="layout" svg:width="0.777cm" svg:height="0.818cm" svg:x="12.623cm" svg:y="3.3cm">
          <draw:text-box>
            <text:p><text:span text:style-name="T1">2</text:span></text:p>
          </draw:text-box>
        </draw:frame>
        <draw:frame draw:style-name="gr2" draw:text-style-name="P2" draw:layer="layout" svg:width="0.777cm" svg:height="0.818cm" svg:x="14.623cm" svg:y="2.2cm">
          <draw:text-box>
            <text:p><text:span text:style-name="T1">1</text:span></text:p>
          </draw:text-box>
        </draw:frame>
        <draw:frame draw:style-name="gr2" draw:text-style-name="P2" draw:layer="layout" svg:width="0.777cm" svg:height="0.818cm" svg:x="10.823cm" svg:y="2.7cm">
          <draw:text-box>
            <text:p><text:span text:style-name="T1">1</text:span></text:p>
          </draw:text-box>
        </draw:frame>
        <draw:frame draw:style-name="gr2" draw:text-style-name="P2" draw:layer="layout" svg:width="0.777cm" svg:height="0.818cm" svg:x="10cm" svg:y="4.7cm">
          <draw:text-box>
            <text:p><text:span text:style-name="T1">2</text:span></text:p>
          </draw:text-box>
        </draw:frame>
      </draw:page>
      <draw:page draw:name="page12" draw:style-name="dp1" draw:master-page-name="標準">
        <draw:path draw:style-name="gr1" draw:text-style-name="P1" draw:layer="layout" svg:width="2.827cm" svg:height="4.268cm" draw:transform="skewX (-0.000174532925199456) rotate (0.0996583002888762) translate (13.6985037071417cm 3.27023109474626cm)" svg:viewBox="0 0 2828 4269" svg:d="M39 0c1058 102 2116 212 2789 279-193 952-240 3375-2828 3990">
          <text:p/>
        </draw:path>
        <draw:path draw:style-name="gr1" draw:text-style-name="P1" draw:layer="layout" svg:width="2.114cm" svg:height="3.672cm" draw:transform="rotate (0.0996583002888762) translate (19.2668608640278cm 4.53981086816339cm)" svg:viewBox="0 0 2115 3673" svg:d="M2115 0c-230 1337-923 3404-2115 3673">
          <text:p/>
        </draw:path>
        <draw:path draw:style-name="gr1" draw:text-style-name="P1" draw:layer="layout" svg:width="1.25cm" svg:height="2.502cm" draw:transform="skewX (0.00122173047639603) rotate (0.100530964914873) translate (17.6144547968039cm 2.81207478612214cm)" svg:viewBox="0 0 1251 2503" svg:d="M1251 0c-134 1346-1469 2587-1220 2499">
          <text:p/>
        </draw:path>
        <draw:path draw:style-name="gr1" draw:text-style-name="P1" draw:layer="layout" svg:width="4.607cm" svg:height="5.107cm" draw:transform="skewX (0.169646003293849) rotate (0.215199096770901) translate (1.67441039996932cm 3.7545793994708cm)" svg:viewBox="0 0 4608 5108" svg:d="M0 0c769 157 3141 523 4608 867-66 842-434 2896-695 4240-133 35-589-1189-636-1183">
          <text:p/>
        </draw:path>
        <draw:path draw:style-name="gr1" draw:text-style-name="P1" draw:layer="layout" svg:width="2.183cm" svg:height="4.886cm" draw:transform="skewX (0.0832522053201296) rotate (0.149225651045515) translate (1.83426893412367cm 2.62098410795344cm)" svg:viewBox="0 0 2184 4887" svg:d="M2184 0c-238 2088-1570 4469-2184 4887">
          <text:p/>
        </draw:path>
        <draw:frame draw:style-name="gr2" draw:text-style-name="P2" draw:layer="layout" svg:width="0.777cm" svg:height="0.818cm" svg:x="1.987cm" svg:y="3.064cm">
          <draw:text-box>
            <text:p><text:span text:style-name="T1">1</text:span></text:p>
          </draw:text-box>
        </draw:frame>
        <draw:frame draw:style-name="gr2" draw:text-style-name="P2" draw:layer="layout" svg:width="0.777cm" svg:height="0.818cm" svg:x="3.629cm" svg:y="2.2cm">
          <draw:text-box>
            <text:p><text:span text:style-name="T1">2</text:span></text:p>
          </draw:text-box>
        </draw:frame>
        <draw:frame draw:style-name="gr2" draw:text-style-name="P2" draw:layer="layout" svg:width="0.777cm" svg:height="0.818cm" svg:x="1.6cm" svg:y="3.342cm">
          <draw:text-box>
            <text:p><text:span text:style-name="T1">1</text:span></text:p>
          </draw:text-box>
        </draw:frame>
        <draw:path draw:style-name="gr1" draw:text-style-name="P1" draw:layer="layout" svg:width="1.326cm" svg:height="2.585cm" draw:transform="rotate (0.0998328332140757) translate (12.5133241535768cm 2.52890021784262cm)" svg:viewBox="0 0 1327 2586" svg:d="M1327 0c-67 673-1087 2125-1327 2586">
          <text:p/>
        </draw:path>
        <draw:path draw:style-name="gr1" draw:text-style-name="P1" draw:layer="layout" svg:width="4.081cm" svg:height="0.069cm" draw:transform="skewX (-0.00226892802759264) rotate (0.0996583002888762) translate (7.45303847858759cm 4.63547643895084cm)" svg:viewBox="0 0 4082 70" svg:d="M0 30c755 73 2813 37 4082-30">
          <text:p/>
        </draw:path>
        <draw:path draw:style-name="gr1" draw:text-style-name="P1" draw:layer="layout" svg:width="0.328cm" svg:height="6.087cm" draw:transform="skewX (-0.0570722665402146) translate (9.28881351382444cm 2.39660259999233cm)" svg:viewBox="0 0 329 6088" svg:d="M0 0c140 1464 309 4735 329 6088">
          <text:p/>
        </draw:path>
        <draw:frame draw:style-name="gr2" draw:text-style-name="P2" draw:layer="layout" svg:width="0.777cm" svg:height="0.818cm" svg:x="18.423cm" svg:y="2.6cm">
          <draw:text-box>
            <text:p><text:span text:style-name="T1">1</text:span></text:p>
          </draw:text-box>
        </draw:frame>
        <draw:path draw:style-name="gr1" draw:text-style-name="P1" draw:layer="layout" svg:width="3.749cm" svg:height="0.377cm" draw:transform="rotate (0.0996583002888762) translate (24.0001615599954cm 7.6168155846148cm)" svg:viewBox="0 0 3750 378" svg:d="M0 0c755 74 2309 217 3750 378">
          <text:p/>
        </draw:path>
        <draw:frame draw:style-name="gr2" draw:text-style-name="P2" draw:layer="layout" svg:width="0.777cm" svg:height="0.818cm" svg:x="24.097cm" svg:y="4.519cm">
          <draw:text-box>
            <text:p><text:span text:style-name="T1">1</text:span></text:p>
          </draw:text-box>
        </draw:frame>
        <draw:path draw:style-name="gr1" draw:text-style-name="P1" draw:layer="layout" svg:width="5.05cm" svg:height="0.056cm" draw:transform="rotate (0.0996583002888762) translate (7.07114905821468cm 6.26834550357712cm)" svg:viewBox="0 0 5051 57" svg:d="M0 37c755 73 3599-75 5051-27">
          <text:p/>
        </draw:path>
        <draw:frame draw:style-name="gr2" draw:text-style-name="P2" draw:layer="layout" svg:width="0.777cm" svg:height="0.818cm" svg:x="8.9cm" svg:y="2.3cm">
          <draw:text-box>
            <text:p><text:span text:style-name="T1">3</text:span></text:p>
          </draw:text-box>
        </draw:frame>
        <draw:frame draw:style-name="gr6" draw:text-style-name="P2" draw:layer="layout" svg:width="0.777cm" svg:height="0.827cm" svg:x="13.323cm" svg:y="2.3cm">
          <draw:text-box>
            <text:p><text:span text:style-name="T1">1</text:span></text:p>
          </draw:text-box>
        </draw:frame>
        <draw:path draw:style-name="gr1" draw:text-style-name="P1" draw:layer="layout" svg:width="4.449cm" svg:height="0.396cm" draw:transform="rotate (0.0994837673636768) translate (18.5693174061433cm 4.18535130574836cm)" svg:viewBox="0 0 4450 397" svg:d="M0 0c755 73 3009 237 4450 397">
          <text:p/>
        </draw:path>
        <draw:path draw:style-name="gr1" draw:text-style-name="P1" draw:layer="layout" svg:width="3.627cm" svg:height="4.633cm" draw:transform="skewX (0.169471470368649) rotate (0.215199096770901) translate (24.1934353261495cm 4.13788779384132cm)" svg:viewBox="0 0 3628 4634" svg:d="M0 0c769 157 2161 330 3628 675-40 844-143 3015-188 3959">
          <text:p/>
        </draw:path>
        <draw:frame draw:style-name="gr2" draw:text-style-name="P2" draw:layer="layout" svg:width="0.777cm" svg:height="0.818cm" svg:x="7.4cm" svg:y="4.3cm">
          <draw:text-box>
            <text:p><text:span text:style-name="T1">1</text:span></text:p>
          </draw:text-box>
        </draw:frame>
        <draw:frame draw:style-name="gr2" draw:text-style-name="P2" draw:layer="layout" svg:width="0.777cm" svg:height="0.818cm" svg:x="24.123cm" svg:y="3.7cm">
          <draw:text-box>
            <text:p><text:span text:style-name="T1">1</text:span></text:p>
          </draw:text-box>
        </draw:frame>
        <draw:frame draw:style-name="gr2" draw:text-style-name="P2" draw:layer="layout" svg:width="0.777cm" svg:height="0.818cm" svg:x="23.923cm" svg:y="7.182cm">
          <draw:text-box>
            <text:p><text:span text:style-name="T1">2</text:span></text:p>
          </draw:text-box>
        </draw:frame>
        <draw:frame draw:style-name="gr2" draw:text-style-name="P2" draw:layer="layout" svg:width="0.777cm" svg:height="0.818cm" svg:x="18.5cm" svg:y="3.782cm">
          <draw:text-box>
            <text:p><text:span text:style-name="T1">2</text:span></text:p>
          </draw:text-box>
        </draw:frame>
        <draw:frame draw:style-name="gr2" draw:text-style-name="P2" draw:layer="layout" svg:width="0.777cm" svg:height="0.818cm" svg:x="13.7cm" svg:y="2.882cm">
          <draw:text-box>
            <text:p><text:span text:style-name="T1">2</text:span></text:p>
          </draw:text-box>
        </draw:frame>
        <draw:frame draw:style-name="gr2" draw:text-style-name="P2" draw:layer="layout" svg:width="0.777cm" svg:height="0.818cm" svg:x="20.923cm" svg:y="4.282cm">
          <draw:text-box draw:corner-radius="14.099cm">
            <text:p><text:span text:style-name="T1">3</text:span></text:p>
          </draw:text-box>
        </draw:frame>
        <draw:frame draw:style-name="gr7" draw:text-style-name="P2" draw:layer="layout" svg:width="0.777cm" svg:height="1.384cm" svg:x="7.023cm" svg:y="5.816cm">
          <draw:text-box>
            <text:p><text:span text:style-name="T1">2</text:span></text:p>
          </draw:text-box>
        </draw:frame>
      </draw:page>
      <draw:page draw:name="page13" draw:style-name="dp1" draw:master-page-name="標準">
        <draw:path draw:style-name="gr1" draw:text-style-name="P1" draw:layer="layout" svg:width="3.901cm" svg:height="3.874cm" draw:transform="skewX (-0.0614355896702004) rotate (0.0736528944341607) translate (12.4771756013713cm 3.55333458626832cm)" svg:viewBox="0 0 3902 3875" svg:d="M725 0c1433 103 2266 169 3177 235-420 876-1623 3103-3902 3640">
          <text:p/>
        </draw:path>
        <draw:path draw:style-name="gr1" draw:text-style-name="P1" draw:layer="layout" svg:width="2.656cm" svg:height="3.452cm" draw:transform="rotate (0.0996583002888762) translate (25.3564684736903cm 3.86432551262274cm)" svg:viewBox="0 0 2657 3453" svg:d="M2657 0c-230 1338-1464 3183-2657 3453">
          <text:p/>
        </draw:path>
        <draw:path draw:style-name="gr1" draw:text-style-name="P1" draw:layer="layout" svg:width="4.362cm" svg:height="1.483cm" draw:transform="skewX (0.169646003293849) rotate (0.215199096770901) translate (18.4cm 4.5cm)" svg:viewBox="0 0 4363 1484" svg:d="M0 0c770 156 3345 705 4363 821-133 35-966 657-1013 663">
          <text:p/>
        </draw:path>
        <draw:path draw:style-name="gr1" draw:text-style-name="P1" draw:layer="layout" svg:width="2.091cm" svg:height="4.393cm" draw:transform="skewX (0.0785398163397448) rotate (0.145734992541526) translate (3.66560557308506cm 3.50255105916791cm)" svg:viewBox="0 0 2092 4394" svg:d="M2083 0c146 2225-1482 3992-2083 4394">
          <text:p/>
        </draw:path>
        <draw:path draw:style-name="gr1" draw:text-style-name="P1" draw:layer="layout" svg:width="1.846cm" svg:height="1.587cm" draw:transform="skewX (-0.0333357887130917) rotate (-0.117809724509618) translate (15.2cm 5.6cm)" svg:viewBox="0 0 1847 1588" svg:d="M0 0c632 327 1644 1127 1847 1588">
          <text:p/>
        </draw:path>
        <draw:path draw:style-name="gr1" draw:text-style-name="P1" draw:layer="layout" svg:width="0.902cm" svg:height="1.299cm" draw:transform="skewX (-0.0570722665402146) translate (24.423cm 3.7cm)" svg:viewBox="0 0 903 1300" svg:d="M0 0c37 700 631 800 903 1300">
          <text:p/>
        </draw:path>
        <draw:path draw:style-name="gr1" draw:text-style-name="P1" draw:layer="layout" svg:width="4.379cm" svg:height="1.412cm" draw:transform="skewX (-0.00383972435438752) rotate (0.097563905186483) translate (7.84066792839885cm 6.02462728187135cm)" svg:viewBox="0 0 4380 1413" svg:d="M0 1403c740 70 3766-210 4380-1403">
          <text:p/>
        </draw:path>
        <draw:path draw:style-name="gr1" draw:text-style-name="P1" draw:layer="layout" svg:width="5.178cm" svg:height="0.409cm" draw:transform="skewX (-0.0101229096615671) rotate (0.0973893722612836) translate (2cm 4.54285714285714cm)" svg:viewBox="0 0 5179 410" svg:d="M0 0c740 70 3766 256 5179 410">
          <text:p/>
        </draw:path>
        <draw:path draw:style-name="gr1" draw:text-style-name="P1" draw:layer="layout" svg:width="3.035cm" svg:height="4.547cm" draw:transform="skewX (0.169471470368649) rotate (0.215199096770901) translate (19.3233567736321cm 3.33861135003777cm)" svg:viewBox="0 0 3036 4548" svg:d="M181 0c32 1487-217 2421-176 3712 695 443 2543 339 3031 836">
          <text:p/>
        </draw:path>
        <draw:path draw:style-name="gr1" draw:text-style-name="P1" draw:layer="layout" svg:width="0.164cm" svg:height="2.585cm" draw:transform="skewX (0.00122173047639604) rotate (0.102799892942466) translate (3.20890492764401cm 3.21693656647998cm)" svg:viewBox="0 0 165 2586" svg:d="M165 0c-131 1290-97 1918-165 2586">
          <text:p/>
        </draw:path>
        <draw:path draw:style-name="gr1" draw:text-style-name="P1" draw:layer="layout" svg:width="1.717cm" svg:height="0.554cm" draw:transform="skewX (-0.00261799387799149) rotate (0.0982620368872808) translate (7.78653846153846cm 5.11836734693878cm)" svg:viewBox="0 0 1718 555" svg:d="M0 0c272 234 1444 335 1718 555">
          <text:p/>
        </draw:path>
        <draw:path draw:style-name="gr1" draw:text-style-name="P1" draw:layer="layout" svg:width="1.697cm" svg:height="0.745cm" draw:transform="skewX (-0.00349065850398865) rotate (0.0982620368872807) translate (7.98269230769231cm 3.87142857142857cm)" svg:viewBox="0 0 1698 746" svg:d="M0 0c558 359 1346 326 1698 746">
          <text:p/>
        </draw:path>
        <draw:frame draw:style-name="gr2" draw:text-style-name="P2" draw:layer="layout" svg:width="0.777cm" svg:height="0.818cm" svg:x="7.923cm" svg:y="3.582cm">
          <draw:text-box>
            <text:p><text:span text:style-name="T1">1</text:span></text:p>
          </draw:text-box>
        </draw:frame>
        <draw:frame draw:style-name="gr2" draw:text-style-name="P2" draw:layer="layout" svg:width="0.777cm" svg:height="0.818cm" svg:x="1.923cm" svg:y="4.1cm">
          <draw:text-box>
            <text:p><text:span text:style-name="T1">2</text:span></text:p>
          </draw:text-box>
        </draw:frame>
        <draw:frame draw:style-name="gr2" draw:text-style-name="P2" draw:layer="layout" svg:width="0.777cm" svg:height="0.818cm" svg:x="0.477cm" svg:y="6.109cm">
          <draw:text-box>
            <text:p><text:span text:style-name="T1">1</text:span></text:p>
          </draw:text-box>
        </draw:frame>
        <draw:frame draw:style-name="gr2" draw:text-style-name="P2" draw:layer="layout" svg:width="0.777cm" svg:height="0.818cm" svg:x="5.4cm" svg:y="3.1cm">
          <draw:text-box draw:corner-radius="5.501cm">
            <text:p><text:span text:style-name="T1">3</text:span></text:p>
          </draw:text-box>
        </draw:frame>
        <draw:frame draw:style-name="gr2" draw:text-style-name="P2" draw:layer="layout" svg:width="0.777cm" svg:height="0.818cm" svg:x="3.023cm" svg:y="3.1cm">
          <draw:text-box>
            <text:p><text:span text:style-name="T1">1</text:span></text:p>
          </draw:text-box>
        </draw:frame>
        <draw:frame draw:style-name="gr2" draw:text-style-name="P2" draw:layer="layout" svg:width="0.777cm" svg:height="0.818cm" svg:x="7.9cm" svg:y="7cm">
          <draw:text-box draw:corner-radius="5.501cm">
            <text:p><text:span text:style-name="T1">3</text:span></text:p>
          </draw:text-box>
        </draw:frame>
        <draw:frame draw:style-name="gr2" draw:text-style-name="P2" draw:layer="layout" svg:width="0.777cm" svg:height="0.818cm" svg:x="27.523cm" svg:y="3.5cm">
          <draw:text-box>
            <text:p><text:span text:style-name="T1">2</text:span></text:p>
          </draw:text-box>
        </draw:frame>
        <draw:frame draw:style-name="gr2" draw:text-style-name="P2" draw:layer="layout" svg:width="0.777cm" svg:height="0.818cm" svg:x="19.123cm" svg:y="3.2cm">
          <draw:text-box>
            <text:p><text:span text:style-name="T1">2</text:span></text:p>
          </draw:text-box>
        </draw:frame>
        <draw:frame draw:style-name="gr2" draw:text-style-name="P2" draw:layer="layout" svg:width="0.777cm" svg:height="0.818cm" svg:x="15.023cm" svg:y="5.4cm">
          <draw:text-box>
            <text:p><text:span text:style-name="T1">2</text:span></text:p>
          </draw:text-box>
        </draw:frame>
        <draw:frame draw:style-name="gr2" draw:text-style-name="P2" draw:layer="layout" svg:width="0.777cm" svg:height="0.818cm" svg:x="7.723cm" svg:y="4.782cm">
          <draw:text-box>
            <text:p><text:span text:style-name="T1">2</text:span></text:p>
          </draw:text-box>
        </draw:frame>
        <draw:frame draw:style-name="gr2" draw:text-style-name="P2" draw:layer="layout" svg:width="0.777cm" svg:height="0.818cm" svg:x="24.123cm" svg:y="3.582cm">
          <draw:text-box>
            <text:p><text:span text:style-name="T1">1</text:span></text:p>
          </draw:text-box>
        </draw:frame>
        <draw:frame draw:style-name="gr2" draw:text-style-name="P2" draw:layer="layout" svg:width="0.777cm" svg:height="0.818cm" svg:x="18.323cm" svg:y="4.1cm">
          <draw:text-box>
            <text:p><text:span text:style-name="T1">1</text:span></text:p>
          </draw:text-box>
        </draw:frame>
        <draw:frame draw:style-name="gr2" draw:text-style-name="P2" draw:layer="layout" svg:width="0.777cm" svg:height="0.818cm" svg:x="13.123cm" svg:y="3.1cm">
          <draw:text-box>
            <text:p><text:span text:style-name="T1">1</text:span></text:p>
          </draw:text-box>
        </draw:frame>
      </draw:page>
      <draw:page draw:name="page14" draw:style-name="dp1" draw:master-page-name="標準">
        <draw:path draw:style-name="gr1" draw:text-style-name="P1" draw:layer="layout" svg:width="2.656cm" svg:height="3.452cm" draw:transform="rotate (0.0996583002888762) translate (14.2564684736903cm 3.26432551262274cm)" svg:viewBox="0 0 2657 3453" svg:d="M2657 0c-230 1338-1464 3183-2657 3453">
          <text:p/>
        </draw:path>
        <draw:path draw:style-name="gr1" draw:text-style-name="P1" draw:layer="layout" svg:width="0.972cm" svg:height="2.712cm" draw:transform="skewX (0.122347580564802) rotate (0.177325452002624) translate (19.8497748434494cm 4.47028771848341cm)" svg:viewBox="0 0 973 2713" svg:d="M965 0c89 1649-597 2416-965 2713">
          <text:p/>
        </draw:path>
        <draw:path draw:style-name="gr1" draw:text-style-name="P1" draw:layer="layout" svg:width="0.902cm" svg:height="1.299cm" draw:transform="skewX (-0.0570722665402146) translate (13.323cm 3.1cm)" svg:viewBox="0 0 903 1300" svg:d="M0 0c37 700 631 800 903 1300">
          <text:p/>
        </draw:path>
        <draw:path draw:style-name="gr1" draw:text-style-name="P1" draw:layer="layout" svg:width="4.285cm" svg:height="0.318cm" draw:transform="skewX (-0.0101229096615671) rotate (0.0973893722612836) translate (18.7cm 4.3cm)" svg:viewBox="0 0 4286 319" svg:d="M0 0c740 70 2874 165 4286 319">
          <text:p/>
        </draw:path>
        <draw:path draw:style-name="gr1" draw:text-style-name="P1" draw:layer="layout" svg:width="1.664cm" svg:height="1.068cm" draw:transform="skewX (-0.00261799387799149) rotate (0.0982620368872807) translate (24.701cm 4.4cm)" svg:viewBox="0 0 1665 1069" svg:d="M0 0c497 49 1392 849 1665 1069">
          <text:p/>
        </draw:path>
        <draw:path draw:style-name="gr1" draw:text-style-name="P1" draw:layer="layout" svg:width="1.697cm" svg:height="0.745cm" draw:transform="skewX (-0.00349065850398863) rotate (0.0982620368872807) translate (3.33469230769231cm 4.00042857142857cm)" svg:viewBox="0 0 1698 746" svg:d="M0 0c558 359 1346 326 1698 746">
          <text:p/>
        </draw:path>
        <draw:path draw:style-name="gr1" draw:text-style-name="P1" draw:layer="layout" svg:width="2.827cm" svg:height="4.179cm" draw:transform="skewX (-0.000174532925199431) rotate (0.0996583002888762) translate (2.96743504813982cm 2.99324674455408cm)" svg:viewBox="0 0 2828 4180" svg:d="M937 0c1058 103 1218 123 1891 189-193 953-240 3376-2828 3991">
          <text:p/>
        </draw:path>
        <draw:path draw:style-name="gr1" draw:text-style-name="P1" draw:layer="layout" svg:width="1.162cm" svg:height="2.58cm" draw:transform="rotate (0.0998328332140756) translate (2.54276567977676cm 2.3159153306976cm)" svg:viewBox="0 0 1163 2581" svg:d="M1163 0c-70 697-923 2120-1163 2581">
          <text:p/>
        </draw:path>
        <draw:path draw:style-name="gr1" draw:text-style-name="P1" draw:layer="layout" svg:width="1.581cm" svg:height="3.76cm" draw:transform="rotate (0.0996583002888762) translate (8.62577968864889cm 3.25740557153857cm)" svg:viewBox="0 0 1582 3761" svg:d="M1582 0c10 1910-389 3492-1582 3761">
          <text:p/>
        </draw:path>
        <draw:path draw:style-name="gr1" draw:text-style-name="P1" draw:layer="layout" svg:width="2.277cm" svg:height="1.486cm" draw:transform="skewX (0.00122173047639601) rotate (0.100530964914873) translate (8.73320683651629cm 2.42865371783877cm)" svg:viewBox="0 0 2278 1487" svg:d="M2278 0c-368 666-2507 1568-2258 1481">
          <text:p/>
        </draw:path>
        <draw:path draw:style-name="gr1" draw:text-style-name="P1" draw:layer="layout" svg:width="4.784cm" svg:height="0.393cm" draw:transform="rotate (0.102974425867665) translate (7.8cm 4.7cm)" svg:viewBox="0 0 4785 394" svg:d="M0 0c879 89 3108 202 4785 394">
          <text:p/>
        </draw:path>
        <draw:path draw:style-name="gr1" draw:text-style-name="P1" draw:layer="layout" svg:width="0.046cm" svg:height="2.308cm" draw:transform="skewX (-1.06622164004334) rotate (-1.07145762779932) translate (24.703692064095cm 2.3829351251718cm)" svg:viewBox="0 0 47 2309" svg:d="M19 0c-29 464-29-201 28 2309">
          <text:p/>
        </draw:path>
        <draw:path draw:style-name="gr1" draw:text-style-name="P1" draw:layer="layout" svg:width="0.902cm" svg:height="1.299cm" draw:transform="skewX (-0.0570722665402146) translate (14.323cm 2.9cm)" svg:viewBox="0 0 903 1300" svg:d="M0 0c37 700 631 800 903 1300">
          <text:p/>
        </draw:path>
        <draw:path draw:style-name="gr1" draw:text-style-name="P1" draw:layer="layout" svg:width="3.09cm" svg:height="1.247cm" draw:transform="skewX (0.437903109325377) rotate (0.461988653002899) translate (19.3cm 3.1cm)" svg:viewBox="0 0 3091 1248" svg:d="M0 0c490 193 2156 828 3091 1248">
          <text:p/>
        </draw:path>
        <draw:frame draw:style-name="gr2" draw:text-style-name="P2" draw:layer="layout" svg:width="0.777cm" svg:height="0.818cm" svg:x="10.423cm" svg:y="2.082cm">
          <draw:text-box>
            <text:p><text:span text:style-name="T1">1</text:span></text:p>
          </draw:text-box>
        </draw:frame>
        <draw:frame draw:style-name="gr2" draw:text-style-name="P2" draw:layer="layout" svg:width="0.777cm" svg:height="0.818cm" svg:x="3.824cm" svg:y="2.431cm">
          <draw:text-box>
            <text:p><text:span text:style-name="T1">2</text:span></text:p>
          </draw:text-box>
        </draw:frame>
        <draw:frame draw:style-name="gr2" draw:text-style-name="P2" draw:layer="layout" svg:width="0.777cm" svg:height="0.818cm" svg:x="2.378cm" svg:y="4.44cm">
          <draw:text-box>
            <text:p><text:span text:style-name="T1">1</text:span></text:p>
          </draw:text-box>
        </draw:frame>
        <draw:frame draw:style-name="gr2" draw:text-style-name="P2" draw:layer="layout" svg:width="0.777cm" svg:height="0.818cm" svg:x="3.3cm" svg:y="3.7cm">
          <draw:text-box>
            <text:p><text:span text:style-name="T1">3</text:span></text:p>
          </draw:text-box>
        </draw:frame>
        <draw:frame draw:style-name="gr2" draw:text-style-name="P2" draw:layer="layout" svg:width="0.777cm" svg:height="0.818cm" svg:x="3.223cm" svg:y="2.082cm">
          <draw:text-box>
            <text:p><text:span text:style-name="T1">1</text:span></text:p>
          </draw:text-box>
        </draw:frame>
        <draw:frame draw:style-name="gr2" draw:text-style-name="P2" draw:layer="layout" svg:width="0.777cm" svg:height="0.818cm" svg:x="24.7cm" svg:y="4.1cm">
          <draw:text-box>
            <text:p><text:span text:style-name="T1">2</text:span></text:p>
          </draw:text-box>
        </draw:frame>
        <draw:frame draw:style-name="gr2" draw:text-style-name="P2" draw:layer="layout" svg:width="0.777cm" svg:height="0.818cm" svg:x="20.4cm" svg:y="4.2cm">
          <draw:text-box>
            <text:p><text:span text:style-name="T1">3</text:span></text:p>
          </draw:text-box>
        </draw:frame>
        <draw:frame draw:style-name="gr2" draw:text-style-name="P2" draw:layer="layout" svg:width="0.777cm" svg:height="0.818cm" svg:x="24.323cm" svg:y="2.282cm">
          <draw:text-box>
            <text:p><text:span text:style-name="T1">1</text:span></text:p>
          </draw:text-box>
        </draw:frame>
        <draw:frame draw:style-name="gr2" draw:text-style-name="P2" draw:layer="layout" svg:width="0.777cm" svg:height="0.818cm" svg:x="18.6cm" svg:y="3.9cm">
          <draw:text-box>
            <text:p><text:span text:style-name="T1">2</text:span></text:p>
          </draw:text-box>
        </draw:frame>
        <draw:frame draw:style-name="gr2" draw:text-style-name="P2" draw:layer="layout" svg:width="0.777cm" svg:height="0.818cm" svg:x="16.5cm" svg:y="2.9cm">
          <draw:text-box>
            <text:p><text:span text:style-name="T1">3</text:span></text:p>
          </draw:text-box>
        </draw:frame>
        <draw:frame draw:style-name="gr2" draw:text-style-name="P2" draw:layer="layout" svg:width="0.777cm" svg:height="0.818cm" svg:x="19.223cm" svg:y="2.682cm">
          <draw:text-box>
            <text:p><text:span text:style-name="T1">1</text:span></text:p>
          </draw:text-box>
        </draw:frame>
        <draw:frame draw:style-name="gr2" draw:text-style-name="P2" draw:layer="layout" svg:width="0.777cm" svg:height="0.818cm" svg:x="14.023cm" svg:y="2.8cm">
          <draw:text-box>
            <text:p><text:span text:style-name="T1">2</text:span></text:p>
          </draw:text-box>
        </draw:frame>
        <draw:frame draw:style-name="gr2" draw:text-style-name="P2" draw:layer="layout" svg:width="0.777cm" svg:height="0.818cm" svg:x="7.723cm" svg:y="4.3cm">
          <draw:text-box>
            <text:p><text:span text:style-name="T1">3</text:span></text:p>
          </draw:text-box>
        </draw:frame>
        <draw:frame draw:style-name="gr2" draw:text-style-name="P2" draw:layer="layout" svg:width="0.777cm" svg:height="0.818cm" svg:x="13.1cm" svg:y="3cm">
          <draw:text-box>
            <text:p><text:span text:style-name="T1">1</text:span></text:p>
          </draw:text-box>
        </draw:frame>
        <draw:frame draw:style-name="gr2" draw:text-style-name="P2" draw:layer="layout" svg:width="0.777cm" svg:height="0.818cm" svg:x="9.8cm" svg:y="3cm">
          <draw:text-box>
            <text:p><text:span text:style-name="T1">2</text:span></text:p>
          </draw:text-box>
        </draw:frame>
      </draw:page>
      <draw:page draw:name="page15" draw:style-name="dp1" draw:master-page-name="標準">
        <draw:path draw:style-name="gr1" draw:text-style-name="P1" draw:layer="layout" svg:width="2.457cm" svg:height="3.942cm" draw:transform="skewX (0.122347580564802) rotate (0.177325452002624) translate (23.7817035542586cm 3.33337748061391cm)" svg:viewBox="0 0 2458 3943" svg:d="M2457 0c57 2595-2250 3880-2457 3943">
          <text:p/>
        </draw:path>
        <draw:path draw:style-name="gr1" draw:text-style-name="P1" draw:layer="layout" svg:width="4.683cm" svg:height="0.356cm" draw:transform="skewX (-0.0101229096615671) rotate (0.0973893722612836) translate (7.5cm 5.7cm)" svg:viewBox="0 0 4684 357" svg:d="M0 0c740 70 3272 204 4684 357">
          <text:p/>
        </draw:path>
        <draw:path draw:style-name="gr1" draw:text-style-name="P1" draw:layer="layout" svg:width="1.301cm" svg:height="1.032cm" draw:transform="skewX (-0.00261799387799148) rotate (0.0982620368872808) translate (20.6cm 5.7cm)" svg:viewBox="0 0 1302 1033" svg:d="M0 0c272 235 1164 416 1302 1033">
          <text:p/>
        </draw:path>
        <draw:path draw:style-name="gr1" draw:text-style-name="P1" draw:layer="layout" svg:width="2.094cm" svg:height="2.115cm" draw:transform="skewX (-0.00349065850398863) rotate (0.0982620368872807) translate (14.1cm 4.5cm)" svg:viewBox="0 0 2095 2116" svg:d="M0 0c557 360 1744 1696 2095 2116">
          <text:p/>
        </draw:path>
        <draw:path draw:style-name="gr1" draw:text-style-name="P1" draw:layer="layout" svg:width="3.316cm" svg:height="4.077cm" draw:transform="skewX (-0.000174532925199438) rotate (0.0996583002888762) translate (12.8805214189605cm 3.3419434721561cm)" svg:viewBox="0 0 3317 4078" svg:d="M422 0c1058 103 2222 123 2895 189-289 876-1334 3284-3317 3889">
          <text:p/>
        </draw:path>
        <draw:path draw:style-name="gr1" draw:text-style-name="P1" draw:layer="layout" svg:width="2.168cm" svg:height="4.606cm" draw:transform="rotate (0.0996583002888762) translate (2.74162938039575cm 2.21581449465563cm)" svg:viewBox="0 0 2169 4607" svg:d="M2169 0c-193 2594-976 4337-2169 4607">
          <text:p/>
        </draw:path>
        <draw:path draw:style-name="gr1" draw:text-style-name="P1" draw:layer="layout" svg:width="5.177cm" svg:height="0.477cm" draw:transform="rotate (0.102974425867665) translate (2.20036940732882cm 3.56642300079904cm)" svg:viewBox="0 0 5178 478" svg:d="M0 0c878 88 3501 286 5178 478">
          <text:p/>
        </draw:path>
        <draw:path draw:style-name="gr1" draw:text-style-name="P1" draw:layer="layout" svg:width="0.035cm" svg:height="1.148cm" draw:transform="skewX (-1.06622164004334) rotate (-1.07145762779932) translate (20.0952465546114cm 5.19128518380581cm)" svg:viewBox="0 0 36 1149" svg:d="M10 0c-29 464 14 622 26 1149">
          <text:p/>
        </draw:path>
        <draw:path draw:style-name="gr1" draw:text-style-name="P1" draw:layer="layout" svg:width="0.825cm" svg:height="1.299cm" draw:transform="skewX (-0.0570722665402146) translate (19.3cm 2cm)" svg:viewBox="0 0 826 1300" svg:d="M0 0c483 300 554 800 826 1300">
          <text:p/>
        </draw:path>
        <draw:path draw:style-name="gr1" draw:text-style-name="P1" draw:layer="layout" svg:width="3.311cm" svg:height="1.336cm" draw:transform="skewX (0.437903109325377) rotate (0.461988653002899) translate (8.4cm 3.7cm)" svg:viewBox="0 0 3312 1337" svg:d="M0 0c490 193 2377 917 3312 1337">
          <text:p/>
        </draw:path>
        <draw:path draw:style-name="gr1" draw:text-style-name="P1" draw:layer="layout" svg:width="3.95cm" svg:height="2.628cm" draw:transform="skewX (-0.000174532925199445) rotate (0.0996583002888762) translate (17.7379859954389cm 3.3841976153414cm)" svg:viewBox="0 0 3951 2629" svg:d="M364 0c1058 103 2914 244 3587 310-193 953-1363 1704-3951 2319">
          <text:p/>
        </draw:path>
        <draw:frame draw:style-name="gr2" draw:text-style-name="P2" draw:layer="layout" svg:width="0.777cm" svg:height="0.818cm" svg:x="19.123cm" svg:y="1.8cm">
          <draw:text-box>
            <text:p><text:span text:style-name="T1">1</text:span></text:p>
          </draw:text-box>
        </draw:frame>
        <draw:frame draw:style-name="gr2" draw:text-style-name="P2" draw:layer="layout" svg:width="0.777cm" svg:height="0.818cm" svg:x="4.523cm" svg:y="1.9cm">
          <draw:text-box>
            <text:p><text:span text:style-name="T1">2</text:span></text:p>
          </draw:text-box>
        </draw:frame>
        <draw:frame draw:style-name="gr2" draw:text-style-name="P2" draw:layer="layout" svg:width="0.777cm" svg:height="0.818cm" svg:x="8.323cm" svg:y="3.282cm">
          <draw:text-box draw:corner-radius="5.577cm">
            <text:p><text:span text:style-name="T1">1</text:span></text:p>
          </draw:text-box>
        </draw:frame>
        <draw:frame draw:style-name="gr2" draw:text-style-name="P2" draw:layer="layout" svg:width="0.777cm" svg:height="0.818cm" svg:x="2.1cm" svg:y="3.182cm">
          <draw:text-box>
            <text:p><text:span text:style-name="T1">1</text:span></text:p>
          </draw:text-box>
        </draw:frame>
        <draw:frame draw:style-name="gr2" draw:text-style-name="P2" draw:layer="layout" svg:width="0.777cm" svg:height="0.818cm" svg:x="19.7cm" svg:y="5.182cm">
          <draw:text-box>
            <text:p><text:span text:style-name="T1">3</text:span></text:p>
          </draw:text-box>
        </draw:frame>
        <draw:frame draw:style-name="gr8" draw:text-style-name="P2" draw:layer="layout" svg:width="16.399cm" svg:height="0.9cm" svg:x="25.8cm" svg:y="2.882cm">
          <draw:text-box draw:corner-radius="5.577cm">
            <text:p><text:span text:style-name="T1">1</text:span></text:p>
          </draw:text-box>
        </draw:frame>
        <draw:frame draw:style-name="gr2" draw:text-style-name="P2" draw:layer="layout" svg:width="0.777cm" svg:height="0.818cm" svg:x="13.223cm" svg:y="2.9cm">
          <draw:text-box draw:corner-radius="5.577cm">
            <text:p><text:span text:style-name="T1">1</text:span></text:p>
          </draw:text-box>
        </draw:frame>
        <draw:frame draw:style-name="gr2" draw:text-style-name="P2" draw:layer="layout" svg:width="0.777cm" svg:height="0.818cm" svg:x="18.023cm" svg:y="2.9cm">
          <draw:text-box draw:corner-radius="13.676cm">
            <text:p><text:span text:style-name="T1">2</text:span></text:p>
          </draw:text-box>
        </draw:frame>
        <draw:frame draw:style-name="gr2" draw:text-style-name="P2" draw:layer="layout" svg:width="0.777cm" svg:height="0.818cm" svg:x="14cm" svg:y="4.282cm">
          <draw:text-box>
            <text:p><text:span text:style-name="T1">2</text:span></text:p>
          </draw:text-box>
        </draw:frame>
        <draw:frame draw:style-name="gr2" draw:text-style-name="P2" draw:layer="layout" svg:width="0.777cm" svg:height="0.818cm" svg:x="7.423cm" svg:y="5.282cm">
          <draw:text-box draw:corner-radius="2.976cm">
            <text:p><text:span text:style-name="T1">2</text:span></text:p>
          </draw:text-box>
        </draw:frame>
        <draw:frame draw:style-name="gr2" draw:text-style-name="P2" draw:layer="layout" svg:width="0.777cm" svg:height="0.818cm" svg:x="20.523cm" svg:y="5.482cm">
          <draw:text-box>
            <text:p><text:span text:style-name="T1">4</text:span></text:p>
          </draw:text-box>
        </draw:frame>
      </draw:page>
      <draw:page draw:name="page16" draw:style-name="dp1" draw:master-page-name="標準">
        <draw:path draw:style-name="gr1" draw:text-style-name="P1" draw:layer="layout" svg:width="1.406cm" svg:height="2.952cm" draw:transform="skewX (-0.00349065850398865) rotate (0.0982620368872807) translate (4.7cm 4.2cm)" svg:viewBox="0 0 1407 2953" svg:d="M0 0c566 357 1358 2446 1407 2953">
          <text:p/>
        </draw:path>
        <draw:path draw:style-name="gr1" draw:text-style-name="P1" draw:layer="layout" svg:width="2.788cm" svg:height="3.086cm" draw:transform="skewX (-0.000174532925199439) rotate (0.0996583002888762) translate (13.497cm 4.148cm)" svg:viewBox="0 0 2789 3087" svg:d="M0 0c1058 103 2116 213 2789 279-193 952-8 2193-2596 2808">
          <text:p/>
        </draw:path>
        <draw:path draw:style-name="gr1" draw:text-style-name="P1" draw:layer="layout" svg:width="2.128cm" svg:height="3.203cm" draw:transform="rotate (0.0996583002888762) translate (1.08121892968704cm 4.01185595366349cm)" svg:viewBox="0 0 2129 3204" svg:d="M2129 0c-229 1338-1293 2886-2129 3204">
          <text:p/>
        </draw:path>
        <draw:path draw:style-name="gr1" draw:text-style-name="P1" draw:layer="layout" svg:width="3.978cm" svg:height="0.41cm" draw:transform="rotate (0.102974425867665) translate (23.4cm 4.7cm)" svg:viewBox="0 0 3979 411" svg:d="M0 0c879 89 2302 219 3979 411">
          <text:p/>
        </draw:path>
        <draw:path draw:style-name="gr1" draw:text-style-name="P1" draw:layer="layout" svg:width="0.061cm" svg:height="2.154cm" draw:transform="skewX (-1.06622164004334) rotate (-1.07145762779932) translate (25.1937422184156cm 3.28852718147922cm)" svg:viewBox="0 0 62 2155" svg:d="M13 0c-29 464-8-355 49 2155">
          <text:p/>
        </draw:path>
        <draw:path draw:style-name="gr1" draw:text-style-name="P1" draw:layer="layout" svg:width="0.925cm" svg:height="1.299cm" draw:transform="skewX (-0.0570722665402146) translate (26.2cm 5.5cm)" svg:viewBox="0 0 926 1300" svg:d="M0 0c37 700 654 800 926 1300">
          <text:p/>
        </draw:path>
        <draw:path draw:style-name="gr1" draw:text-style-name="P1" draw:layer="layout" svg:width="3.15cm" svg:height="0.466cm" draw:transform="skewX (0.169646003293849) rotate (0.215199096770901) translate (8.5cm 4.8cm)" svg:viewBox="0 0 3151 467" svg:d="M0 0c770 156 2133 351 3151 467">
          <text:p/>
        </draw:path>
        <draw:path draw:style-name="gr1" draw:text-style-name="P1" draw:layer="layout" svg:width="3.44cm" svg:height="4.633cm" draw:transform="skewX (0.169471470368649) rotate (0.215199096770901) translate (8.22335677363212cm 3.53861135003777cm)" svg:viewBox="0 0 3441 4634" svg:d="M181 0c32 1487-217 2421-176 3712 695 443 2948 424 3436 922">
          <text:p/>
        </draw:path>
        <draw:path draw:style-name="gr1" draw:text-style-name="P1" draw:layer="layout" svg:width="4.464cm" svg:height="3.153cm" draw:transform="skewX (0.0387463093942741) rotate (0.120951317163207) translate (17.7088263538031cm 4.49339855950181cm)" svg:viewBox="0 0 4465 3154" svg:d="M0 1110c392 26 1287-948 1603-1110 183 223 1989 2747 2862 3154">
          <text:p/>
        </draw:path>
        <draw:path draw:style-name="gr1" draw:text-style-name="P1" draw:layer="layout" svg:width="1.034cm" svg:height="1.303cm" draw:transform="rotate (0.0996583002888762) translate (23.1703093909717cm 5.80295829475284cm)" svg:viewBox="0 0 1035 1304" svg:d="M1035 0c-269 677-717 1134-1035 1304">
          <text:p/>
        </draw:path>
        <draw:frame draw:style-name="gr2" draw:text-style-name="P2" draw:layer="layout" svg:width="0.777cm" svg:height="0.818cm" svg:x="25.923cm" svg:y="5.382cm">
          <draw:text-box>
            <text:p><text:span text:style-name="T1">4</text:span></text:p>
          </draw:text-box>
        </draw:frame>
        <draw:frame draw:style-name="gr2" draw:text-style-name="P2" draw:layer="layout" svg:width="0.777cm" svg:height="0.818cm" svg:x="4.524cm" svg:y="4cm">
          <draw:text-box>
            <text:p><text:span text:style-name="T1">2</text:span></text:p>
          </draw:text-box>
        </draw:frame>
        <draw:frame draw:style-name="gr2" draw:text-style-name="P2" draw:layer="layout" svg:width="0.777cm" svg:height="0.818cm" svg:x="3.078cm" svg:y="6.009cm">
          <draw:text-box>
            <text:p><text:span text:style-name="T1">1</text:span></text:p>
          </draw:text-box>
        </draw:frame>
        <draw:frame draw:style-name="gr2" draw:text-style-name="P2" draw:layer="layout" svg:width="0.777cm" svg:height="0.818cm" svg:x="23.723cm" svg:y="5.6cm">
          <draw:text-box>
            <text:p><text:span text:style-name="T1">3</text:span></text:p>
          </draw:text-box>
        </draw:frame>
        <draw:frame draw:style-name="gr2" draw:text-style-name="P2" draw:layer="layout" svg:width="0.777cm" svg:height="0.818cm" svg:x="2.723cm" svg:y="3.7cm">
          <draw:text-box>
            <text:p><text:span text:style-name="T1">1</text:span></text:p>
          </draw:text-box>
        </draw:frame>
        <draw:frame draw:style-name="gr2" draw:text-style-name="P2" draw:layer="layout" svg:width="0.777cm" svg:height="0.818cm" svg:x="24.8cm" svg:y="3.282cm">
          <draw:text-box>
            <text:p><text:span text:style-name="T1">1</text:span></text:p>
          </draw:text-box>
        </draw:frame>
        <draw:frame draw:style-name="gr2" draw:text-style-name="P2" draw:layer="layout" svg:width="0.777cm" svg:height="0.818cm" svg:x="17.623cm" svg:y="5.082cm">
          <draw:text-box>
            <text:p><text:span text:style-name="T1">1</text:span></text:p>
          </draw:text-box>
        </draw:frame>
        <draw:frame draw:style-name="gr2" draw:text-style-name="P2" draw:layer="layout" svg:width="0.777cm" svg:height="0.818cm" svg:x="23.323cm" svg:y="4.282cm">
          <draw:text-box>
            <text:p><text:span text:style-name="T1">2</text:span></text:p>
          </draw:text-box>
        </draw:frame>
        <draw:frame draw:style-name="gr2" draw:text-style-name="P2" draw:layer="layout" svg:width="0.777cm" svg:height="0.818cm" svg:x="13.423cm" svg:y="3.782cm">
          <draw:text-box>
            <text:p><text:span text:style-name="T1">1</text:span></text:p>
          </draw:text-box>
        </draw:frame>
        <draw:frame draw:style-name="gr2" draw:text-style-name="P2" draw:layer="layout" svg:width="0.777cm" svg:height="0.818cm" svg:x="8.5cm" svg:y="4.4cm">
          <draw:text-box>
            <text:p><text:span text:style-name="T1">2</text:span></text:p>
          </draw:text-box>
        </draw:frame>
        <draw:frame draw:style-name="gr2" draw:text-style-name="P2" draw:layer="layout" svg:width="0.777cm" svg:height="0.818cm" svg:x="8.023cm" svg:y="3.4cm">
          <draw:text-box>
            <text:p><text:span text:style-name="T1">1</text:span></text:p>
          </draw:text-box>
        </draw:frame>
      </draw:page>
      <draw:page draw:name="page17" draw:style-name="dp1" draw:master-page-name="標準">
        <draw:path draw:style-name="gr1" draw:text-style-name="P1" draw:layer="layout" svg:width="2.598cm" svg:height="0.889cm" draw:transform="skewX (-0.027401669256311) rotate (0.087091929674517) translate (8.35102339454907cm 6.64193548387097cm)" svg:viewBox="0 0 2599 890" svg:d="M0 0c689 395 2164 428 2599 890">
          <text:p/>
        </draw:path>
        <draw:path draw:style-name="gr1" draw:text-style-name="P1" draw:layer="layout" svg:width="4.461cm" svg:height="1.908cm" draw:transform="skewX (0.011693705988362) rotate (0.105766952670856) translate (2.451cm 4.33870967741935cm)" svg:viewBox="0 0 4462 1909" svg:d="M0 0c1096 113 3766 70 4462 143-199 1044-1484 1385-2040 1766">
          <text:p/>
        </draw:path>
        <draw:path draw:style-name="gr1" draw:text-style-name="P1" draw:layer="layout" svg:width="0.617cm" svg:height="2.268cm" draw:transform="skewX (0.0123918376891597) rotate (0.106465084371654) translate (4.41767446484969cm 4.99677419354839cm)" svg:viewBox="0 0 618 2269" svg:d="M0 0c247 687 455 1849 618 2269">
          <text:p/>
        </draw:path>
        <draw:path draw:style-name="gr1" draw:text-style-name="P1" draw:layer="layout" svg:width="4.485cm" svg:height="0.362cm" draw:transform="rotate (0.102974425867665) translate (22.8cm 5.602cm)" svg:viewBox="0 0 4486 363" svg:d="M0 0c879 89 2809 171 4486 363">
          <text:p/>
        </draw:path>
        <draw:path draw:style-name="gr1" draw:text-style-name="P1" draw:layer="layout" svg:width="0.99cm" svg:height="1.899cm" draw:transform="skewX (-0.0570722665402146) translate (15.8cm 5.8cm)" svg:viewBox="0 0 991 1900" svg:d="M0 0c289 200 720 1400 991 1900">
          <text:p/>
        </draw:path>
        <draw:path draw:style-name="gr1" draw:text-style-name="P1" draw:layer="layout" svg:width="3.463cm" svg:height="3.424cm" draw:transform="skewX (0.169471470368649) rotate (0.215199096770901) translate (12.8567035839695cm 4.16848990394748cm)" svg:viewBox="0 0 3464 3425" svg:d="M2194 0c-562 1066-1655 2513-2194 3090 719-46 3059 250 3464 335">
          <text:p/>
        </draw:path>
        <draw:path draw:style-name="gr1" draw:text-style-name="P1" draw:layer="layout" svg:width="2.337cm" svg:height="3.864cm" draw:transform="skewX (-0.0101229096615671) rotate (0.0947713783832921) translate (18.1956397354106cm 3.621630064309cm)" svg:viewBox="0 0 2338 3865" svg:d="M2338 0c-255 1407-1021 3582-2338 3865">
          <text:p/>
        </draw:path>
        <draw:path draw:style-name="gr1" draw:text-style-name="P1" draw:layer="layout" svg:width="2.127cm" svg:height="0.608cm" draw:transform="skewX (-0.0212930168743308) rotate (0.087091929674517) translate (8.87080143213217cm 5.23737063857801cm)" svg:viewBox="0 0 2128 609" svg:d="M0 0c338 257 1789 368 2128 609">
          <text:p/>
        </draw:path>
        <draw:path draw:style-name="gr1" draw:text-style-name="P1" draw:layer="layout" svg:width="2.243cm" svg:height="0.801cm" draw:transform="skewX (-0.0282743338823081) rotate (0.0872664625997165) translate (8.97207848871213cm 3.9cm)" svg:viewBox="0 0 2244 802" svg:d="M0 0c689 395 1810 340 2244 802">
          <text:p/>
        </draw:path>
        <draw:path draw:style-name="gr1" draw:text-style-name="P1" draw:layer="layout" svg:width="2.808cm" svg:height="1.425cm" draw:transform="skewX (-0.0120427718387609) rotate (0.0932005820564972) translate (18.7536733238231cm 4.7672529746508cm)" svg:viewBox="0 0 2809 1426" svg:d="M0 0c300 247 2507 1195 2809 1426">
          <text:p/>
        </draw:path>
        <draw:path draw:style-name="gr1" draw:text-style-name="P1" draw:layer="layout" svg:width="2.431cm" svg:height="4.322cm" draw:transform="skewX (0.169471470368649) rotate (0.215199096770901) translate (24.6233567736321cm 3.84061135003777cm)" svg:viewBox="0 0 2432 4323" svg:d="M181 0c32 1487-217 2421-176 3712 695 443 1939 113 2427 611">
          <text:p/>
        </draw:path>
        <draw:path draw:style-name="gr1" draw:text-style-name="P1" draw:layer="layout" svg:width="2.894cm" svg:height="0.198cm" draw:transform="rotate (0.102974425867665) translate (23.6cm 3.902cm)" svg:viewBox="0 0 2895 199" svg:d="M0 0c879 89 1218 6 2895 199">
          <text:p/>
        </draw:path>
        <draw:frame draw:style-name="gr2" draw:text-style-name="P2" draw:layer="layout" svg:width="0.777cm" svg:height="0.818cm" svg:x="2.3cm" svg:y="3.9cm">
          <draw:text-box>
            <text:p><text:span text:style-name="T1">1</text:span></text:p>
          </draw:text-box>
        </draw:frame>
        <draw:frame draw:style-name="gr2" draw:text-style-name="P2" draw:layer="layout" svg:width="0.777cm" svg:height="0.818cm" svg:x="14.423cm" svg:y="3.582cm">
          <draw:text-box>
            <text:p><text:span text:style-name="T1">1</text:span></text:p>
          </draw:text-box>
        </draw:frame>
        <draw:frame draw:style-name="gr2" draw:text-style-name="P2" draw:layer="layout" svg:width="0.777cm" svg:height="0.818cm" svg:x="8.3cm" svg:y="6.282cm">
          <draw:text-box>
            <text:p><text:span text:style-name="T1">3</text:span></text:p>
          </draw:text-box>
        </draw:frame>
        <draw:frame draw:style-name="gr2" draw:text-style-name="P2" draw:layer="layout" svg:width="0.777cm" svg:height="0.818cm" svg:x="8.9cm" svg:y="3.582cm">
          <draw:text-box>
            <text:p><text:span text:style-name="T1">1</text:span></text:p>
          </draw:text-box>
        </draw:frame>
        <draw:frame draw:style-name="gr2" draw:text-style-name="P2" draw:layer="layout" svg:width="0.777cm" svg:height="0.818cm" svg:x="22.723cm" svg:y="5.182cm">
          <draw:text-box>
            <text:p><text:span text:style-name="T1">2</text:span></text:p>
          </draw:text-box>
        </draw:frame>
        <draw:frame draw:style-name="gr2" draw:text-style-name="P2" draw:layer="layout" svg:width="0.777cm" svg:height="0.818cm" svg:x="18.723cm" svg:y="4.5cm">
          <draw:text-box>
            <text:p><text:span text:style-name="T1">2</text:span></text:p>
          </draw:text-box>
        </draw:frame>
        <draw:frame draw:style-name="gr2" draw:text-style-name="P2" draw:layer="layout" svg:width="0.777cm" svg:height="0.818cm" svg:x="15.6cm" svg:y="5.682cm">
          <draw:text-box>
            <text:p><text:span text:style-name="T1">2</text:span></text:p>
          </draw:text-box>
        </draw:frame>
        <draw:frame draw:style-name="gr2" draw:text-style-name="P2" draw:layer="layout" svg:width="0.777cm" svg:height="0.818cm" svg:x="8.8cm" svg:y="4.9cm">
          <draw:text-box>
            <text:p><text:span text:style-name="T1">2</text:span></text:p>
          </draw:text-box>
        </draw:frame>
        <draw:frame draw:style-name="gr2" draw:text-style-name="P2" draw:layer="layout" svg:width="0.777cm" svg:height="0.818cm" svg:x="23.5cm" svg:y="3.5cm">
          <draw:text-box>
            <text:p><text:span text:style-name="T1">1</text:span></text:p>
          </draw:text-box>
        </draw:frame>
        <draw:frame draw:style-name="gr2" draw:text-style-name="P2" draw:layer="layout" svg:width="0.777cm" svg:height="0.818cm" svg:x="20.123cm" svg:y="3.3cm">
          <draw:text-box>
            <text:p><text:span text:style-name="T1">1</text:span></text:p>
          </draw:text-box>
        </draw:frame>
        <draw:frame draw:style-name="gr2" draw:text-style-name="P2" draw:layer="layout" svg:width="0.777cm" svg:height="0.818cm" svg:x="24.423cm" svg:y="3.7cm">
          <draw:text-box>
            <text:p><text:span text:style-name="T1">3</text:span></text:p>
          </draw:text-box>
        </draw:frame>
        <draw:frame draw:style-name="gr2" draw:text-style-name="P2" draw:layer="layout" svg:width="0.777cm" svg:height="0.818cm" svg:x="4.2cm" svg:y="4.9cm">
          <draw:text-box>
            <text:p><text:span text:style-name="T1">2</text:span></text:p>
          </draw:text-box>
        </draw:frame>
      </draw:page>
      <draw:page draw:name="page18" draw:style-name="dp1" draw:master-page-name="標準">
        <draw:path draw:style-name="gr1" draw:text-style-name="P1" draw:layer="layout" svg:width="4.81cm" svg:height="2.393cm" draw:transform="skewX (0.169646003293849) rotate (0.215199096770901) translate (2.174cm 4.355cm)" svg:viewBox="0 0 4811 2394" svg:d="M0 0c770 156 3344 221 4811 565-66 842-1575 1823-1622 1829">
          <text:p/>
        </draw:path>
        <draw:path draw:style-name="gr1" draw:text-style-name="P1" draw:layer="layout" svg:width="0.743cm" svg:height="5.503cm" draw:transform="skewX (0.0832522053201295) rotate (0.149225651045515) translate (3.8cm 2.4cm)" svg:viewBox="0 0 744 5504" svg:d="M0 0c113 1419 403 4554 744 5504">
          <text:p/>
        </draw:path>
        <draw:frame draw:style-name="gr2" draw:text-style-name="P2" draw:layer="layout" svg:width="0.777cm" svg:height="0.818cm" svg:x="2.487cm" svg:y="3.664cm">
          <draw:text-box>
            <text:p><text:span text:style-name="T1">1</text:span></text:p>
          </draw:text-box>
        </draw:frame>
        <draw:frame draw:style-name="gr2" draw:text-style-name="P2" draw:layer="layout" svg:width="0.777cm" svg:height="0.818cm" svg:x="2.923cm" svg:y="1.682cm">
          <draw:text-box>
            <text:p><text:span text:style-name="T1">2</text:span></text:p>
          </draw:text-box>
        </draw:frame>
        <draw:frame draw:style-name="gr2" draw:text-style-name="P2" draw:layer="layout" svg:width="0.777cm" svg:height="0.818cm" svg:x="2.1cm" svg:y="3.942cm">
          <draw:text-box>
            <text:p><text:span text:style-name="T1">1</text:span></text:p>
          </draw:text-box>
        </draw:frame>
        <draw:path draw:style-name="gr1" draw:text-style-name="P1" draw:layer="layout" svg:width="3.648cm" svg:height="0.384cm" draw:transform="rotate (0.0996583002888762) translate (23.003cm 6.7cm)" svg:viewBox="0 0 3649 385" svg:d="M0 0c755 74 2208 224 3649 385">
          <text:p/>
        </draw:path>
        <draw:frame draw:style-name="gr2" draw:text-style-name="P2" draw:layer="layout" svg:width="0.777cm" svg:height="0.818cm" svg:x="23cm" svg:y="3.619cm">
          <draw:text-box>
            <text:p><text:span text:style-name="T1">1</text:span></text:p>
          </draw:text-box>
        </draw:frame>
        <draw:path draw:style-name="gr1" draw:text-style-name="P1" draw:layer="layout" svg:width="2.586cm" svg:height="0.257cm" draw:transform="rotate (0.0994837673636768) translate (23.803cm 5cm)" svg:viewBox="0 0 2587 258" svg:d="M0 0c755 73 1146 98 2587 258">
          <text:p/>
        </draw:path>
        <draw:path draw:style-name="gr1" draw:text-style-name="P1" draw:layer="layout" svg:width="3.758cm" svg:height="4.347cm" draw:transform="skewX (0.169471470368649) rotate (0.215199096770901) translate (23.096cm 3.238cm)" svg:viewBox="0 0 3759 4348" svg:d="M0 0c769 157 2292 410 3759 754-40 845-228 2649-273 3594">
          <text:p/>
        </draw:path>
        <draw:frame draw:style-name="gr2" draw:text-style-name="P2" draw:layer="layout" svg:width="0.777cm" svg:height="0.818cm" svg:x="23.026cm" svg:y="2.8cm">
          <draw:text-box>
            <text:p><text:span text:style-name="T1">1</text:span></text:p>
          </draw:text-box>
        </draw:frame>
        <draw:frame draw:style-name="gr2" draw:text-style-name="P2" draw:layer="layout" svg:width="0.777cm" svg:height="0.818cm" svg:x="23.003cm" svg:y="6.282cm">
          <draw:text-box>
            <text:p><text:span text:style-name="T1">3</text:span></text:p>
          </draw:text-box>
        </draw:frame>
        <draw:path draw:style-name="gr1" draw:text-style-name="P1" draw:layer="layout" svg:width="5.443cm" svg:height="0.526cm" draw:transform="rotate (0.0996583002888762) translate (12.031cm 6.417cm)" svg:viewBox="0 0 5444 527" svg:d="M0 0c755 74 4002 366 5444 527">
          <text:p/>
        </draw:path>
        <draw:frame draw:style-name="gr2" draw:text-style-name="P2" draw:layer="layout" svg:width="0.777cm" svg:height="0.818cm" svg:x="12.128cm" svg:y="3.319cm">
          <draw:text-box>
            <text:p><text:span text:style-name="T1">1</text:span></text:p>
          </draw:text-box>
        </draw:frame>
        <draw:path draw:style-name="gr1" draw:text-style-name="P1" draw:layer="layout" svg:width="2.837cm" svg:height="3.064cm" draw:transform="skewX (0.169471470368649) rotate (0.215199096770901) translate (13.2cm 3.7cm)" svg:viewBox="0 0 2838 3065" svg:d="M0 0c769 157 1371 253 2838 598-139 760-802 1804-936 2467">
          <text:p/>
        </draw:path>
        <draw:frame draw:style-name="gr2" draw:text-style-name="P2" draw:layer="layout" svg:width="0.777cm" svg:height="0.818cm" svg:x="13.1cm" svg:y="3.3cm">
          <draw:text-box draw:corner-radius="1.246cm">
            <text:p><text:span text:style-name="T1">1</text:span></text:p>
          </draw:text-box>
        </draw:frame>
        <draw:frame draw:style-name="gr2" draw:text-style-name="P2" draw:layer="layout" svg:width="0.777cm" svg:height="0.818cm" svg:x="11.954cm" svg:y="5.982cm">
          <draw:text-box>
            <text:p><text:span text:style-name="T1">2</text:span></text:p>
          </draw:text-box>
        </draw:frame>
        <draw:frame draw:style-name="gr2" draw:text-style-name="P2" draw:layer="layout" svg:width="0.777cm" svg:height="0.818cm" svg:x="3.423cm" svg:y="2.3cm">
          <draw:text-box>
            <text:p><text:span text:style-name="T1">2</text:span></text:p>
          </draw:text-box>
        </draw:frame>
        <draw:frame draw:style-name="gr2" draw:text-style-name="P2" draw:layer="layout" svg:width="0.777cm" svg:height="0.818cm" svg:x="23.723cm" svg:y="4.582cm">
          <draw:text-box>
            <text:p><text:span text:style-name="T1">2</text:span></text:p>
          </draw:text-box>
        </draw:frame>
      </draw:page>
      <draw:page draw:name="page19" draw:style-name="dp1" draw:master-page-name="標準">
        <draw:path draw:style-name="gr1" draw:text-style-name="P1" draw:layer="layout" svg:width="1.929cm" svg:height="3.223cm" draw:transform="rotate (0.0996583002888762) translate (11.9792391416344cm 3.99205600291135cm)" svg:viewBox="0 0 1930 3224" svg:d="M1930 0c-229 1338-737 2954-1930 3224">
          <text:p/>
        </draw:path>
        <draw:path draw:style-name="gr1" draw:text-style-name="P1" draw:layer="layout" svg:width="2.433cm" svg:height="0.416cm" draw:transform="skewX (-0.00349065850398866) rotate (0.0982620368872807) translate (3.3cm 3cm)" svg:viewBox="0 0 2434 417" svg:d="M0 0c676 268 2178 315 2434 417">
          <text:p/>
        </draw:path>
        <draw:path draw:style-name="gr1" draw:text-style-name="P1" draw:layer="layout" svg:width="3.691cm" svg:height="3.312cm" draw:transform="skewX (-0.000174532925199428) rotate (0.0996583002888762) translate (2.5cm 4.4cm)" svg:viewBox="0 0 3692 3313" svg:d="M0 0c1058 103 3019 202 3692 269-193 952-129 2430-2717 3044">
          <text:p/>
        </draw:path>
        <draw:path draw:style-name="gr1" draw:text-style-name="P1" draw:layer="layout" svg:width="2.347cm" svg:height="4.387cm" draw:transform="rotate (0.0996583002888762) translate (8.06340911920051cm 3.13363465735517cm)" svg:viewBox="0 0 2348 4388" svg:d="M2348 0c-139 3403-1155 4118-2348 4388">
          <text:p/>
        </draw:path>
        <draw:path draw:style-name="gr1" draw:text-style-name="P1" draw:layer="layout" svg:width="0.247cm" svg:height="2.486cm" draw:transform="skewX (0.00122173047639605) rotate (0.100530964914873) translate (8.05338608743177cm 3.0248761946559cm)" svg:viewBox="0 0 248 2487" svg:d="M248 0c-134 1345-149 1492-248 2487">
          <text:p/>
        </draw:path>
        <draw:path draw:style-name="gr1" draw:text-style-name="P1" draw:layer="layout" svg:width="0.389cm" svg:height="1.652cm" draw:transform="skewX (-1.06238191568895) rotate (-1.06761790344493) translate (23.9993166862452cm 3.12460311900559cm)" svg:viewBox="0 0 390 1653" svg:d="M1 0c-24 397 370 793 389 1653">
          <text:p/>
        </draw:path>
        <draw:path draw:style-name="gr1" draw:text-style-name="P1" draw:layer="layout" svg:width="5.199cm" svg:height="3.023cm" draw:transform="skewX (-1.06622164004334) rotate (-1.07145762779932) translate (15.109767890725cm 1.23448733725817cm)" svg:viewBox="0 0 5200 3024" svg:d="M0 902c27 346 6 456 48 2107 5 236 4541-2363 5152-3009">
          <text:p/>
        </draw:path>
        <draw:path draw:style-name="gr1" draw:text-style-name="P1" draw:layer="layout" svg:width="5.199cm" svg:height="3.008cm" draw:transform="skewX (-1.06622164004334) rotate (-1.07145762779932) translate (19.909767890725cm 1.13448733725807cm)" svg:viewBox="0 0 5200 3009" svg:d="M0 902c27 346 6 456 48 2107 1654-703 4541-2363 5152-3009">
          <text:p/>
        </draw:path>
        <draw:path draw:style-name="gr1" draw:text-style-name="P1" draw:layer="layout" svg:width="3.098cm" svg:height="0.326cm" draw:transform="rotate (0.0996583002888762) translate (24.1730836454432cm 6.43740574282147cm)" svg:viewBox="0 0 3099 327" svg:d="M0 0c642 62 1875 190 3099 327">
          <text:p/>
        </draw:path>
        <draw:path draw:style-name="gr1" draw:text-style-name="P1" draw:layer="layout" svg:width="3.191cm" svg:height="3.692cm" draw:transform="skewX (0.169820536219048) rotate (0.2155481626213) translate (24.2520581772784cm 3.49751510611735cm)" svg:viewBox="0 0 3192 3693" svg:d="M0 0c653 134 1946 349 3192 642-34 716-194 2249-232 3051">
          <text:p/>
        </draw:path>
        <draw:frame draw:style-name="gr2" draw:text-style-name="P2" draw:layer="layout" svg:width="0.777cm" svg:height="0.818cm" svg:x="23.6cm" svg:y="3.082cm">
          <draw:text-box>
            <text:p><text:span text:style-name="T1">1</text:span></text:p>
          </draw:text-box>
        </draw:frame>
        <draw:frame draw:style-name="gr2" draw:text-style-name="P2" draw:layer="layout" svg:width="0.777cm" svg:height="0.818cm" svg:x="24.173cm" svg:y="6.082cm">
          <draw:text-box>
            <text:p><text:span text:style-name="T1">3</text:span></text:p>
          </draw:text-box>
        </draw:frame>
        <draw:frame draw:style-name="gr2" draw:text-style-name="P2" draw:layer="layout" svg:width="0.777cm" svg:height="0.818cm" svg:x="2.423cm" svg:y="4cm">
          <draw:text-box>
            <text:p><text:span text:style-name="T1">2</text:span></text:p>
          </draw:text-box>
        </draw:frame>
        <draw:frame draw:style-name="gr2" draw:text-style-name="P2" draw:layer="layout" svg:width="0.777cm" svg:height="0.818cm" svg:x="0.977cm" svg:y="6.009cm">
          <draw:text-box>
            <text:p><text:span text:style-name="T1">1</text:span></text:p>
          </draw:text-box>
        </draw:frame>
        <draw:frame draw:style-name="gr2" draw:text-style-name="P2" draw:layer="layout" svg:width="0.777cm" svg:height="0.818cm" svg:x="3.2cm" svg:y="2.6cm">
          <draw:text-box>
            <text:p><text:span text:style-name="T1">1</text:span></text:p>
          </draw:text-box>
        </draw:frame>
        <draw:frame draw:style-name="gr2" draw:text-style-name="P2" draw:layer="layout" svg:width="0.777cm" svg:height="0.818cm" svg:x="10.023cm" svg:y="2.882cm">
          <draw:text-box>
            <text:p><text:span text:style-name="T1">2</text:span></text:p>
          </draw:text-box>
        </draw:frame>
        <draw:frame draw:style-name="gr2" draw:text-style-name="P2" draw:layer="layout" svg:width="0.777cm" svg:height="0.818cm" svg:x="19.523cm" svg:y="2.9cm">
          <draw:text-box>
            <text:p><text:span text:style-name="T1">1</text:span></text:p>
          </draw:text-box>
        </draw:frame>
        <draw:frame draw:style-name="gr2" draw:text-style-name="P2" draw:layer="layout" svg:width="0.777cm" svg:height="0.818cm" svg:x="14.723cm" svg:y="3cm">
          <draw:text-box>
            <text:p><text:span text:style-name="T1">2</text:span></text:p>
          </draw:text-box>
        </draw:frame>
        <draw:frame draw:style-name="gr2" draw:text-style-name="P2" draw:layer="layout" svg:width="0.777cm" svg:height="0.818cm" svg:x="13.5cm" svg:y="3.7cm">
          <draw:text-box>
            <text:p><text:span text:style-name="T1">1</text:span></text:p>
          </draw:text-box>
        </draw:frame>
        <draw:frame draw:style-name="gr2" draw:text-style-name="P2" draw:layer="layout" svg:width="0.777cm" svg:height="0.818cm" svg:x="24.223cm" svg:y="3cm">
          <draw:text-box>
            <text:p><text:span text:style-name="T1">2</text:span></text:p>
          </draw:text-box>
        </draw:frame>
        <draw:frame draw:style-name="gr2" draw:text-style-name="P2" draw:layer="layout" svg:width="0.777cm" svg:height="0.818cm" svg:x="7.9cm" svg:y="2.9cm">
          <draw:text-box draw:corner-radius="4.8cm">
            <text:p><text:span text:style-name="T1">1</text:span></text:p>
          </draw:text-box>
        </draw:frame>
      </draw:page>
      <draw:page draw:name="page20" draw:style-name="dp1" draw:master-page-name="標準">
        <draw:path draw:style-name="gr1" draw:text-style-name="P1" draw:layer="layout" svg:width="3.589cm" svg:height="3.796cm" draw:transform="skewX (-0.0614355896702004) rotate (0.0736528944341607) translate (23.287653517131cm 3.83042554886739cm)" svg:viewBox="0 0 3590 3797" svg:d="M413 0c1433 103 2267 169 3177 235-17 1611-1311 3026-3590 3562">
          <text:p/>
        </draw:path>
        <draw:path draw:style-name="gr1" draw:text-style-name="P1" draw:layer="layout" svg:width="3.937cm" svg:height="2.032cm" draw:transform="skewX (-0.00383972435438753) rotate (0.097563905186483) translate (23.994686709372cm 13.8822311691817cm)" svg:viewBox="0 0 3938 2033" svg:d="M0 2028c1094 107 4172-1501 3924-2028">
          <text:p/>
        </draw:path>
        <draw:path draw:style-name="gr1" draw:text-style-name="P1" draw:layer="layout" svg:width="2.882cm" svg:height="0.281cm" draw:transform="skewX (-0.0101229096615671) rotate (0.0973893722612836) translate (23.6cm 5.5cm)" svg:viewBox="0 0 2883 282" svg:d="M0 0c740 70 1471 129 2883 282">
          <text:p/>
        </draw:path>
        <draw:path draw:style-name="gr1" draw:text-style-name="P1" draw:layer="layout" svg:width="0.407cm" svg:height="1.901cm" draw:transform="skewX (-0.223053078404875) rotate (0.040317105721069) translate (2.09213265852906cm 3.21645294627722cm)" svg:viewBox="0 0 408 1902" svg:d="M408 0c-267 1000-269 1384-408 1902">
          <text:p/>
        </draw:path>
        <draw:path draw:style-name="gr1" draw:text-style-name="P1" draw:layer="layout" svg:width="1.64cm" svg:height="0.663cm" draw:transform="skewX (-0.00261799387799149) rotate (0.0982620368872807) translate (24.1cm 12.6cm)" svg:viewBox="0 0 1641 664" svg:d="M0 0c272 235 1368 444 1641 664">
          <text:p/>
        </draw:path>
        <draw:path draw:style-name="gr1" draw:text-style-name="P1" draw:layer="layout" svg:width="3.517cm" svg:height="3.996cm" draw:transform="skewX (-0.0614355896702004) rotate (0.0736528944341607) translate (2.4607401716637cm 3.63241138685005cm)" svg:viewBox="0 0 3518 3997" svg:d="M440 0c1433 103 2168 162 3078 228-112 2309-1239 3232-3518 3769">
          <text:p/>
        </draw:path>
        <draw:frame draw:style-name="gr2" draw:text-style-name="P2" draw:layer="layout" svg:width="0.777cm" svg:height="0.818cm" svg:x="2.824cm" svg:y="3.2cm">
          <draw:text-box>
            <text:p><text:span text:style-name="T1">2</text:span></text:p>
          </draw:text-box>
        </draw:frame>
        <draw:frame draw:style-name="gr2" draw:text-style-name="P2" draw:layer="layout" svg:width="0.777cm" svg:height="0.818cm" svg:x="1.378cm" svg:y="5.209cm">
          <draw:text-box>
            <text:p><text:span text:style-name="T1">1</text:span></text:p>
          </draw:text-box>
        </draw:frame>
        <draw:frame draw:style-name="gr2" draw:text-style-name="P2" draw:layer="layout" svg:width="0.777cm" svg:height="0.818cm" svg:x="2.123cm" svg:y="3.1cm">
          <draw:text-box>
            <text:p><text:span text:style-name="T1">1</text:span></text:p>
          </draw:text-box>
        </draw:frame>
        <draw:frame draw:style-name="gr2" draw:text-style-name="P2" draw:layer="layout" svg:width="0.777cm" svg:height="0.818cm" svg:x="24.123cm" svg:y="15.382cm">
          <draw:text-box>
            <text:p><text:span text:style-name="T1">2</text:span></text:p>
          </draw:text-box>
        </draw:frame>
        <draw:frame draw:style-name="gr2" draw:text-style-name="P2" draw:layer="layout" svg:width="0.777cm" svg:height="0.818cm" svg:x="24cm" svg:y="12.282cm">
          <draw:text-box>
            <text:p><text:span text:style-name="T1">1</text:span></text:p>
          </draw:text-box>
        </draw:frame>
        <draw:frame draw:style-name="gr2" draw:text-style-name="P2" draw:layer="layout" svg:width="0.777cm" svg:height="0.818cm" svg:x="23.523cm" svg:y="5.1cm">
          <draw:text-box draw:corner-radius="20.876cm">
            <text:p><text:span text:style-name="T1">2</text:span></text:p>
          </draw:text-box>
        </draw:frame>
        <draw:frame draw:style-name="gr2" draw:text-style-name="P2" draw:layer="layout" svg:width="0.777cm" svg:height="0.818cm" svg:x="23.623cm" svg:y="3.4cm">
          <draw:text-box>
            <text:p><text:span text:style-name="T1">1</text:span></text:p>
          </draw:text-box>
        </draw:frame>
      </draw:page>
      <draw:page draw:name="page21" draw:style-name="dp1" draw:master-page-name="標準">
        <draw:path draw:style-name="gr1" draw:text-style-name="P1" draw:layer="layout" svg:width="3.551cm" svg:height="5.218cm" draw:transform="skewX (-0.056025068989018) rotate (0.0755727566113545) translate (5.8785861117644cm 3.96200042163643cm)" svg:viewBox="0 0 3552 5219" svg:d="M606 1425c-585-1194 2015-2146 2811-680s-2135 3863-3417 4340c1837 140 1976 23 3446 134">
          <text:p/>
        </draw:path>
        <draw:path draw:style-name="gr1" draw:text-style-name="P1" draw:layer="layout" svg:width="14.024cm" svg:height="0.293cm" draw:transform="skewX (-1.55334303427495) rotate (0.103847090493663) translate (9.18833721231949cm 5.71603549511144cm)" svg:viewBox="0 0 14025 294" svg:d="M14025 0c-4878 102-9147 192-14025 294">
          <text:p/>
        </draw:path>
        <draw:path draw:style-name="gr1" draw:text-style-name="P1" draw:layer="layout" svg:width="1.391cm" svg:height="5.863cm" draw:transform="skewX (0.0425860337486616) rotate (0.125663706143592) translate (2.5186301878094cm 3.67440352104465cm)" svg:viewBox="0 0 1392 5864" svg:d="M0 1220c268 13 926-782 1392-1220-76 916-399 4765-491 5864">
          <text:p/>
        </draw:path>
        <draw:path draw:style-name="gr1" draw:text-style-name="P1" draw:layer="layout" svg:width="0.373cm" svg:height="3.943cm" draw:transform="skewX (-0.0944223125328932) translate (19.3831122897101cm 5.89814814814815cm)" svg:viewBox="0 0 374 3944" svg:d="M374 0c-175 1841-212 2235-374 3944">
          <text:p/>
        </draw:path>
        <draw:frame draw:style-name="gr2" draw:text-style-name="P2" draw:layer="layout" svg:width="0.777cm" svg:height="0.818cm" svg:x="23.1cm" svg:y="3.8cm">
          <draw:text-box>
            <text:p><text:span text:style-name="T1">2</text:span></text:p>
          </draw:text-box>
        </draw:frame>
        <draw:path draw:style-name="gr1" draw:text-style-name="P1" draw:layer="layout" svg:width="3.733cm" svg:height="5.253cm" draw:transform="skewX (-0.0462512251778497) rotate (0.0792379480405426) translate (11.6610578496004cm 3.66994530844517cm)" svg:viewBox="0 0 3734 5254" svg:d="M438 1110c-599-1281 3247-1661 3293-13s-379 860-1692 1372c575 130 2074-383 1567 1632s-4701 1133-3333-676">
          <text:p/>
        </draw:path>
        <draw:path draw:style-name="gr1" draw:text-style-name="P1" draw:layer="layout" svg:width="4.307cm" svg:height="4.219cm" draw:transform="skewX (0.00279252680319095) rotate (0.103672557568463) translate (16.6501615541537cm 3.72321814347891cm)" svg:viewBox="0 0 4308 4220" svg:d="M3123 0c-1031 1611-2118 2555-3123 3904 1595 166 3094 58 4308 316">
          <text:p/>
        </draw:path>
        <draw:path draw:style-name="gr1" draw:text-style-name="P1" draw:layer="layout" svg:width="3.433cm" svg:height="5.933cm" draw:transform="skewX (-0.0483456202802429) rotate (0.0783652834145454) translate (22.0982982207639cm 3.40408915713497cm)" svg:viewBox="0 0 3434 5934" svg:d="M795 0c-150 1180-299 2359-449 3539 1074-1636 3178-676 3085 1038s-3941 1807-3374 263">
          <text:p/>
        </draw:path>
        <draw:frame draw:style-name="gr2" draw:text-style-name="P2" draw:layer="layout" svg:width="0.777cm" svg:height="0.818cm" svg:x="19.4cm" svg:y="5.8cm">
          <draw:text-box>
            <text:p><text:span text:style-name="T1">2</text:span></text:p>
          </draw:text-box>
        </draw:frame>
        <draw:frame draw:style-name="gr2" draw:text-style-name="P2" draw:layer="layout" svg:width="0.777cm" svg:height="0.818cm" svg:x="2.5cm" svg:y="4.3cm">
          <draw:text-box>
            <text:p><text:span text:style-name="T1">1</text:span></text:p>
          </draw:text-box>
        </draw:frame>
        <draw:frame draw:style-name="gr2" draw:text-style-name="P2" draw:layer="layout" svg:width="0.777cm" svg:height="0.818cm" svg:x="22.523cm" svg:y="3.282cm">
          <draw:text-box>
            <text:p><text:span text:style-name="T1">1</text:span></text:p>
          </draw:text-box>
        </draw:frame>
        <draw:frame draw:style-name="gr2" draw:text-style-name="P2" draw:layer="layout" svg:width="0.777cm" svg:height="0.818cm" svg:x="19.2cm" svg:y="3.282cm">
          <draw:text-box>
            <text:p><text:span text:style-name="T1">1</text:span></text:p>
          </draw:text-box>
        </draw:frame>
        <draw:frame draw:style-name="gr2" draw:text-style-name="P2" draw:layer="layout" svg:width="0.777cm" svg:height="0.818cm" svg:x="11.8cm" svg:y="3.982cm">
          <draw:text-box draw:corner-radius="9.699cm">
            <text:p><text:span text:style-name="T1">1</text:span></text:p>
          </draw:text-box>
        </draw:frame>
        <draw:frame draw:style-name="gr2" draw:text-style-name="P2" draw:layer="layout" svg:width="0.777cm" svg:height="0.818cm" svg:x="6.2cm" svg:y="4.6cm">
          <draw:text-box>
            <text:p><text:span text:style-name="T1">1</text:span></text:p>
          </draw:text-box>
        </draw:frame>
      </draw:page>
      <draw:page draw:name="page22" draw:style-name="dp1" draw:master-page-name="標準">
        <draw:polyline draw:style-name="gr1" draw:text-style-name="P1" draw:layer="layout" svg:width="3.598cm" svg:height="4.778cm" draw:transform="skewX (-0.0506145483078355) rotate (0.0774926187885482) translate (7.57842224350244cm 3.86557886775946cm)" svg:viewBox="0 0 3599 4779" draw:points="222,0 3599,263 0,4779">
          <text:p/>
        </draw:polyline>
        <draw:path draw:style-name="gr1" draw:text-style-name="P1" draw:layer="layout" svg:width="3.276cm" svg:height="5.107cm" draw:transform="skewX (0.0349065850398866) rotate (0.121300383013606) translate (2.49811751862324cm 3.31942748494031cm)" svg:viewBox="0 0 3277 5108" svg:d="M2821 22c-1795-218-2423 1211-2792 3138-381 1992 3090 2693 3240 973s-1944-1974-2833-1020">
          <text:p/>
        </draw:path>
        <draw:path draw:style-name="gr1" draw:text-style-name="P1" draw:layer="layout" svg:width="3.638cm" svg:height="5.427cm" draw:transform="skewX (-0.040317105721069) rotate (0.0815068760681352) translate (17.5713185153216cm 3.83575802202874cm)" svg:viewBox="0 0 3639 5428" svg:d="M3111 679c-1015-649-2911-1256-3103 311s2993 1489 3631-154c-814 1290-2401 3534-3297 4592">
          <text:p/>
        </draw:path>
        <draw:path draw:style-name="gr1" draw:text-style-name="P1" draw:layer="layout" svg:width="2.868cm" svg:height="4.737cm" draw:transform="skewX (-0.0317649923862968) rotate (0.0849975345721238) translate (24.0831053834068cm 3.45562159232069cm)" svg:viewBox="0 0 2869 4738" svg:d="M1614 172c-746-195-1390 885-1566 2031s117 2361 1115 2532c1007 67 1557-1153 1680-2293s-181-2200-1126-2442">
          <text:p/>
        </draw:path>
        <draw:line draw:style-name="gr1" draw:text-style-name="P1" draw:layer="layout" svg:x1="7.8cm" svg:y1="3.4cm" svg:x2="7.974cm" svg:y2="5.193cm">
          <text:p/>
        </draw:line>
        <draw:path draw:style-name="gr1" draw:text-style-name="P1" draw:layer="layout" svg:width="4.098cm" svg:height="4.736cm" draw:transform="skewX (-0.0349065850398866) rotate (0.0837758040957278) translate (12.1672569353738cm 3.13602709944764cm)" svg:viewBox="0 0 4099 4737" svg:d="M3366 639c-931-610-2669-1182-2845 293s3229 697 3003 2593-3728 1305-3515 23c263-1361 2212-877 4090-3166">
          <text:p/>
        </draw:path>
        <draw:path draw:style-name="gr1" draw:text-style-name="P1" draw:layer="layout" svg:width="1.152cm" svg:height="5.25cm" draw:transform="skewX (0.0589921287174083) rotate (0.135786615805159) translate (22.4152440592003cm 3.45604138443655cm)" svg:viewBox="0 0 1153 5251" svg:d="M0 1093c222 11 767-701 1153-1093-63 821-331 4267-407 5251">
          <text:p/>
        </draw:path>
        <draw:frame draw:style-name="gr2" draw:text-style-name="P2" draw:layer="layout" svg:width="0.777cm" svg:height="0.818cm" svg:x="22.4cm" svg:y="4.017cm">
          <draw:text-box>
            <text:p><text:span text:style-name="T1">1</text:span></text:p>
          </draw:text-box>
        </draw:frame>
        <draw:frame draw:style-name="gr2" draw:text-style-name="P2" draw:layer="layout" svg:width="0.777cm" svg:height="0.818cm" svg:x="7.8cm" svg:y="3.4cm">
          <draw:text-box>
            <text:p><text:span text:style-name="T1">2</text:span></text:p>
          </draw:text-box>
        </draw:frame>
        <draw:frame draw:style-name="gr2" draw:text-style-name="P2" draw:layer="layout" svg:width="0.777cm" svg:height="0.818cm" svg:x="7.323cm" svg:y="3.382cm">
          <draw:text-box>
            <text:p><text:span text:style-name="T1">1</text:span></text:p>
          </draw:text-box>
        </draw:frame>
        <draw:frame draw:style-name="gr2" draw:text-style-name="P2" draw:layer="layout" svg:width="0.777cm" svg:height="0.818cm" svg:x="14.9cm" svg:y="3cm">
          <draw:text-box>
            <text:p><text:span text:style-name="T1">1</text:span></text:p>
          </draw:text-box>
        </draw:frame>
        <draw:frame draw:style-name="gr2" draw:text-style-name="P2" draw:layer="layout" svg:width="0.777cm" svg:height="0.818cm" svg:x="25cm" svg:y="3.182cm">
          <draw:text-box>
            <text:p><text:span text:style-name="T1">2</text:span></text:p>
          </draw:text-box>
        </draw:frame>
        <draw:frame draw:style-name="gr2" draw:text-style-name="P2" draw:layer="layout" svg:width="0.777cm" svg:height="0.818cm" svg:x="20.023cm" svg:y="3.682cm">
          <draw:text-box draw:corner-radius="5.7cm">
            <text:p><text:span text:style-name="T1">1</text:span></text:p>
          </draw:text-box>
        </draw:frame>
        <draw:frame draw:style-name="gr2" draw:text-style-name="P2" draw:layer="layout" svg:width="0.777cm" svg:height="0.818cm" svg:x="4.6cm" svg:y="2.6cm">
          <draw:text-box>
            <text:p><text:span text:style-name="T1">1</text:span></text:p>
          </draw:text-box>
        </draw:frame>
      </draw:page>
      <draw:page draw:name="page23" draw:style-name="dp1" draw:master-page-name="標準">
        <draw:path draw:style-name="gr1" draw:text-style-name="P1" draw:layer="layout" svg:width="10.668cm" svg:height="0.257cm" draw:transform="skewX (-1.55072504039696) rotate (0.117460658659218) translate (-8.56596886048611cm 7.01200448822508cm)" svg:viewBox="0 0 10669 258" svg:d="M10669 0c-3711 90-6958 169-10669 258">
          <text:p/>
        </draw:path>
        <draw:path draw:style-name="gr1" draw:text-style-name="P1" draw:layer="layout" svg:width="2.773cm" svg:height="4.939cm" draw:transform="skewX (0.0675442420521806) rotate (0.14154620233674) translate (1.74118798212063cm 2.73458358742894cm)" svg:viewBox="0 0 2774 4940" svg:d="M0 4461c208 12 1445-4079 1807-4461-59 799 1035 3981 964 4940">
          <text:p/>
        </draw:path>
        <draw:frame draw:style-name="gr2" draw:text-style-name="P2" draw:layer="layout" svg:width="0.777cm" svg:height="0.818cm" svg:x="2cm" svg:y="5.357cm">
          <draw:text-box>
            <text:p><text:span text:style-name="T1">2</text:span></text:p>
          </draw:text-box>
        </draw:frame>
        <draw:path draw:style-name="gr1" draw:text-style-name="P1" draw:layer="layout" svg:width="2.239cm" svg:height="3.329cm" draw:transform="skewX (-0.022165681500328) rotate (0.0891863247769102) translate (6.19913617974575cm 3.28392317004707cm)" svg:viewBox="0 0 2240 3330" svg:d="M282 0c1060 22 1949-1 1958 615s-1312 586-1959 792c447 113 1978-262 1909 1051s-1486 747-2190 772">
          <text:p/>
        </draw:path>
        <draw:path draw:style-name="gr1" draw:text-style-name="P1" draw:layer="layout" svg:width="2.898cm" svg:height="3.604cm" draw:transform="skewX (-0.0247836753783195) rotate (0.0879645943005142) translate (9.39472061465116cm 3.2441219314202cm)" svg:viewBox="0 0 2899 3605" svg:d="M2899 393c-1223-900-2824-170-2897 1327s1752 1915 2379 1883">
          <text:p/>
        </draw:path>
        <draw:frame draw:style-name="gr2" draw:text-style-name="P2" draw:layer="layout" svg:width="0.777cm" svg:height="0.818cm" svg:x="1.901cm" svg:y="6.582cm">
          <draw:text-box>
            <text:p><text:span text:style-name="T1">1</text:span></text:p>
          </draw:text-box>
        </draw:frame>
        <draw:path draw:style-name="gr1" draw:text-style-name="P1" draw:layer="layout" svg:width="0.036cm" svg:height="2.045cm" draw:transform="skewX (-1.05906579011016) rotate (-1.06377817909054) translate (6.04397160438025cm 2.63364133201424cm)" svg:viewBox="0 0 37 2046" svg:d="M15 0c-23 410-23-179 22 2046">
          <text:p/>
        </draw:path>
        <draw:frame draw:style-name="gr2" draw:text-style-name="P2" draw:layer="layout" svg:width="0.777cm" svg:height="0.818cm" svg:x="5.749cm" svg:y="2.543cm">
          <draw:text-box>
            <text:p><text:span text:style-name="T1">1</text:span></text:p>
          </draw:text-box>
        </draw:frame>
        <draw:frame draw:style-name="gr2" draw:text-style-name="P2" draw:layer="layout" svg:width="0.777cm" svg:height="0.818cm" svg:x="6.421cm" svg:y="2.893cm">
          <draw:text-box>
            <text:p><text:span text:style-name="T1">2</text:span></text:p>
          </draw:text-box>
        </draw:frame>
        <draw:path draw:style-name="gr1" draw:text-style-name="P1" draw:layer="layout" svg:width="2.6cm" svg:height="3.458cm" draw:transform="skewX (-0.0225147473507269) rotate (0.0895353906273091) translate (13.3130908663524cm 3.16146311985066cm)" svg:viewBox="0 0 2601 3459" svg:d="M307 0c1059 22 2361 469 2291 1782s-1893 1653-2598 1677">
          <text:p/>
        </draw:path>
        <draw:path draw:style-name="gr1" draw:text-style-name="P1" draw:layer="layout" svg:width="0.06cm" svg:height="1.727cm" draw:transform="skewX (-1.05941485596056) rotate (-1.06377817909054) translate (13.7858595823458cm 3.41534617808857cm)" svg:viewBox="0 0 61 1728" svg:d="M6 0c-21 409 14-498 55 1728">
          <text:p/>
        </draw:path>
        <draw:frame draw:style-name="gr2" draw:text-style-name="P2" draw:layer="layout" svg:width="0.777cm" svg:height="0.818cm" svg:x="13.487cm" svg:y="3.318cm">
          <draw:text-box>
            <text:p><text:span text:style-name="T1">1</text:span></text:p>
          </draw:text-box>
        </draw:frame>
        <draw:frame draw:style-name="gr2" draw:text-style-name="P2" draw:layer="layout" svg:width="0.777cm" svg:height="0.818cm" svg:x="13.559cm" svg:y="2.768cm">
          <draw:text-box>
            <text:p><text:span text:style-name="T1">2</text:span></text:p>
          </draw:text-box>
        </draw:frame>
        <draw:path draw:style-name="gr1" draw:text-style-name="P1" draw:layer="layout" svg:width="0.044cm" svg:height="1.712cm" draw:transform="skewX (-1.14772851611147) rotate (-1.15261543801706) translate (17.4527825174419cm 2.63070062956872cm)" svg:viewBox="0 0 45 1713" svg:d="M17 0c-26 345-27-148 28 1713">
          <text:p/>
        </draw:path>
        <draw:frame draw:style-name="gr2" draw:text-style-name="P2" draw:layer="layout" svg:width="0.777cm" svg:height="0.818cm" svg:x="17.829cm" svg:y="2.893cm">
          <draw:text-box>
            <text:p><text:span text:style-name="T1">2</text:span></text:p>
          </draw:text-box>
        </draw:frame>
        <draw:path draw:style-name="gr1" draw:text-style-name="P1" draw:layer="layout" svg:width="2.828cm" svg:height="0.335cm" draw:transform="rotate (0.112050137978036) translate (17.5281888590058cm 6.33515661743169cm)" svg:viewBox="0 0 2829 336" svg:d="M0 0c585 65 1712 195 2829 336">
          <text:p/>
        </draw:path>
        <draw:path draw:style-name="gr1" draw:text-style-name="P1" draw:layer="layout" svg:width="2.005cm" svg:height="0.223cm" draw:transform="rotate (0.111526539202438) translate (17.7214908970531cm 4.5862131469936cm)" svg:viewBox="0 0 2006 224" svg:d="M0 0c585 63 889 85 2006 224">
          <text:p/>
        </draw:path>
        <draw:frame draw:style-name="gr2" draw:text-style-name="P2" draw:layer="layout" svg:width="0.777cm" svg:height="0.818cm" svg:x="17.528cm" svg:y="5.97cm">
          <draw:text-box>
            <text:p><text:span text:style-name="T1">4</text:span></text:p>
          </draw:text-box>
        </draw:frame>
        <draw:frame draw:style-name="gr2" draw:text-style-name="P2" draw:layer="layout" svg:width="0.777cm" svg:height="0.818cm" svg:x="17.123cm" svg:y="2.582cm">
          <draw:text-box>
            <text:p><text:span text:style-name="T1">2</text:span></text:p>
          </draw:text-box>
        </draw:frame>
        <draw:path draw:style-name="gr1" draw:text-style-name="P1" draw:layer="layout" svg:width="2.847cm" svg:height="0.336cm" draw:transform="skewX (0.0588175957922089) rotate (0.112399203828435) translate (17.605820199587cm 2.82152918532156cm)" svg:viewBox="0 0 2848 337" svg:d="M0 0c589 65 1723 196 2848 337">
          <text:p/>
        </draw:path>
        <draw:frame draw:style-name="gr2" draw:text-style-name="P2" draw:layer="layout" svg:width="0.777cm" svg:height="0.818cm" svg:x="17.7cm" svg:y="4.2cm">
          <draw:text-box>
            <text:p><text:span text:style-name="T1">3</text:span></text:p>
          </draw:text-box>
        </draw:frame>
        <draw:path draw:style-name="gr1" draw:text-style-name="P1" draw:layer="layout" svg:width="0.044cm" svg:height="1.712cm" draw:transform="skewX (-1.14772851611147) rotate (-1.15261543801706) translate (21.5364384241054cm 2.4857006295687cm)" svg:viewBox="0 0 45 1713" svg:d="M17 0c-26 345-27-148 28 1713">
          <text:p/>
        </draw:path>
        <draw:frame draw:style-name="gr2" draw:text-style-name="P2" draw:layer="layout" svg:width="0.777cm" svg:height="0.818cm" svg:x="21.913cm" svg:y="2.748cm">
          <draw:text-box>
            <text:p><text:span text:style-name="T1">2</text:span></text:p>
          </draw:text-box>
        </draw:frame>
        <draw:path draw:style-name="gr1" draw:text-style-name="P1" draw:layer="layout" svg:width="2.005cm" svg:height="0.223cm" draw:transform="rotate (0.111526539202438) translate (21.8051468037166cm 4.4412131469936cm)" svg:viewBox="0 0 2006 224" svg:d="M0 0c585 63 889 85 2006 224">
          <text:p/>
        </draw:path>
        <draw:frame draw:style-name="gr2" draw:text-style-name="P2" draw:layer="layout" svg:width="0.777cm" svg:height="0.818cm" svg:x="21.743cm" svg:y="4.076cm">
          <draw:text-box>
            <text:p><text:span text:style-name="T1">3</text:span></text:p>
          </draw:text-box>
        </draw:frame>
        <draw:path draw:style-name="gr1" draw:text-style-name="P1" draw:layer="layout" svg:width="2.847cm" svg:height="0.336cm" draw:transform="skewX (0.0588175957922089) rotate (0.112399203828435) translate (21.6894761062505cm 2.67652918532156cm)" svg:viewBox="0 0 2848 337" svg:d="M0 0c589 65 1723 196 2848 337">
          <text:p/>
        </draw:path>
        <draw:frame draw:style-name="gr2" draw:text-style-name="P2" draw:layer="layout" svg:width="0.777cm" svg:height="0.818cm" svg:x="21.69cm" svg:y="2.311cm">
          <draw:text-box>
            <text:p><text:span text:style-name="T1">1</text:span></text:p>
          </draw:text-box>
        </draw:frame>
        <draw:path draw:style-name="gr1" draw:text-style-name="P1" draw:layer="layout" svg:width="3.215cm" svg:height="3.615cm" draw:transform="skewX (-0.02460914245312) rotate (0.0879645943005142) translate (24.6698945600473cm 2.9475266263018cm)" svg:viewBox="0 0 3216 3616" svg:d="M3216 236c-949-486-2971-363-3207 1729-146 1425 1473 1909 2439 1524 482-193 561-694 643-1252">
          <text:p/>
        </draw:path>
        <draw:path draw:style-name="gr1" draw:text-style-name="P1" draw:layer="layout" svg:width="1.489cm" svg:height="2.134cm" draw:transform="skewX (0.0958185759344888) rotate (0.158126830230686) translate (26.731cm 4.556cm)" svg:viewBox="0 0 1490 2135" svg:d="M0 0c427 65 1218 127 1490 170-78 603 5 1306-239 1965">
          <text:p/>
        </draw:path>
        <draw:frame draw:style-name="gr2" draw:text-style-name="P2" draw:layer="layout" svg:width="0.777cm" svg:height="0.818cm" svg:x="26.7cm" svg:y="4.1cm">
          <draw:text-box>
            <text:p><text:span text:style-name="T1">2</text:span></text:p>
          </draw:text-box>
        </draw:frame>
        <draw:frame draw:style-name="gr2" draw:text-style-name="P2" draw:layer="layout" svg:width="0.777cm" svg:height="0.818cm" svg:x="11.623cm" svg:y="2.8cm">
          <draw:text-box>
            <text:p><text:span text:style-name="T1">1</text:span></text:p>
          </draw:text-box>
        </draw:frame>
        <draw:frame draw:style-name="gr2" draw:text-style-name="P2" draw:layer="layout" svg:width="0.777cm" svg:height="0.818cm" svg:x="17.6cm" svg:y="2.482cm">
          <draw:text-box>
            <text:p><text:span text:style-name="T1">1</text:span></text:p>
          </draw:text-box>
        </draw:frame>
        <draw:frame draw:style-name="gr2" draw:text-style-name="P2" draw:layer="layout" svg:width="0.777cm" svg:height="0.818cm" svg:x="21.123cm" svg:y="2.4cm">
          <draw:text-box>
            <text:p><text:span text:style-name="T1">2</text:span></text:p>
          </draw:text-box>
        </draw:frame>
        <draw:frame draw:style-name="gr2" draw:text-style-name="P2" draw:layer="layout" svg:width="0.777cm" svg:height="0.818cm" svg:x="27.2cm" svg:y="2.4cm">
          <draw:text-box>
            <text:p><text:span text:style-name="T1">1</text:span></text:p>
          </draw:text-box>
        </draw:frame>
      </draw:page>
      <draw:page draw:name="page24" draw:style-name="dp1" draw:master-page-name="標準">
        <draw:path draw:style-name="gr1" draw:text-style-name="P1" draw:layer="layout" svg:width="3.939cm" svg:height="2.658cm" draw:transform="skewX (-1.14825211488707) rotate (-1.15313903679265) translate (9.2313384790164cm -0.424672464607822cm)" svg:viewBox="0 0 3940 2659" svg:d="M3820 0c131 592 111 912 120 1223s-3933 1648-3940 1407">
          <text:p/>
        </draw:path>
        <draw:path draw:style-name="gr1" draw:text-style-name="P1" draw:layer="layout" svg:width="10.668cm" svg:height="0.257cm" draw:transform="skewX (-1.55072504039696) rotate (0.117460658659218) translate (-8.89496886048606cm 5.95500448822506cm)" svg:viewBox="0 0 10669 258" svg:d="M10669 0c-3711 90-6958 169-10669 258">
          <text:p/>
        </draw:path>
        <draw:polyline draw:style-name="gr1" draw:text-style-name="P1" draw:layer="layout" svg:width="2.867cm" svg:height="3.98cm" draw:transform="skewX (0.0673697091269811) rotate (0.141371669411541) translate (20.8030595518111cm 3.1249814631199cm)" svg:viewBox="0 0 2868 3981" draw:points="0,3499 955,0 1545,3342 2781,258 2868,3981">
          <text:p/>
        </draw:polyline>
        <draw:frame draw:style-name="gr2" draw:text-style-name="P2" draw:layer="layout" svg:width="0.777cm" svg:height="0.818cm" svg:x="1.671cm" svg:y="4.3cm">
          <draw:text-box>
            <text:p><text:span text:style-name="T1">2</text:span></text:p>
          </draw:text-box>
        </draw:frame>
        <draw:path draw:style-name="gr1" draw:text-style-name="P1" draw:layer="layout" svg:width="2.777cm" svg:height="2.369cm" draw:transform="skewX (-0.0247836753783195) rotate (0.0879645943005142) translate (13.0332345266675cm 3.24400708416677cm)" svg:viewBox="0 0 2778 2370" svg:d="M2778 0c-1346 1008-1915 1843-2778 2370">
          <text:p/>
        </draw:path>
        <draw:frame draw:style-name="gr2" draw:text-style-name="P2" draw:layer="layout" svg:width="0.777cm" svg:height="0.818cm" svg:x="20.771cm" svg:y="5.96cm">
          <draw:text-box>
            <text:p><text:span text:style-name="T1">1</text:span></text:p>
          </draw:text-box>
        </draw:frame>
        <draw:path draw:style-name="gr1" draw:text-style-name="P1" draw:layer="layout" svg:width="0.033cm" svg:height="1.602cm" draw:transform="skewX (-1.10234995555962) rotate (-1.10706234454) translate (6.87238146227565cm 2.90940709128017cm)" svg:viewBox="0 0 34 1603" svg:d="M13 0c-20 322-20-140 21 1603">
          <text:p/>
        </draw:path>
        <draw:frame draw:style-name="gr2" draw:text-style-name="P2" draw:layer="layout" svg:width="0.777cm" svg:height="0.818cm" svg:x="6.622cm" svg:y="2.834cm">
          <draw:text-box>
            <text:p><text:span text:style-name="T1">2</text:span></text:p>
          </draw:text-box>
        </draw:frame>
        <draw:polyline draw:style-name="gr1" draw:text-style-name="P1" draw:layer="layout" svg:width="4.752cm" svg:height="2.01cm" draw:transform="skewX (-1.05941485596056) rotate (-1.06377817909054) translate (17.6919508251174cm 2.34472499057474cm)" svg:viewBox="0 0 4753 2011" draw:points="0,331 53,2011 4753,0">
          <text:p/>
        </draw:polyline>
        <draw:frame draw:style-name="gr2" draw:text-style-name="P2" draw:layer="layout" svg:width="0.777cm" svg:height="0.818cm" svg:x="17.387cm" svg:y="2.918cm">
          <draw:text-box>
            <text:p><text:span text:style-name="T1">1</text:span></text:p>
          </draw:text-box>
        </draw:frame>
        <draw:path draw:style-name="gr1" draw:text-style-name="P1" draw:layer="layout" svg:width="0.036cm" svg:height="2.045cm" draw:transform="skewX (-1.05906579011016) rotate (-1.06377817909054) translate (1.69497160438025cm 2.69064133201423cm)" svg:viewBox="0 0 37 2046" svg:d="M15 0c-23 410-23-179 22 2046">
          <text:p/>
        </draw:path>
        <draw:frame draw:style-name="gr2" draw:text-style-name="P2" draw:layer="layout" svg:width="0.777cm" svg:height="0.818cm" svg:x="1.4cm" svg:y="2.6cm">
          <draw:text-box>
            <text:p><text:span text:style-name="T1">1</text:span></text:p>
          </draw:text-box>
        </draw:frame>
        <draw:path draw:style-name="gr1" draw:text-style-name="P1" draw:layer="layout" svg:width="0.044cm" svg:height="1.712cm" draw:transform="skewX (-1.14772851611147) rotate (-1.15261543801706) translate (4.10378251744192cm 2.70570062956869cm)" svg:viewBox="0 0 45 1713" svg:d="M17 0c-26 345-27-148 28 1713">
          <text:p/>
        </draw:path>
        <draw:frame draw:style-name="gr9" draw:text-style-name="P2" draw:layer="layout" svg:width="0.777cm" svg:height="0.918cm" svg:x="3.7cm" svg:y="2.682cm">
          <draw:text-box>
            <text:p><text:span text:style-name="T1">3</text:span></text:p>
          </draw:text-box>
        </draw:frame>
        <draw:frame draw:style-name="gr2" draw:text-style-name="P2" draw:layer="layout" svg:width="0.777cm" svg:height="0.818cm" svg:x="6.095cm" svg:y="2.891cm">
          <draw:text-box>
            <text:p><text:span text:style-name="T1">2</text:span></text:p>
          </draw:text-box>
        </draw:frame>
        <draw:path draw:style-name="gr1" draw:text-style-name="P1" draw:layer="layout" svg:width="1.784cm" svg:height="0cm" svg:x="6.07cm" svg:y="6.537cm" svg:viewBox="0 0 1785 0" svg:d="M0 0c521 0 790 0 1785 0">
          <text:p/>
        </draw:path>
        <draw:path draw:style-name="gr1" draw:text-style-name="P1" draw:layer="layout" svg:width="1.946cm" svg:height="0.594cm" draw:transform="skewX (-0.291469985083053) rotate (2.83424017231359) translate (7.76030948890903cm 3.41807630064116cm)" svg:viewBox="0 0 1947 595" svg:d="M1947 0c-403 114-1178 346-1947 595">
          <text:p/>
        </draw:path>
        <draw:frame draw:style-name="gr2" draw:text-style-name="P2" draw:layer="layout" svg:width="0.777cm" svg:height="0.818cm" svg:x="5.9cm" svg:y="2.542cm">
          <draw:text-box>
            <text:p><text:span text:style-name="T1">1</text:span></text:p>
          </draw:text-box>
        </draw:frame>
        <draw:frame draw:style-name="gr2" draw:text-style-name="P2" draw:layer="layout" svg:width="0.777cm" svg:height="0.818cm" svg:x="6.005cm" svg:y="6.182cm">
          <draw:text-box>
            <text:p><text:span text:style-name="T1">3</text:span></text:p>
          </draw:text-box>
        </draw:frame>
        <draw:frame draw:style-name="gr2" draw:text-style-name="P2" draw:layer="layout" svg:width="0.777cm" svg:height="0.818cm" svg:x="10.432cm" svg:y="2.965cm">
          <draw:text-box>
            <text:p><text:span text:style-name="T1">2</text:span></text:p>
          </draw:text-box>
        </draw:frame>
        <draw:frame draw:style-name="gr2" draw:text-style-name="P2" draw:layer="layout" svg:width="0.777cm" svg:height="0.818cm" svg:x="9.905cm" svg:y="3.023cm">
          <draw:text-box>
            <text:p><text:span text:style-name="T1">2</text:span></text:p>
          </draw:text-box>
        </draw:frame>
        <draw:path draw:style-name="gr1" draw:text-style-name="P1" draw:layer="layout" svg:width="1.946cm" svg:height="0.594cm" draw:transform="skewX (-0.291469985083053) rotate (2.83424017231359) translate (11.570309488909cm 3.54992630064116cm)" svg:viewBox="0 0 1947 595" svg:d="M1947 0c-403 114-1178 346-1947 595">
          <text:p/>
        </draw:path>
        <draw:frame draw:style-name="gr2" draw:text-style-name="P2" draw:layer="layout" svg:width="0.777cm" svg:height="0.818cm" svg:x="9.71cm" svg:y="2.674cm">
          <draw:text-box>
            <text:p><text:span text:style-name="T1">1</text:span></text:p>
          </draw:text-box>
        </draw:frame>
        <draw:path draw:style-name="gr1" draw:text-style-name="P1" draw:layer="layout" svg:width="108.383cm" svg:height="2.208cm" draw:transform="skewX (-1.55072504039696) rotate (0.117460658659218) translate (-93.33766660427cm 17.3016599777336cm)" svg:viewBox="0 0 108384 2209" svg:d="M108384 0c-16330 333-86126 1753-108384 2209">
          <text:p/>
        </draw:path>
        <draw:frame draw:style-name="gr2" draw:text-style-name="P2" draw:layer="layout" svg:width="0.777cm" svg:height="0.818cm" svg:x="15.2cm" svg:y="2.8cm">
          <draw:text-box>
            <text:p><text:span text:style-name="T1">2</text:span></text:p>
          </draw:text-box>
        </draw:frame>
        <draw:path draw:style-name="gr1" draw:text-style-name="P1" draw:layer="layout" svg:width="0.043cm" svg:height="1.844cm" draw:transform="skewX (-1.05906579011016) rotate (-1.06377817909054) translate (13.2964110646548cm 2.89293801188387cm)" svg:viewBox="0 0 44 1845" svg:d="M12 0c-23 410-12-380 32 1845">
          <text:p/>
        </draw:path>
        <draw:frame draw:style-name="gr2" draw:text-style-name="P2" draw:layer="layout" svg:width="0.777cm" svg:height="0.818cm" svg:x="13cm" svg:y="2.8cm">
          <draw:text-box>
            <text:p><text:span text:style-name="T1">1</text:span></text:p>
          </draw:text-box>
        </draw:frame>
        <draw:polyline draw:style-name="gr1" draw:text-style-name="P1" draw:layer="layout" svg:width="2.743cm" svg:height="3.824cm" draw:transform="skewX (0.0673697091269811) rotate (0.141371669411541) translate (25.3709533608666cm 3.12162218317057cm)" svg:viewBox="0 0 2744 3825" draw:points="0,3502 289,0 2378,3825 2744,165">
          <text:p/>
        </draw:polyline>
        <draw:frame draw:style-name="gr2" draw:text-style-name="P2" draw:layer="layout" svg:width="0.777cm" svg:height="0.818cm" svg:x="25.316cm" svg:y="5.96cm">
          <draw:text-box>
            <text:p><text:span text:style-name="T1">1</text:span></text:p>
          </draw:text-box>
        </draw:frame>
      </draw:page>
      <draw:page draw:name="page25" draw:style-name="dp1" draw:master-page-name="標準">
        <draw:path draw:style-name="gr1" draw:text-style-name="P1" draw:layer="layout" svg:width="0.033cm" svg:height="1.602cm" draw:transform="skewX (-1.10234995555962) rotate (-1.10706234454) translate (23.0733814622757cm 2.48740709128015cm)" svg:viewBox="0 0 34 1603" svg:d="M13 0c-20 322-20-140 21 1603">
          <text:p/>
        </draw:path>
        <draw:frame draw:style-name="gr2" draw:text-style-name="P2" draw:layer="layout" svg:width="0.777cm" svg:height="0.818cm" svg:x="22.823cm" svg:y="2.412cm">
          <draw:text-box>
            <text:p><text:span text:style-name="T1">2</text:span></text:p>
          </draw:text-box>
        </draw:frame>
        <draw:frame draw:style-name="gr2" draw:text-style-name="P2" draw:layer="layout" svg:width="0.777cm" svg:height="0.818cm" svg:x="21.795cm" svg:y="2.513cm">
          <draw:text-box>
            <text:p><text:span text:style-name="T1">2</text:span></text:p>
          </draw:text-box>
        </draw:frame>
        <draw:path draw:style-name="gr1" draw:text-style-name="P1" draw:layer="layout" svg:width="3.335cm" svg:height="0.907cm" draw:transform="skewX (-0.291469985083053) rotate (2.83424017231359) translate (24.7849366284113cm 3.46034620371905cm)" svg:viewBox="0 0 3336 908" svg:d="M3336 0c-403 114-2567 660-3336 908">
          <text:p/>
        </draw:path>
        <draw:frame draw:style-name="gr2" draw:text-style-name="P2" draw:layer="layout" svg:width="0.777cm" svg:height="0.818cm" svg:x="21.6cm" svg:y="2.164cm">
          <draw:text-box>
            <text:p><text:span text:style-name="T1">1</text:span></text:p>
          </draw:text-box>
        </draw:frame>
        <draw:path draw:style-name="gr1" draw:text-style-name="P1" draw:layer="layout" svg:width="107.449cm" svg:height="2.208cm" draw:transform="skewX (-1.55055050747176) rotate (0.117635191584418) translate (-92.5076814606165cm 16.8788018729351cm)" svg:viewBox="0 0 107450 2209" svg:d="M107450 0c-16189 333-85384 1753-107450 2209">
          <text:p/>
        </draw:path>
        <draw:path draw:style-name="gr1" draw:text-style-name="P1" draw:layer="layout" svg:width="2.459cm" svg:height="3.535cm" draw:transform="skewX (-0.0247836753783195) rotate (0.0879645943005142) translate (1.08964598020673cm 2.74416155947631cm)" svg:viewBox="0 0 2460 3536" svg:d="M1401 128c-1223-900-2214 3245-425 3403s1885-3355 692-3460">
          <text:p/>
        </draw:path>
        <draw:path draw:style-name="gr1" draw:text-style-name="P1" draw:layer="layout" svg:width="2.593cm" svg:height="2.074cm" draw:transform="skewX (-0.131597825600372) rotate (0.0537561409614253) translate (4.92724253137721cm 2.47137569977034cm)" svg:viewBox="0 0 2594 2075" svg:d="M305 0c1056 13 2355 282 2286 1069s-1888 992-2591 1006">
          <text:p/>
        </draw:path>
        <draw:path draw:style-name="gr1" draw:text-style-name="P1" draw:layer="layout" svg:width="3.625cm" svg:height="0.001cm" draw:transform="skewX (-1.55334303427495) rotate (-1.5707963267949) translate (5.4cm 2.54233670032548cm)" svg:viewBox="0 0 3626 2" svg:d="M0 1c702 2-910-1 3626-1">
          <text:p/>
        </draw:path>
        <draw:frame draw:style-name="gr2" draw:text-style-name="P2" draw:layer="layout" svg:width="0.777cm" svg:height="0.818cm" svg:x="5.1cm" svg:y="2.565cm">
          <draw:text-box>
            <text:p><text:span text:style-name="T1">1</text:span></text:p>
          </draw:text-box>
        </draw:frame>
        <draw:frame draw:style-name="gr2" draw:text-style-name="P2" draw:layer="layout" svg:width="0.777cm" svg:height="0.818cm" svg:x="5.172cm" svg:y="2.236cm">
          <draw:text-box>
            <text:p><text:span text:style-name="T1">2</text:span></text:p>
          </draw:text-box>
        </draw:frame>
        <draw:path draw:style-name="gr1" draw:text-style-name="P1" draw:layer="layout" svg:width="3.352cm" svg:height="3.832cm" draw:transform="skewX (-0.02460914245312) rotate (0.0879645943005142) translate (16.9770093146497cm 2.4252580685903cm)" svg:viewBox="0 0 3353 3833" svg:d="M3353 742c-396-941-2793-1052-2917 44-256 1386 3192 181 2879 2065-313 1892-3395 566-3313 9">
          <text:p/>
        </draw:path>
        <draw:frame draw:style-name="gr2" draw:text-style-name="P2" draw:layer="layout" svg:width="0.777cm" svg:height="0.818cm" svg:x="1.871cm" svg:y="2.268cm">
          <draw:text-box>
            <text:p><text:span text:style-name="T1">1</text:span></text:p>
          </draw:text-box>
        </draw:frame>
        <draw:frame draw:style-name="gr2" draw:text-style-name="P2" draw:layer="layout" svg:width="0.777cm" svg:height="0.818cm" svg:x="19.8cm" svg:y="2.25cm">
          <draw:text-box>
            <text:p><text:span text:style-name="T1">1</text:span></text:p>
          </draw:text-box>
        </draw:frame>
        <draw:path draw:style-name="gr1" draw:text-style-name="P1" draw:layer="layout" svg:width="105.291cm" svg:height="1.959cm" draw:transform="skewX (-1.55247036964896) rotate (0.107512281922851) translate (-94.223456920631cm 15.7937054856282cm)" svg:viewBox="0 0 105292 1960" svg:d="M105292 0c-15864 296-83669 1555-105292 1960">
          <text:p/>
        </draw:path>
        <draw:path draw:style-name="gr1" draw:text-style-name="P1" draw:layer="layout" svg:width="2.648cm" svg:height="3.571cm" draw:transform="skewX (-0.0422369678982628) rotate (0.080634211442138) translate (9.03681509030436cm 2.50115639743343cm)" svg:viewBox="0 0 2649 3572" svg:d="M633 3308c-1183-798-644-3443 1086-3303s846 4174-1011 3488">
          <text:p/>
        </draw:path>
        <draw:frame draw:style-name="gr2" draw:text-style-name="P2" draw:layer="layout" svg:width="0.777cm" svg:height="0.818cm" svg:x="9.453cm" svg:y="5.204cm">
          <draw:text-box>
            <text:p><text:span text:style-name="T1">1</text:span></text:p>
          </draw:text-box>
        </draw:frame>
        <draw:path draw:style-name="gr1" draw:text-style-name="P1" draw:layer="layout" svg:width="2.592cm" svg:height="1.782cm" draw:transform="skewX (-0.169122404518251) rotate (0.0460766922526503) translate (13.0266507568037cm 2.60021476718047cm)" svg:viewBox="0 0 2593 1783" svg:d="M306 0c1055 11 2354 242 2284 918s-1888 853-2590 865">
          <text:p/>
        </draw:path>
        <draw:path draw:style-name="gr1" draw:text-style-name="P1" draw:layer="layout" svg:width="3.625cm" svg:height="0.001cm" draw:transform="skewX (-1.55334303427495) rotate (-1.5707963267949) translate (13.5cm 2.67433670032525cm)" svg:viewBox="0 0 3626 2" svg:d="M0 1c702 2-910-1 3626-1">
          <text:p/>
        </draw:path>
        <draw:frame draw:style-name="gr2" draw:text-style-name="P2" draw:layer="layout" svg:width="0.777cm" svg:height="0.818cm" svg:x="13.2cm" svg:y="2.697cm">
          <draw:text-box>
            <text:p><text:span text:style-name="T1">1</text:span></text:p>
          </draw:text-box>
        </draw:frame>
        <draw:frame draw:style-name="gr2" draw:text-style-name="P2" draw:layer="layout" svg:width="0.777cm" svg:height="0.818cm" svg:x="13.272cm" svg:y="2.368cm">
          <draw:text-box>
            <text:p><text:span text:style-name="T1">2</text:span></text:p>
          </draw:text-box>
        </draw:frame>
        <draw:path draw:style-name="gr1" draw:text-style-name="P1" draw:layer="layout" svg:width="2.403cm" svg:height="3.984cm" draw:transform="skewX (-0.0247836753783195) rotate (0.0879645943005142) translate (25.743449042215cm 2.27836707546288cm)" svg:viewBox="0 0 2404 3985" svg:d="M118 0c107 1136-638 3867 654 3982s1630-2875 1632-3780">
          <text:p/>
        </draw:path>
        <draw:frame draw:style-name="gr2" draw:text-style-name="P2" draw:layer="layout" svg:width="0.777cm" svg:height="0.818cm" svg:x="25.5cm" svg:y="2.168cm">
          <draw:text-box>
            <text:p><text:span text:style-name="T1">1</text:span></text:p>
          </draw:text-box>
        </draw:frame>
      </draw:page>
      <draw:page draw:name="page26" draw:style-name="dp1" draw:master-page-name="標準">
        <draw:polyline draw:style-name="gr1" draw:text-style-name="P1" draw:layer="layout" svg:width="4.07cm" svg:height="4.559cm" draw:transform="skewX (-0.291469985083053) rotate (2.83424017231359) translate (25.6804360072114cm 7.67269226633621cm)" svg:viewBox="0 0 4071 4560" draw:points="4025,3666 898,4560 4071,0 0,1180">
          <text:p/>
        </draw:polyline>
        <draw:frame draw:style-name="gr2" draw:text-style-name="P2" draw:layer="layout" svg:width="0.777cm" svg:height="0.818cm" svg:x="21.8cm" svg:y="2.241cm">
          <draw:text-box>
            <text:p><text:span text:style-name="T1">1</text:span></text:p>
          </draw:text-box>
        </draw:frame>
        <draw:frame draw:style-name="gr2" draw:text-style-name="P2" draw:layer="layout" svg:width="0.777cm" svg:height="0.818cm" svg:x="15.8cm" svg:y="2.441cm">
          <draw:text-box>
            <text:p><text:span text:style-name="T1">2</text:span></text:p>
          </draw:text-box>
        </draw:frame>
        <draw:polyline draw:style-name="gr1" draw:text-style-name="P1" draw:layer="layout" svg:width="3.055cm" svg:height="4.163cm" draw:transform="skewX (0.0747000919853573) rotate (0.146084058391925) translate (3.545cm 2.805cm)" svg:viewBox="0 0 3056 4164" draw:points="0,0 1170,4164 3056,440">
          <text:p/>
        </draw:polyline>
        <draw:frame draw:style-name="gr10" draw:text-style-name="P2" draw:layer="layout" svg:width="0.88cm" svg:height="0.957cm" svg:x="3.3cm" svg:y="2.771cm">
          <draw:text-box>
            <text:p><text:span text:style-name="T1">1</text:span></text:p>
          </draw:text-box>
        </draw:frame>
        <draw:frame draw:style-name="gr2" draw:text-style-name="P2" draw:layer="layout" svg:width="0.777cm" svg:height="0.818cm" svg:x="20.411cm" svg:y="1.8cm">
          <draw:text-box>
            <text:p><text:span text:style-name="T1">4</text:span></text:p>
          </draw:text-box>
        </draw:frame>
        <draw:polyline draw:style-name="gr1" draw:text-style-name="P1" draw:layer="layout" svg:width="4.059cm" svg:height="3.746cm" draw:transform="skewX (0.0628318530717959) rotate (0.13857914260835) translate (8.231cm 3.059cm)" svg:viewBox="0 0 4060 3747" draw:points="0,0 707,3542 2079,1098 2913,3747 4060,636">
          <text:p/>
        </draw:polyline>
        <draw:frame draw:style-name="gr11" draw:text-style-name="P2" draw:layer="layout" svg:width="0.832cm" svg:height="0.859cm" svg:x="8cm" svg:y="3.029cm">
          <draw:text-box>
            <text:p><text:span text:style-name="T1">1</text:span></text:p>
          </draw:text-box>
        </draw:frame>
        <draw:path draw:style-name="gr1" draw:text-style-name="P1" draw:layer="layout" svg:width="2.52cm" svg:height="4.098cm" draw:transform="skewX (0.0675442420521805) rotate (0.14154620233674) translate (13.8cm 2.6cm)" svg:viewBox="0 0 2521 4099" svg:d="M0 0c208 11 2159 3547 2521 4099">
          <text:p/>
        </draw:path>
        <draw:frame draw:style-name="gr2" draw:text-style-name="P2" draw:layer="layout" svg:width="0.777cm" svg:height="0.818cm" svg:x="13.5cm" svg:y="2.441cm">
          <draw:text-box>
            <text:p><text:span text:style-name="T1">1</text:span></text:p>
          </draw:text-box>
        </draw:frame>
        <draw:line draw:style-name="gr1" draw:text-style-name="P1" draw:layer="layout" svg:x1="16.401cm" svg:y1="2.641cm" svg:x2="13.7cm" svg:y2="6.341cm">
          <text:p/>
        </draw:line>
        <draw:frame draw:style-name="gr2" draw:text-style-name="P2" draw:layer="layout" svg:width="0.777cm" svg:height="0.818cm" svg:x="15.801cm" svg:y="2.441cm">
          <draw:text-box>
            <text:p><text:span text:style-name="T1">2</text:span></text:p>
          </draw:text-box>
        </draw:frame>
        <draw:frame draw:style-name="gr12" draw:text-style-name="P2" draw:layer="layout" svg:width="0.884cm" svg:height="0.967cm" svg:x="20.315cm" svg:y="2.441cm">
          <draw:text-box>
            <text:p><text:span text:style-name="T1">2</text:span></text:p>
          </draw:text-box>
        </draw:frame>
        <draw:path draw:style-name="gr1" draw:text-style-name="P1" draw:layer="layout" svg:width="1.395cm" svg:height="2.37cm" draw:transform="skewX (0.0516617458590321) rotate (0.131597825600372) translate (18.1266140350877cm 2.65756756756757cm)" svg:viewBox="0 0 1396 2371" svg:d="M0 0c236 12 984 1788 1396 2371">
          <text:p/>
        </draw:path>
        <draw:frame draw:style-name="gr12" draw:text-style-name="P2" draw:layer="layout" svg:width="0.884cm" svg:height="0.967cm" svg:x="18cm" svg:y="2.474cm">
          <draw:text-box>
            <text:p><text:span text:style-name="T1">1</text:span></text:p>
          </draw:text-box>
        </draw:frame>
        <draw:polyline draw:style-name="gr1" draw:text-style-name="P1" draw:layer="layout" svg:width="1.916cm" svg:height="3.557cm" draw:transform="skewX (-0.0408407044966673) rotate (0.080634211442138) translate (19.0878525158154cm 2.80622795946284cm)" svg:viewBox="0 0 1917 3558" draw:points="1917,0 205,1877 0,3558">
          <text:p/>
        </draw:polyline>
        <draw:frame draw:style-name="gr12" draw:text-style-name="P2" draw:layer="layout" svg:width="0.884cm" svg:height="0.967cm" svg:x="20.316cm" svg:y="2.441cm">
          <draw:text-box>
            <text:p><text:span text:style-name="T1">2</text:span></text:p>
          </draw:text-box>
        </draw:frame>
      </draw:page>
      <draw:page draw:name="page27" draw:style-name="dp1" draw:master-page-name="標準">
        <draw:path draw:style-name="gr1" draw:text-style-name="P1" draw:layer="layout" svg:width="2.116cm" svg:height="2.244cm" draw:transform="skewX (0.0809832772925368) rotate (0.150447381521911) translate (1.51695811022217cm 9.96354161437559cm)" svg:viewBox="0 0 2117 2245" svg:d="M1511 1041c314-1485-1679-1425-1499 462 183 355 1104 481 1546 232s476-724 520-1455c67 638 43 1494-34 1965">
          <text:p/>
        </draw:path>
        <draw:frame draw:style-name="gr13" draw:text-style-name="P2" draw:layer="layout" svg:width="0.801cm" svg:height="0.896cm" svg:x="2.568cm" svg:y="9.993cm">
          <draw:text-box>
            <text:p><text:span text:style-name="T1">1</text:span></text:p>
          </draw:text-box>
        </draw:frame>
        <draw:path draw:style-name="gr1" draw:text-style-name="P1" draw:layer="layout" svg:width="4.296cm" svg:height="2.245cm" draw:transform="skewX (-1.08507119596487) rotate (-1.08960905202006) translate (5.64138970782498cm 6.51001558999757cm)" svg:viewBox="0 0 4297 2246" svg:d="M3 420c-10 358 5 558 35 1826 246-313 357-668 649-882 874-644 3968-1847 3537-1157 676 385-3576 1674-3523 1866">
          <text:p/>
        </draw:path>
        <draw:frame draw:style-name="gr14" draw:text-style-name="P2" draw:layer="layout" svg:width="0.8cm" svg:height="0.896cm" svg:x="5.328cm" svg:y="7.3cm">
          <draw:text-box>
            <text:p><text:span text:style-name="T1">1</text:span></text:p>
          </draw:text-box>
        </draw:frame>
        <draw:path draw:style-name="gr1" draw:text-style-name="P1" draw:layer="layout" svg:width="4.942cm" svg:height="3.785cm" draw:transform="skewX (-1.08838732154366) rotate (-1.09240157882325) translate (20.6175557482434cm 3.31698940829939cm)" svg:viewBox="0 0 4943 3786" svg:d="M4943 0c-5521 1067 833 2253-4943 3786">
          <text:p/>
        </draw:path>
        <draw:frame draw:style-name="gr15" draw:text-style-name="P2" draw:layer="layout" svg:width="0.944cm" svg:height="1.065cm" svg:x="22.256cm" svg:y="7cm">
          <draw:text-box>
            <text:p><text:span text:style-name="T1">1</text:span></text:p>
          </draw:text-box>
        </draw:frame>
        <draw:path draw:style-name="gr1" draw:text-style-name="P1" draw:layer="layout" svg:width="3.304cm" svg:height="0.385cm" draw:transform="skewX (0.066497044500984) rotate (0.11990411961201) translate (20.1985295169946cm 9.40513698630137cm)" svg:viewBox="0 0 3305 386" svg:d="M0 0c717 84 1937 204 3305 386">
          <text:p/>
        </draw:path>
        <draw:path draw:style-name="gr1" draw:text-style-name="P1" draw:layer="layout" svg:width="2.952cm" svg:height="4.042cm" draw:transform="skewX (-0.0242600766027212) rotate (0.0881391272257136) translate (23.7687903813999cm 10.0180664038458cm)" svg:viewBox="0 0 2953 4043" svg:d="M2953 917c-257-1058-2571-1357-2718-53-105 933 1838 1199 2583 418-178 737-67 1490-138 2058-10 81-2612 1217-2677 421-69-832 1170-1214 2305-454">
          <text:p/>
        </draw:path>
        <draw:frame draw:style-name="gr2" draw:text-style-name="P2" draw:layer="layout" svg:width="0.777cm" svg:height="0.818cm" svg:x="26.273cm" svg:y="10.092cm">
          <draw:text-box>
            <text:p><text:span text:style-name="T1">1</text:span></text:p>
          </draw:text-box>
        </draw:frame>
        <draw:path draw:style-name="gr1" draw:text-style-name="P1" draw:layer="layout" svg:width="1.757cm" svg:height="1.854cm" draw:transform="skewX (0.0809832772925369) rotate (0.150272848596712) translate (9.51732643681602cm 10.0656807001129cm)" svg:viewBox="0 0 1758 1855" svg:d="M1758 346c-621-395-1921-835-1741 1052 183 356 1201 606 1642 355">
          <text:p/>
        </draw:path>
        <draw:frame draw:style-name="gr13" draw:text-style-name="P2" draw:layer="layout" svg:width="0.801cm" svg:height="0.896cm" svg:x="10.582cm" svg:y="9.555cm">
          <draw:text-box>
            <text:p><text:span text:style-name="T1">1</text:span></text:p>
          </draw:text-box>
        </draw:frame>
        <draw:path draw:style-name="gr1" draw:text-style-name="P1" draw:layer="layout" svg:width="4.283cm" svg:height="2.213cm" draw:transform="skewX (1.09327424344925) rotate (1.09781209950443) translate (12.6729988047258cm 10.3202429874125cm)" svg:viewBox="0 0 4284 2214" svg:d="M4281 416c10 353-5 549-35 1798-246-309-356-658-647-870-871-634-3955-1820-3526-1140-674 378 3564 1650 3511 1839">
          <text:p/>
        </draw:path>
        <draw:frame draw:style-name="gr13" draw:text-style-name="P2" draw:layer="layout" svg:width="0.801cm" svg:height="0.896cm" svg:x="14.324cm" svg:y="7.301cm">
          <draw:text-box>
            <text:p><text:span text:style-name="T1">1</text:span></text:p>
          </draw:text-box>
        </draw:frame>
        <draw:path draw:style-name="gr1" draw:text-style-name="P1" draw:layer="layout" svg:width="4.701cm" svg:height="2.324cm" draw:transform="skewX (1.09257611174845) rotate (1.09711396780364) translate (16.4354433517126cm 10.1642471175798cm)" svg:viewBox="0 0 4702 2325" svg:d="M672 366c1792 684 2837 1146 4030 1601-655-975-4467-2334-4702-1875-14 649 3794 2108 4469 2233">
          <text:p/>
        </draw:path>
        <draw:frame draw:style-name="gr16" draw:text-style-name="P2" draw:layer="layout" svg:width="0.944cm" svg:height="1.153cm" svg:x="20.105cm" svg:y="8.894cm">
          <draw:text-box>
            <text:p><text:span text:style-name="T1">2</text:span></text:p>
          </draw:text-box>
        </draw:frame>
        <draw:frame draw:style-name="gr17" draw:text-style-name="P2" draw:layer="layout" svg:width="0.801cm" svg:height="0.897cm" svg:x="16.7cm" svg:y="9.903cm">
          <draw:text-box>
            <text:p><text:span text:style-name="T1">1</text:span></text:p>
          </draw:text-box>
        </draw:frame>
      </draw:page>
      <draw:page draw:name="page28" draw:style-name="dp1" draw:master-page-name="標準">
        <draw:path draw:style-name="gr1" draw:text-style-name="P1" draw:layer="layout" svg:width="1.807cm" svg:height="0.869cm" draw:transform="skewX (-1.0149089600347) rotate (-1.01944681608989) translate (5.87571494236944cm 2.49770378479956cm)" svg:viewBox="0 0 1808 870" svg:d="M1808 0c-679 249-1809 813-1808 870">
          <text:p/>
        </draw:path>
        <draw:frame draw:style-name="gr18" draw:text-style-name="P2" draw:layer="layout" svg:width="0.927cm" svg:height="0.881cm" svg:x="5.988cm" svg:y="3.588cm">
          <draw:text-box>
            <text:p><text:span text:style-name="T1">1</text:span></text:p>
          </draw:text-box>
        </draw:frame>
        <draw:path draw:style-name="gr1" draw:text-style-name="P1" draw:layer="layout" svg:width="0.525cm" svg:height="2.464cm" draw:transform="skewX (-0.0202458193231342) rotate (0.103148958792865) translate (6.05084927973574cm 5.36925676267254cm)" svg:viewBox="0 0 526 2465" svg:d="M0 58c1405-513-533 2542 204 2402">
          <text:p/>
        </draw:path>
        <draw:path draw:style-name="gr1" draw:text-style-name="P1" draw:layer="layout" svg:width="4.47cm" svg:height="4.723cm" draw:transform="skewX (0.99413954193597) rotate (1.00007366139275) translate (1.83338898472698cm 2.86272739334422cm)" svg:viewBox="0 0 4471 4724" svg:d="M125 0c12 456-5 1162-40 2777-283-399 34-1676 2612-429 1806 764 1529 1613 1774 2376">
          <text:p/>
        </draw:path>
        <draw:frame draw:style-name="gr19" draw:text-style-name="P2" draw:layer="layout" svg:width="0.927cm" svg:height="0.976cm" svg:x="1.544cm" svg:y="2.633cm">
          <draw:text-box>
            <text:p><text:span text:style-name="T1">1</text:span></text:p>
          </draw:text-box>
        </draw:frame>
        <draw:frame draw:style-name="gr20" draw:text-style-name="P2" draw:layer="layout" svg:width="0.927cm" svg:height="0.955cm" svg:x="5.966cm" svg:y="5.003cm">
          <draw:text-box>
            <text:p><text:span text:style-name="T1">2</text:span></text:p>
          </draw:text-box>
        </draw:frame>
        <draw:path draw:style-name="gr1" draw:text-style-name="P1" draw:layer="layout" svg:width="1.952cm" svg:height="0.892cm" draw:transform="skewX (-1.06028752058656) rotate (-1.06395271201574) translate (8.85996517267755cm 2.37906296646933cm)" svg:viewBox="0 0 1953 893" svg:d="M1953 0c-733 255-1954 835-1953 893">
          <text:p/>
        </draw:path>
        <draw:frame draw:style-name="gr19" draw:text-style-name="P2" draw:layer="layout" svg:width="0.927cm" svg:height="0.976cm" svg:x="8.973cm" svg:y="3.588cm">
          <draw:text-box>
            <text:p><text:span text:style-name="T1">1</text:span></text:p>
          </draw:text-box>
        </draw:frame>
        <draw:path draw:style-name="gr1" draw:text-style-name="P1" draw:layer="layout" svg:width="1.74cm" svg:height="3.472cm" draw:transform="rotate (0.111352006277238) translate (7.59750609183928cm 5.44937047058805cm)" svg:viewBox="0 0 1741 3473" svg:d="M1715 0c100 580-120 2148-213 2979s-1462 586-1502-529">
          <text:p/>
        </draw:path>
        <draw:frame draw:style-name="gr21" draw:text-style-name="P2" draw:layer="layout" svg:width="0.928cm" svg:height="1.058cm" svg:x="8.951cm" svg:y="5.156cm">
          <draw:text-box>
            <text:p><text:span text:style-name="T1">2</text:span></text:p>
          </draw:text-box>
        </draw:frame>
        <draw:path draw:style-name="gr1" draw:text-style-name="P1" draw:layer="layout" svg:width="4.934cm" svg:height="3.524cm" draw:transform="skewX (0.0673697091269811) rotate (0.141371669411541) translate (18.055190724859cm 4.49559102361934cm)" svg:viewBox="0 0 4935 3525" svg:d="M0 605l1051-552-129 3083c0 0-6-3163 1092-3136 1122 27 589 3343 589 3343 0 0 115-3356 1236-3085 781 218 500 1759 426 2749-136 618 684 526 670 494">
          <text:p/>
        </draw:path>
        <draw:path draw:style-name="gr1" draw:text-style-name="P1" draw:layer="layout" svg:width="2.777cm" svg:height="2.369cm" draw:transform="skewX (-0.0247836753783195) rotate (0.0879645943005142) translate (11.3332345266675cm 4.46600708416677cm)" svg:viewBox="0 0 2778 2370" svg:d="M2778 0c-1346 1008-1915 1843-2778 2370">
          <text:p/>
        </draw:path>
        <draw:frame draw:style-name="gr2" draw:text-style-name="P2" draw:layer="layout" svg:width="0.777cm" svg:height="0.818cm" svg:x="18.023cm" svg:y="4.5cm">
          <draw:text-box>
            <text:p><text:span text:style-name="T1">1</text:span></text:p>
          </draw:text-box>
        </draw:frame>
        <draw:polyline draw:style-name="gr1" draw:text-style-name="P1" draw:layer="layout" svg:width="6.184cm" svg:height="0.666cm" draw:transform="rotate (-1.43535877684014) translate (16.1648674492027cm 1.67156719106101cm)" svg:viewBox="0 0 6185 667" draw:points="0,40 5892,667 6185,0">
          <text:p/>
        </draw:polyline>
        <draw:frame draw:style-name="gr22" draw:text-style-name="P2" draw:layer="layout" svg:width="0.777cm" svg:height="1.087cm" svg:x="15.823cm" svg:y="1.54cm">
          <draw:text-box>
            <text:p><text:span text:style-name="T1">1</text:span></text:p>
          </draw:text-box>
        </draw:frame>
        <draw:path draw:style-name="gr1" draw:text-style-name="P1" draw:layer="layout" svg:width="108.383cm" svg:height="2.208cm" draw:transform="skewX (-1.55072504039696) rotate (0.117460658659218) translate (-95.03766660427cm 18.5236599777338cm)" svg:viewBox="0 0 108384 2209" svg:d="M108384 0c-16330 333-86126 1753-108384 2209">
          <text:p/>
        </draw:path>
        <draw:frame draw:style-name="gr2" draw:text-style-name="P2" draw:layer="layout" svg:width="0.777cm" svg:height="0.818cm" svg:x="13.5cm" svg:y="4.022cm">
          <draw:text-box>
            <text:p><text:span text:style-name="T1">2</text:span></text:p>
          </draw:text-box>
        </draw:frame>
        <draw:path draw:style-name="gr1" draw:text-style-name="P1" draw:layer="layout" svg:width="0.063cm" svg:height="2.874cm" draw:transform="skewX (-1.05906579011016) rotate (-1.06377817909054) translate (11.5965616427862cm 1.99380978535491cm)" svg:viewBox="0 0 64 2875" svg:d="M7 0c-23 410 13 650 57 2875">
          <text:p/>
        </draw:path>
        <draw:frame draw:style-name="gr2" draw:text-style-name="P2" draw:layer="layout" svg:width="0.777cm" svg:height="0.818cm" svg:x="11.2cm" svg:y="1.9cm">
          <draw:text-box>
            <text:p><text:span text:style-name="T1">1</text:span></text:p>
          </draw:text-box>
        </draw:frame>
        <draw:path draw:style-name="gr1" draw:text-style-name="P1" draw:layer="layout" svg:width="3.834cm" svg:height="3.678cm" draw:transform="skewX (0.0673697091269811) rotate (0.141371669411541) translate (23.732190724859cm 4.58759102361934cm)" svg:viewBox="0 0 3835 3679" svg:d="M0 605l1051-552-129 3083c0 0-6-3163 1092-3136 1781 147 1225 2170 1151 3160-135 618 685 527 670 495">
          <text:p/>
        </draw:path>
        <draw:frame draw:style-name="gr2" draw:text-style-name="P2" draw:layer="layout" svg:width="0.777cm" svg:height="0.818cm" svg:x="23.7cm" svg:y="4.592cm">
          <draw:text-box>
            <text:p><text:span text:style-name="T1">1</text:span></text:p>
          </draw:text-box>
        </draw:frame>
      </draw:page>
      <draw:page draw:name="page29" draw:style-name="dp1" draw:master-page-name="標準">
        <draw:path draw:style-name="gr1" draw:text-style-name="P1" draw:layer="layout" svg:width="4.225cm" svg:height="2.239cm" draw:transform="skewX (-1.05906579011016) rotate (-1.06377817909054) translate (9.22085078598332cm 0.675358543596196cm)" svg:viewBox="0 0 4226 2240" svg:d="M3462 0c-9 343 5 535 31 1749 229-299 1412-1486 185-1059 809-617-3279 817-3678 1477 625 369 2662-748 3065-1214">
          <text:p/>
        </draw:path>
        <draw:frame draw:style-name="gr2" draw:text-style-name="P2" draw:layer="layout" svg:width="0.777cm" svg:height="0.818cm" svg:x="10.6cm" svg:y="3.599cm">
          <draw:text-box>
            <text:p><text:span text:style-name="T1">1</text:span></text:p>
          </draw:text-box>
        </draw:frame>
        <draw:path draw:style-name="gr1" draw:text-style-name="P1" draw:layer="layout" svg:width="3.769cm" svg:height="1.774cm" draw:transform="skewX (1.06726883759453) rotate (1.07215575950012) translate (13.3791982603171cm 4.13118216554951cm)" svg:viewBox="0 0 3770 1775" svg:d="M31 0c10 338 9 240-18 1438-188-996 1685-589 3757 337">
          <text:p/>
        </draw:path>
        <draw:frame draw:style-name="gr2" draw:text-style-name="P2" draw:layer="layout" svg:width="0.777cm" svg:height="0.818cm" svg:x="13.1cm" svg:y="4cm">
          <draw:text-box>
            <text:p><text:span text:style-name="T1">1</text:span></text:p>
          </draw:text-box>
        </draw:frame>
        <draw:path draw:style-name="gr1" draw:text-style-name="P1" draw:layer="layout" svg:width="3.253cm" svg:height="1.345cm" draw:transform="skewX (-1.10234995555962) rotate (-1.10706234454) translate (22.0232418799123cm 2.98148970046633cm)" svg:viewBox="0 0 3254 1346" svg:d="M31 0c-17 255-517 2778 3223 184">
          <text:p/>
        </draw:path>
        <draw:frame draw:style-name="gr2" draw:text-style-name="P2" draw:layer="layout" svg:width="0.777cm" svg:height="0.818cm" svg:x="21.677cm" svg:y="2.9cm">
          <draw:text-box>
            <text:p><text:span text:style-name="T1">2</text:span></text:p>
          </draw:text-box>
        </draw:frame>
        <draw:frame draw:style-name="gr2" draw:text-style-name="P2" draw:layer="layout" svg:width="0.777cm" svg:height="0.818cm" svg:x="21.024cm" svg:y="3.02cm">
          <draw:text-box>
            <text:p><text:span text:style-name="T1">2</text:span></text:p>
          </draw:text-box>
        </draw:frame>
        <draw:path draw:style-name="gr1" draw:text-style-name="P1" draw:layer="layout" svg:width="2.65cm" svg:height="0.716cm" draw:transform="skewX (-0.315904594610974) rotate (2.83406563938839) translate (23.483742976104cm 5.10294729960463cm)" svg:viewBox="0 0 2651 717" svg:d="M2651 0c-320 90-2039 521-2651 717">
          <text:p/>
        </draw:path>
        <draw:frame draw:style-name="gr2" draw:text-style-name="P2" draw:layer="layout" svg:width="0.777cm" svg:height="0.818cm" svg:x="20.9cm" svg:y="3.982cm">
          <draw:text-box draw:corner-radius="0.107cm">
            <text:p><text:span text:style-name="T1">1</text:span></text:p>
          </draw:text-box>
        </draw:frame>
        <draw:path draw:style-name="gr1" draw:text-style-name="P1" draw:layer="layout" svg:width="1.877cm" svg:height="2.699cm" draw:transform="skewX (-0.0249582083035189) rotate (0.0877900613753148) translate (1.83933356051212cm 4.20702151820566cm)" svg:viewBox="0 0 1878 2700" svg:d="M1070 98c-934-688-1691 2478-325 2598s1440-2562 529-2642">
          <text:p/>
        </draw:path>
        <draw:path draw:style-name="gr1" draw:text-style-name="P1" draw:layer="layout" svg:width="1.98cm" svg:height="1.584cm" draw:transform="skewX (-0.131423292675173) rotate (0.0537561409614253) translate (5.27046312461539cm 4.38081482432689cm)" svg:viewBox="0 0 1981 1585" svg:d="M233 0c806 10 1798 215 1746 816s-1442 758-1979 769">
          <text:p/>
        </draw:path>
        <draw:path draw:style-name="gr1" draw:text-style-name="P1" draw:layer="layout" svg:width="2.768cm" svg:height="0cm" draw:transform="skewX (-1.55334303427495) rotate (-1.5707963267949) translate (5.63123441396509cm 4.43502397624607cm)" svg:viewBox="0 0 2769 1" svg:d="M0 1c536 1-695-1 2769-1">
          <text:p/>
        </draw:path>
        <draw:frame draw:style-name="gr2" draw:text-style-name="P2" draw:layer="layout" svg:width="0.777cm" svg:height="0.818cm" svg:x="5.3cm" svg:y="4.482cm">
          <draw:text-box>
            <text:p><text:span text:style-name="T1">1</text:span></text:p>
          </draw:text-box>
        </draw:frame>
        <draw:frame draw:style-name="gr2" draw:text-style-name="P2" draw:layer="layout" svg:width="0.777cm" svg:height="0.818cm" svg:x="5.6cm" svg:y="3.982cm">
          <draw:text-box>
            <text:p><text:span text:style-name="T1">2</text:span></text:p>
          </draw:text-box>
        </draw:frame>
        <draw:path draw:style-name="gr1" draw:text-style-name="P1" draw:layer="layout" svg:width="2.645cm" svg:height="3.023cm" draw:transform="skewX (-0.0253072741539178) rotate (0.0876155284501153) translate (16.1393173847362cm 4.32859870957606cm)" svg:viewBox="0 0 2646 3024" svg:d="M2646 585c-312-742-2204-829-2302 36-202 1093 2519 141 2271 1628-247 1493-2679 448-2614 8">
          <text:p/>
        </draw:path>
        <draw:frame draw:style-name="gr2" draw:text-style-name="P2" draw:layer="layout" svg:width="0.777cm" svg:height="0.818cm" svg:x="2.123cm" svg:y="3.9cm">
          <draw:text-box>
            <text:p><text:span text:style-name="T1">1</text:span></text:p>
          </draw:text-box>
        </draw:frame>
        <draw:frame draw:style-name="gr2" draw:text-style-name="P2" draw:layer="layout" svg:width="0.777cm" svg:height="0.818cm" svg:x="18.095cm" svg:y="4.06cm">
          <draw:text-box>
            <text:p><text:span text:style-name="T1">1</text:span></text:p>
          </draw:text-box>
        </draw:frame>
        <draw:path draw:style-name="gr1" draw:text-style-name="P1" draw:layer="layout" svg:width="2.315cm" svg:height="3.768cm" draw:transform="skewX (-0.02460914245312) rotate (0.0879645943005142) translate (25.1621723287901cm 4.13518667487368cm)" svg:viewBox="0 0 2316 3769" svg:d="M93 0c85 896-504 3051 516 3141 1260 208 1573-1676 1707-2871-53 1069-197 3610-293 3495">
          <text:p/>
        </draw:path>
        <draw:frame draw:style-name="gr2" draw:text-style-name="P2" draw:layer="layout" svg:width="0.777cm" svg:height="0.818cm" svg:x="24.97cm" svg:y="4.048cm">
          <draw:text-box>
            <text:p><text:span text:style-name="T1">1</text:span></text:p>
          </draw:text-box>
        </draw:frame>
      </draw:page>
      <draw:page draw:name="page30" draw:style-name="dp1" draw:master-page-name="標準">
        <draw:polyline draw:style-name="gr1" draw:text-style-name="P1" draw:layer="layout" svg:width="2.855cm" svg:height="2.692cm" draw:transform="skewX (-0.0115191730631626) rotate (3.03303317411575) translate (11.2050806972632cm 7.04032725370934cm)" svg:viewBox="0 0 2856 2693" draw:points="2856,2323 2218,0 1317,2202 436,294 0,2693">
          <text:p/>
        </draw:polyline>
        <draw:path draw:style-name="gr1" draw:text-style-name="P1" draw:layer="layout" svg:width="2.777cm" svg:height="2.369cm" draw:transform="skewX (-0.0247836753783195) rotate (0.0879645943005142) translate (13.4562345266675cm 4.6060070841668cm)" svg:viewBox="0 0 2778 2370" svg:d="M2778 0c-1346 1008-1915 1843-2778 2370">
          <text:p/>
        </draw:path>
        <draw:frame draw:style-name="gr2" draw:text-style-name="P2" draw:layer="layout" svg:width="0.777cm" svg:height="0.818cm" draw:transform="rotate (-3.14159265358979) translate (9.077cm 5.018cm)">
          <draw:text-box>
            <text:p><text:span text:style-name="T1">1</text:span></text:p>
          </draw:text-box>
        </draw:frame>
        <draw:polyline draw:style-name="gr1" draw:text-style-name="P1" draw:layer="layout" svg:width="5.51cm" svg:height="2.718cm" draw:transform="skewX (-1.05941485596056) rotate (-1.06377817909054) translate (3.42420736222506cm -0.717338555499196cm)" svg:viewBox="0 0 5511 2719" draw:points="0,2379 2471,2719 5511,0">
          <text:p/>
        </draw:polyline>
        <draw:frame draw:style-name="gr2" draw:text-style-name="P2" draw:layer="layout" svg:width="0.777cm" svg:height="0.818cm" svg:x="3.101cm" svg:y="4.04cm">
          <draw:text-box>
            <text:p><text:span text:style-name="T1">1</text:span></text:p>
          </draw:text-box>
        </draw:frame>
        <draw:frame draw:style-name="gr2" draw:text-style-name="P2" draw:layer="layout" svg:width="0.777cm" svg:height="0.818cm" svg:x="15.623cm" svg:y="4.162cm">
          <draw:text-box>
            <text:p><text:span text:style-name="T1">2</text:span></text:p>
          </draw:text-box>
        </draw:frame>
        <draw:line draw:style-name="gr1" draw:text-style-name="P1" draw:layer="layout" svg:x1="13.572cm" svg:y1="4.3cm" svg:x2="16.272cm" svg:y2="7.1cm">
          <text:p/>
        </draw:line>
        <draw:frame draw:style-name="gr2" draw:text-style-name="P2" draw:layer="layout" svg:width="0.777cm" svg:height="0.818cm" svg:x="13.423cm" svg:y="4.162cm">
          <draw:text-box>
            <text:p><text:span text:style-name="T1">1</text:span></text:p>
          </draw:text-box>
        </draw:frame>
        <draw:line draw:style-name="gr1" draw:text-style-name="P1" draw:layer="layout" svg:x1="21.3cm" svg:y1="4.3cm" svg:x2="19.3cm" svg:y2="8.1cm">
          <text:p/>
        </draw:line>
        <draw:frame draw:style-name="gr23" draw:text-style-name="P2" draw:layer="layout" svg:width="0.981cm" svg:height="1.049cm" svg:x="20.819cm" svg:y="4.2cm">
          <draw:text-box>
            <text:p><text:span text:style-name="T1">2</text:span></text:p>
          </draw:text-box>
        </draw:frame>
        <draw:frame draw:style-name="gr23" draw:text-style-name="P2" draw:layer="layout" svg:width="0.981cm" svg:height="1.049cm" svg:x="18.494cm" svg:y="4.604cm">
          <draw:text-box>
            <text:p><text:span text:style-name="T1">2</text:span></text:p>
          </draw:text-box>
        </draw:frame>
        <draw:line draw:style-name="gr1" draw:text-style-name="P1" draw:layer="layout" svg:x1="18.5cm" svg:y1="4.4cm" svg:x2="20.1cm" svg:y2="6.4cm">
          <text:p/>
        </draw:line>
        <draw:frame draw:style-name="gr23" draw:text-style-name="P2" draw:layer="layout" svg:width="0.981cm" svg:height="1.049cm" svg:x="18.3cm" svg:y="4.251cm">
          <draw:text-box>
            <text:p><text:span text:style-name="T1">1</text:span></text:p>
          </draw:text-box>
        </draw:frame>
        <draw:polyline draw:style-name="gr1" draw:text-style-name="P1" draw:layer="layout" svg:width="2.69cm" svg:height="2.15cm" draw:transform="skewX (-0.0280998009571087) rotate (-0.114668131856029) translate (23.9860218850382cm 4.35652601350483cm)" svg:viewBox="0 0 2691 2151" draw:points="67,237 2128,0 0,2151 2691,1842">
          <text:p/>
        </draw:polyline>
        <draw:frame draw:style-name="gr2" draw:text-style-name="P2" draw:layer="layout" svg:width="0.777cm" svg:height="0.818cm" svg:x="23.923cm" svg:y="4.182cm">
          <draw:text-box>
            <text:p><text:span text:style-name="T1">1</text:span></text:p>
          </draw:text-box>
        </draw:frame>
      </draw:page>
      <draw:page draw:name="page31" draw:style-name="dp1" draw:master-page-name="標準">
        <draw:path draw:style-name="gr1" draw:text-style-name="P1" draw:layer="layout" svg:width="48.797cm" svg:height="21.81cm" draw:transform="skewX (-1.05906579011016) rotate (-1.06377817909054) translate (2.60962161469907cm -35.6846478082859cm)" svg:viewBox="0 0 48798 21811" svg:d="M0 21784c-10 342 3856-2779 3882-1565 229-299 331-638 601-844 810-616 44705-20018 44306-19359 625 369-31479 14202-31430 14386">
          <text:p/>
        </draw:path>
        <draw:frame draw:style-name="gr2" draw:text-style-name="P2" draw:layer="layout" svg:width="0.777cm" svg:height="0.818cm" svg:x="4cm" svg:y="5.298cm">
          <draw:text-box>
            <text:p><text:span text:style-name="T1">1</text:span></text:p>
          </draw:text-box>
        </draw:frame>
        <draw:path draw:style-name="gr1" draw:text-style-name="P1" draw:layer="layout" svg:width="24.999cm" svg:height="3.748cm" draw:transform="skewX (0.0675442420521805) rotate (0.14154620233674) translate (2.26411384754404cm 10.6169503784897cm)" svg:viewBox="0 0 25000 3749" svg:d="M0 484c305-1357 3506 394 3680 2119 821 2517 20892 137 21320-92">
          <text:p/>
        </draw:path>
        <draw:path draw:style-name="gr1" draw:text-style-name="P1" draw:layer="layout" svg:width="19.286cm" svg:height="13.275cm" draw:transform="skewX (0.0673697091269811) rotate (0.141371669411541) translate (2.32076132286807cm 4.08234282897283cm)" svg:viewBox="0 0 19287 13276" svg:d="M0 2419c0 0 8929-5513 12820 106 658 950 603 10564 1721 10748 1132 186 1049-10370 2170-10099 5519 478 447 7230 477 8471">
          <text:p/>
        </draw:path>
        <draw:frame draw:style-name="gr2" draw:text-style-name="P2" draw:layer="layout" svg:width="0.777cm" svg:height="0.818cm" svg:x="19.671cm" svg:y="17.582cm">
          <draw:text-box>
            <text:p><text:span text:style-name="T1">1</text:span></text:p>
          </draw:text-box>
        </draw:frame>
        <draw:path draw:style-name="gr1" draw:text-style-name="P1" draw:layer="layout" svg:width="47.771cm" svg:height="21.231cm" draw:transform="skewX (-1.05941485596056) rotate (-1.06377817909054) translate (2.98930443774817cm -28.2851059716466cm)" svg:viewBox="0 0 47772 21232" svg:d="M0 21232c0 0 42463-22806 47596-21146 2064 668-14671 8539-14671 8539">
          <text:p/>
        </draw:path>
        <draw:path draw:style-name="gr1" draw:text-style-name="P1" draw:layer="layout" svg:width="19.189cm" svg:height="8.803cm" draw:transform="skewX (-1.05906579011016) rotate (-1.06377817909054) translate (2.88460625349595cm 0.944022084527717cm)" svg:viewBox="0 0 19190 8804" svg:d="M0 8793c-23 410 19146-10724 19190-8499">
          <text:p/>
        </draw:path>
        <draw:path draw:style-name="gr1" draw:text-style-name="P1" draw:layer="layout" svg:width="25.296cm" svg:height="11.993cm" draw:transform="skewX (-0.0247836753783195) rotate (0.0879645943005142) translate (1.59529747180981cm 2.09758940049679cm)" svg:viewBox="0 0 25297 11994" svg:d="M1103 2716c-1222-900-1725-2865 64-2707s25278 12090 24086 11984">
          <text:p/>
        </draw:path>
        <draw:path draw:style-name="gr1" draw:text-style-name="P1" draw:layer="layout" svg:width="22.193cm" svg:height="11.506cm" draw:transform="skewX (-0.131597825600372) rotate (0.0537561409614253) translate (1.0607884893662cm 5.59125090195708cm)" svg:viewBox="0 0 22194 11507" svg:d="M0 11507c1056 13 7295-3018 7225-2231s15649-9290 14946-9276">
          <text:p/>
        </draw:path>
        <draw:path draw:style-name="gr1" draw:text-style-name="P1" draw:layer="layout" svg:width="467.006cm" svg:height="8.299cm" draw:transform="skewX (-1.55334303427495) rotate (-1.5707963267949) translate (10.9999999999997cm -461.406681535408cm)" svg:viewBox="0 0 467007 8300" svg:d="M0 8300c701 2 318711-5900 467007-8300">
          <text:p/>
        </draw:path>
        <draw:frame draw:style-name="gr2" draw:text-style-name="P2" draw:layer="layout" svg:width="0.777cm" svg:height="0.818cm" svg:x="2.171cm" svg:y="-1.896cm">
          <draw:text-box>
            <text:p><text:span text:style-name="T1">1</text:span></text:p>
          </draw:text-box>
        </draw:frame>
        <draw:frame draw:style-name="gr24" draw:text-style-name="P3" draw:layer="layout" svg:width="1.861cm" svg:height="2.855cm" svg:x="11.3cm" svg:y="17.745cm">
          <draw:text-box>
            <text:p><text:span text:style-name="T2">×</text:span></text:p>
          </draw:text-box>
        </draw:frame>
        <draw:frame draw:style-name="gr24" draw:text-style-name="P3" draw:layer="layout" svg:width="1.861cm" svg:height="2.855cm" svg:x="11.301cm" svg:y="17.746cm">
          <draw:text-box>
            <text:p><text:span text:style-name="T2">×</text:span></text:p>
          </draw:text-box>
        </draw:frame>
        <draw:frame draw:style-name="gr24" draw:text-style-name="P3" draw:layer="layout" svg:width="1.861cm" svg:height="2.855cm" svg:x="11.301cm" svg:y="17.746cm">
          <draw:text-box>
            <text:p><text:span text:style-name="T2">×</text:span></text:p>
          </draw:text-box>
        </draw:frame>
        <draw:frame draw:style-name="gr24" draw:text-style-name="P3" draw:layer="layout" svg:width="1.861cm" svg:height="2.855cm" svg:x="11.301cm" svg:y="17.746cm">
          <draw:text-box>
            <text:p><text:span text:style-name="T2">×</text:span></text:p>
          </draw:text-box>
        </draw:frame>
        <draw:frame draw:style-name="gr24" draw:text-style-name="P3" draw:layer="layout" svg:width="1.861cm" svg:height="2.855cm" svg:x="10cm" svg:y="4.8cm">
          <draw:text-box>
            <text:p><text:span text:style-name="T2">×</text:span></text:p>
          </draw:text-box>
        </draw:frame>
        <draw:frame draw:style-name="gr24" draw:text-style-name="P3" draw:layer="layout" svg:width="1.861cm" svg:height="2.855cm" svg:x="23.9cm" svg:y="2.445cm">
          <draw:text-box>
            <text:p><text:span text:style-name="T2">×</text:span></text:p>
          </draw:text-box>
        </draw:frame>
        <draw:frame draw:style-name="gr24" draw:text-style-name="P3" draw:layer="layout" svg:width="1.861cm" svg:height="2.855cm" svg:x="27cm" svg:y="8.2cm">
          <draw:text-box>
            <text:p><text:span text:style-name="T2">×</text:span></text:p>
          </draw:text-box>
        </draw:frame>
        <draw:frame draw:style-name="gr24" draw:text-style-name="P3" draw:layer="layout" svg:width="1.861cm" svg:height="2.855cm" svg:x="27.139cm" svg:y="11.245cm">
          <draw:text-box>
            <text:p><text:span text:style-name="T2">×</text:span></text:p>
          </draw:text-box>
        </draw:frame>
        <draw:frame draw:style-name="gr24" draw:text-style-name="P3" draw:layer="layout" svg:width="1.861cm" svg:height="2.855cm" svg:x="9cm" svg:y="7.745cm">
          <draw:text-box>
            <text:p><text:span text:style-name="T2">×</text:span></text:p>
          </draw:text-box>
        </draw:frame>
        <draw:frame draw:style-name="gr24" draw:text-style-name="P3" draw:layer="layout" svg:width="1.861cm" svg:height="2.855cm" svg:x="16.939cm" svg:y="16.745cm">
          <draw:text-box>
            <text:p><text:span text:style-name="T2">×</text:span></text:p>
          </draw:text-box>
        </draw:frame>
        <draw:custom-shape draw:style-name="gr25" draw:text-style-name="P5" draw:layer="layout" svg:width="2.9cm" svg:height="2.9cm" svg:x="18.5cm" svg:y="13.2cm">
          <text:p text:style-name="P4">GOAL</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draw:page draw:name="page32" draw:style-name="dp1" draw:master-page-name="標準">
        <draw:path draw:style-name="gr1" draw:text-style-name="P1" draw:layer="layout" svg:width="49.619cm" svg:height="21.838cm" draw:transform="skewX (-1.05906579011016) rotate (-1.06377817909054) translate (2.2100307712513cm -36.3701535493204cm)" svg:viewBox="0 0 49620 21839" svg:d="M0 21826c-10 342 12851-6139 12877-4925-2242 1204-4706 1574-2675 117 809-616 25057-13812 39409-17018 626 369-31479 14202-31430 14386">
          <text:p/>
        </draw:path>
        <draw:frame draw:style-name="gr2" draw:text-style-name="P2" draw:layer="layout" svg:width="0.777cm" svg:height="0.818cm" svg:x="4cm" svg:y="5.298cm">
          <draw:text-box>
            <text:p><text:span text:style-name="T1">1</text:span></text:p>
          </draw:text-box>
        </draw:frame>
        <draw:path draw:style-name="gr1" draw:text-style-name="P1" draw:layer="layout" svg:width="24.999cm" svg:height="3.748cm" draw:transform="skewX (0.0675442420521805) rotate (0.14154620233674) translate (2.26411384754404cm 10.6169503784897cm)" svg:viewBox="0 0 25000 3749" svg:d="M0 484c305-1357 3506 394 3680 2119 821 2517 20892 137 21320-92">
          <text:p/>
        </draw:path>
        <draw:path draw:style-name="gr1" draw:text-style-name="P1" draw:layer="layout" svg:width="19.053cm" svg:height="12.575cm" draw:transform="skewX (0.0673697091269811) rotate (0.141371669411541) translate (2.60329442304185cm 4.7490450707054cm)" svg:viewBox="0 0 19054 12576" svg:d="M0 5353c0 0 8696-9147 12587-3528 658 951 603 10564 1721 10748 1132 186 1049-10370 2170-10099 5519 479 447 7230 477 8471">
          <text:p/>
        </draw:path>
        <draw:frame draw:style-name="gr2" draw:text-style-name="P2" draw:layer="layout" svg:width="0.777cm" svg:height="0.818cm" svg:x="19.671cm" svg:y="17.582cm">
          <draw:text-box>
            <text:p><text:span text:style-name="T1">1</text:span></text:p>
          </draw:text-box>
        </draw:frame>
        <draw:path draw:style-name="gr1" draw:text-style-name="P1" draw:layer="layout" svg:width="49.254cm" svg:height="21.969cm" draw:transform="skewX (-1.05941485596056) rotate (-1.06377817909054) translate (2.26951027280312cm -29.5686843952453cm)" svg:viewBox="0 0 49255 21970" svg:d="M54 21935c-1834 1078 43891-23515 49025-21855 2063 669-14672 8539-14672 8539">
          <text:p/>
        </draw:path>
        <draw:path draw:style-name="gr1" draw:text-style-name="P1" draw:layer="layout" svg:width="19.219cm" svg:height="8.708cm" draw:transform="skewX (-1.05906579011016) rotate (-1.06377817909054) translate (2.87686470469461cm 1.11437689576105cm)" svg:viewBox="0 0 19220 8709" svg:d="M14 8704c-345 152 5680-3454 9169-4954s4445-894 2064 194c-3884 1773-2452 141 589-1428s7693-3075 7368-2311">
          <text:p/>
        </draw:path>
        <draw:path draw:style-name="gr1" draw:text-style-name="P1" draw:layer="layout" svg:width="26.173cm" svg:height="12.264cm" draw:transform="skewX (-0.0247836753783195) rotate (0.0879645943005142) translate (1.5646843875094cm 1.82722379117489cm)" svg:viewBox="0 0 26174 12265" svg:d="M1103 2988c-1222-900-1725-2865 64-2707 829-442 18126-1018 24091 3936 977 811 117 3355 906 5312 128 740-967 1877-911 2736">
          <text:p/>
        </draw:path>
        <draw:path draw:style-name="gr1" draw:text-style-name="P1" draw:layer="layout" svg:width="23.075cm" svg:height="12.151cm" draw:transform="skewX (-0.131597825600372) rotate (0.0537561409614253) translate (0.493994499439634cm 3.83492183223086cm)" svg:viewBox="0 0 23076 12152" svg:d="M0 8639c1056 13 8167-4601 9282 2319 916 3407 1196-1240 4425-4400 1309-1387 1260-5047 2782-5800 2536-1256 5874-892 6587 659">
          <text:p/>
        </draw:path>
        <draw:path draw:style-name="gr1" draw:text-style-name="P1" draw:layer="layout" svg:width="579.857cm" svg:height="10.199cm" draw:transform="skewX (-1.55334303427495) rotate (-1.5707963267949) translate (12.8999999999996cm -570.257608633794cm)" svg:viewBox="0 0 579858 10200" svg:d="M0 10200c701 2 363243-6700 579858-10200">
          <text:p/>
        </draw:path>
        <draw:frame draw:style-name="gr2" draw:text-style-name="P2" draw:layer="layout" svg:width="0.777cm" svg:height="0.818cm" svg:x="2.171cm" svg:y="-1.896cm">
          <draw:text-box>
            <text:p><text:span text:style-name="T1">1</text:span></text:p>
          </draw:text-box>
        </draw:frame>
        <draw:frame draw:style-name="gr24" draw:text-style-name="P3" draw:layer="layout" svg:width="1.861cm" svg:height="2.855cm" svg:x="11.3cm" svg:y="17.745cm">
          <draw:text-box>
            <text:p><text:span text:style-name="T2">×</text:span></text:p>
          </draw:text-box>
        </draw:frame>
        <draw:frame draw:style-name="gr24" draw:text-style-name="P3" draw:layer="layout" svg:width="1.861cm" svg:height="2.855cm" svg:x="11.301cm" svg:y="17.746cm">
          <draw:text-box>
            <text:p><text:span text:style-name="T2">×</text:span></text:p>
          </draw:text-box>
        </draw:frame>
        <draw:frame draw:style-name="gr24" draw:text-style-name="P3" draw:layer="layout" svg:width="1.861cm" svg:height="2.855cm" svg:x="11.301cm" svg:y="17.746cm">
          <draw:text-box>
            <text:p><text:span text:style-name="T2">×</text:span></text:p>
          </draw:text-box>
        </draw:frame>
        <draw:frame draw:style-name="gr24" draw:text-style-name="P3" draw:layer="layout" svg:width="1.861cm" svg:height="2.855cm" svg:x="11.301cm" svg:y="17.746cm">
          <draw:text-box>
            <text:p><text:span text:style-name="T2">×</text:span></text:p>
          </draw:text-box>
        </draw:frame>
        <draw:frame draw:style-name="gr24" draw:text-style-name="P3" draw:layer="layout" svg:width="1.861cm" svg:height="2.855cm" svg:x="12.039cm" svg:y="8.845cm">
          <draw:text-box>
            <text:p><text:span text:style-name="T2">×</text:span></text:p>
          </draw:text-box>
        </draw:frame>
        <draw:frame draw:style-name="gr26" draw:text-style-name="P6" draw:layer="layout" svg:width="5.286cm" svg:height="1.17cm" svg:x="22.3cm" svg:y="3.9cm">
          <draw:text-box>
            <text:p><text:span text:style-name="T3">もういっかい</text:span></text:p>
          </draw:text-box>
        </draw:frame>
        <draw:frame draw:style-name="gr24" draw:text-style-name="P3" draw:layer="layout" svg:width="1.861cm" svg:height="2.855cm" svg:x="27cm" svg:y="8.2cm">
          <draw:text-box>
            <text:p><text:span text:style-name="T2">×</text:span></text:p>
          </draw:text-box>
        </draw:frame>
        <draw:frame draw:style-name="gr24" draw:text-style-name="P3" draw:layer="layout" svg:width="1.861cm" svg:height="2.855cm" svg:x="27.139cm" svg:y="11.245cm">
          <draw:text-box>
            <text:p><text:span text:style-name="T2">×</text:span></text:p>
          </draw:text-box>
        </draw:frame>
        <draw:frame draw:style-name="gr24" draw:text-style-name="P3" draw:layer="layout" svg:width="1.861cm" svg:height="2.855cm" svg:x="9cm" svg:y="7.745cm">
          <draw:text-box>
            <text:p><text:span text:style-name="T2">×</text:span></text:p>
          </draw:text-box>
        </draw:frame>
        <draw:custom-shape draw:style-name="gr25" draw:text-style-name="P7" draw:layer="layout" svg:width="2.9cm" svg:height="2.9cm" svg:x="18.5cm" svg:y="13.2cm">
          <text:p text:style-name="P4"><text:span text:style-name="T4">GOA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th draw:style-name="gr1" draw:text-style-name="P1" draw:layer="layout" svg:width="49.693cm" svg:height="17.529cm" draw:transform="skewX (-1.05941485596056) rotate (-1.06377817909054) translate (2.05629359114669cm -30.0196252304387cm)" svg:viewBox="0 0 49694 17530" svg:d="M0 17530c2640-2011 44385-19077 49518-17416 2064 668-14671 8539-14671 8539">
          <text:p/>
        </draw:path>
        <draw:path draw:style-name="gr1" draw:text-style-name="P1" draw:layer="layout" svg:width="44.989cm" svg:height="15.76cm" draw:transform="skewX (-1.05941485596056) rotate (-1.06377817909054) translate (4.34051982509798cm -25.9045672860137cm)" svg:viewBox="0 0 44990 15761" svg:d="M0 15761c0 0 39680-17309 44814-15649 2064 668-14671 8539-14671 8539">
          <text:p/>
        </draw:path>
        <draw:path draw:style-name="gr1" draw:text-style-name="P1" draw:layer="layout" svg:width="46.237cm" svg:height="15.074cm" draw:transform="skewX (-1.05941485596056) rotate (-1.06377817909054) translate (3.73441193719162cm -27.0047513744972cm)" svg:viewBox="0 0 46238 15075" svg:d="M0 15075c0 0 40929-16618 46062-14958 2064 668-14671 8539-14671 8539">
          <text:p/>
        </draw:path>
        <draw:path draw:style-name="gr1" draw:text-style-name="P1" draw:layer="layout" svg:width="49.394cm" svg:height="22.605cm" draw:transform="skewX (-1.05941485596056) rotate (-1.06377817909054) translate (2.20155462618665cm -29.692624537564cm)" svg:viewBox="0 0 49395 22606" svg:d="M0 22606c0 0 44085-24184 49219-22524 2063 668-14672 8539-14672 8539">
          <text:p/>
        </draw:path>
        <draw:path draw:style-name="gr1" draw:text-style-name="P1" draw:layer="layout" svg:width="45.715cm" svg:height="21.037cm" draw:transform="skewX (-1.05941485596056) rotate (-1.06377817909054) translate (3.98757322593449cm -26.4883439681907cm)" svg:viewBox="0 0 45716 21038" svg:d="M0 21038c0 0 40407-22611 45540-20951 2064 668-14671 8539-14671 8539">
          <text:p/>
        </draw:path>
        <draw:frame draw:style-name="gr24" draw:text-style-name="P3" draw:layer="layout" svg:width="1.861cm" svg:height="2.855cm" svg:x="17.039cm" svg:y="16.645cm">
          <draw:text-box>
            <text:p><text:span text:style-name="T2">×</text:span></text:p>
          </draw:text-box>
        </draw:frame>
      </draw:page>
      <draw:page draw:name="page33" draw:style-name="dp1" draw:master-page-name="標準"/>
      <draw:page draw:name="page34" draw:style-name="dp1" draw:master-page-name="標準">
        <draw:path draw:style-name="gr1" draw:text-style-name="P1" draw:layer="layout" svg:width="2.051cm" svg:height="2.051cm" draw:transform="skewX (0.0675442420521805) rotate (0.14154620233674) translate (0.779183819624908cm 6.45505825801227cm)" svg:viewBox="0 0 2052 2052" svg:d="M1465 952c304-1358-1628-1303-1454 422 178 325 1071 440 1499 212s462-662 504-1330c65 583 42 1366-33 1796">
          <text:p/>
        </draw:path>
        <draw:path draw:style-name="gr1" draw:text-style-name="P1" draw:layer="layout" svg:width="2.239cm" svg:height="3.329cm" draw:transform="skewX (-0.022165681500328) rotate (0.0891863247769102) translate (6.19913617974575cm 3.28392317004707cm)" svg:viewBox="0 0 2240 3330" svg:d="M282 0c1060 22 1949-1 1958 615s-1312 586-1959 792c447 113 1978-262 1909 1051s-1486 747-2190 772">
          <text:p/>
        </draw:path>
        <draw:path draw:style-name="gr1" draw:text-style-name="P1" draw:layer="layout" svg:width="2.898cm" svg:height="3.604cm" draw:transform="skewX (-0.0247836753783195) rotate (0.0879645943005142) translate (7.39472061465116cm 8.0131219314202cm)" svg:viewBox="0 0 2899 3605" svg:d="M2899 393c-1223-900-2824-170-2897 1327s1752 1915 2379 1883">
          <text:p/>
        </draw:path>
        <draw:frame draw:style-name="gr2" draw:text-style-name="P2" draw:layer="layout" svg:width="0.777cm" svg:height="0.818cm" svg:x="1.8cm" svg:y="6.482cm">
          <draw:text-box>
            <text:p><text:span text:style-name="T1">1</text:span></text:p>
          </draw:text-box>
        </draw:frame>
        <draw:path draw:style-name="gr1" draw:text-style-name="P1" draw:layer="layout" svg:width="3.975cm" svg:height="2.149cm" draw:transform="skewX (-1.05906579011016) rotate (-1.06377817909054) translate (4.30437359146991cm 4.57916389870569cm)" svg:viewBox="0 0 3976 2150" svg:d="M3 401c-10 343 4 535 31 1749 228-299 331-639 601-844 809-617 3672-1768 3273-1108 625 369-3309 1603-3260 1787">
          <text:p/>
        </draw:path>
        <draw:frame draw:style-name="gr2" draw:text-style-name="P2" draw:layer="layout" svg:width="0.777cm" svg:height="0.818cm" svg:x="4cm" svg:y="5.298cm">
          <draw:text-box>
            <text:p><text:span text:style-name="T1">1</text:span></text:p>
          </draw:text-box>
        </draw:frame>
        <draw:frame draw:style-name="gr2" draw:text-style-name="P2" draw:layer="layout" svg:width="0.777cm" svg:height="0.818cm" svg:x="6.421cm" svg:y="2.893cm">
          <draw:text-box>
            <text:p><text:span text:style-name="T1">2</text:span></text:p>
          </draw:text-box>
        </draw:frame>
        <draw:path draw:style-name="gr1" draw:text-style-name="P1" draw:layer="layout" svg:width="2.6cm" svg:height="3.458cm" draw:transform="skewX (-0.0225147473507269) rotate (0.0895353906273091) translate (13.3130908663524cm 3.16146311985066cm)" svg:viewBox="0 0 2601 3459" svg:d="M307 0c1059 22 2361 469 2291 1782s-1893 1653-2598 1677">
          <text:p/>
        </draw:path>
        <draw:path draw:style-name="gr1" draw:text-style-name="P1" draw:layer="layout" svg:width="1.633cm" svg:height="0.747cm" draw:transform="skewX (-1.05941485596056) rotate (-1.06377817909054) translate (16.3296680828662cm 7.189732212069cm)" svg:viewBox="0 0 1634 748" svg:d="M1634 0c-614 214-1635 699-1634 748">
          <text:p/>
        </draw:path>
        <draw:frame draw:style-name="gr2" draw:text-style-name="P2" draw:layer="layout" svg:width="0.777cm" svg:height="0.818cm" svg:x="16.423cm" svg:y="8.2cm">
          <draw:text-box>
            <text:p><text:span text:style-name="T1">1</text:span></text:p>
          </draw:text-box>
        </draw:frame>
        <draw:path draw:style-name="gr1" draw:text-style-name="P1" draw:layer="layout" svg:width="0.044cm" svg:height="1.712cm" draw:transform="skewX (-1.14772851611147) rotate (-1.15261543801706) translate (17.4527825174419cm 2.63070062956872cm)" svg:viewBox="0 0 45 1713" svg:d="M17 0c-26 345-27-148 28 1713">
          <text:p/>
        </draw:path>
        <draw:frame draw:style-name="gr2" draw:text-style-name="P2" draw:layer="layout" svg:width="0.777cm" svg:height="0.818cm" svg:x="17.829cm" svg:y="2.893cm">
          <draw:text-box>
            <text:p><text:span text:style-name="T1">2</text:span></text:p>
          </draw:text-box>
        </draw:frame>
        <draw:path draw:style-name="gr1" draw:text-style-name="P1" draw:layer="layout" svg:width="2.828cm" svg:height="0.335cm" draw:transform="rotate (0.112050137978036) translate (17.5281888590058cm 6.33515661743169cm)" svg:viewBox="0 0 2829 336" svg:d="M0 0c585 65 1712 195 2829 336">
          <text:p/>
        </draw:path>
        <draw:path draw:style-name="gr1" draw:text-style-name="P1" draw:layer="layout" svg:width="2.005cm" svg:height="0.223cm" draw:transform="rotate (0.111526539202438) translate (17.7214908970531cm 4.5862131469936cm)" svg:viewBox="0 0 2006 224" svg:d="M0 0c585 63 889 85 2006 224">
          <text:p/>
        </draw:path>
        <draw:frame draw:style-name="gr2" draw:text-style-name="P2" draw:layer="layout" svg:width="0.777cm" svg:height="0.818cm" svg:x="17.528cm" svg:y="5.97cm">
          <draw:text-box>
            <text:p><text:span text:style-name="T1">4</text:span></text:p>
          </draw:text-box>
        </draw:frame>
        <draw:frame draw:style-name="gr2" draw:text-style-name="P2" draw:layer="layout" svg:width="0.777cm" svg:height="0.818cm" svg:x="17.123cm" svg:y="2.582cm">
          <draw:text-box>
            <text:p><text:span text:style-name="T1">2</text:span></text:p>
          </draw:text-box>
        </draw:frame>
        <draw:path draw:style-name="gr1" draw:text-style-name="P1" draw:layer="layout" svg:width="2.847cm" svg:height="0.336cm" draw:transform="skewX (0.0588175957922089) rotate (0.112399203828435) translate (17.605820199587cm 2.82152918532156cm)" svg:viewBox="0 0 2848 337" svg:d="M0 0c589 65 1723 196 2848 337">
          <text:p/>
        </draw:path>
        <draw:frame draw:style-name="gr2" draw:text-style-name="P2" draw:layer="layout" svg:width="0.777cm" svg:height="0.818cm" svg:x="17.7cm" svg:y="4.2cm">
          <draw:text-box>
            <text:p><text:span text:style-name="T1">3</text:span></text:p>
          </draw:text-box>
        </draw:frame>
        <draw:path draw:style-name="gr1" draw:text-style-name="P1" draw:layer="layout" svg:width="0.044cm" svg:height="1.712cm" draw:transform="skewX (-1.14772851611147) rotate (-1.15261543801706) translate (21.5364384241054cm 2.4857006295687cm)" svg:viewBox="0 0 45 1713" svg:d="M17 0c-26 345-27-148 28 1713">
          <text:p/>
        </draw:path>
        <draw:frame draw:style-name="gr2" draw:text-style-name="P2" draw:layer="layout" svg:width="0.777cm" svg:height="0.818cm" svg:x="21.913cm" svg:y="2.748cm">
          <draw:text-box>
            <text:p><text:span text:style-name="T1">2</text:span></text:p>
          </draw:text-box>
        </draw:frame>
        <draw:path draw:style-name="gr1" draw:text-style-name="P1" draw:layer="layout" svg:width="0.44cm" svg:height="2.283cm" draw:transform="rotate (0.111526539202438) translate (16.4759335748253cm 9.85283125598059cm)" svg:viewBox="0 0 441 2284" svg:d="M0 55c1179-479-447 2357 171 2225">
          <text:p/>
        </draw:path>
        <draw:frame draw:style-name="gr2" draw:text-style-name="P2" draw:layer="layout" svg:width="0.777cm" svg:height="0.818cm" svg:x="21.743cm" svg:y="4.076cm">
          <draw:text-box>
            <text:p><text:span text:style-name="T1">3</text:span></text:p>
          </draw:text-box>
        </draw:frame>
        <draw:path draw:style-name="gr1" draw:text-style-name="P1" draw:layer="layout" svg:width="2.847cm" svg:height="0.336cm" draw:transform="skewX (0.0588175957922089) rotate (0.112399203828435) translate (21.6894761062505cm 2.67652918532156cm)" svg:viewBox="0 0 2848 337" svg:d="M0 0c589 65 1723 196 2848 337">
          <text:p/>
        </draw:path>
        <draw:frame draw:style-name="gr2" draw:text-style-name="P2" draw:layer="layout" svg:width="0.777cm" svg:height="0.818cm" svg:x="21.69cm" svg:y="2.311cm">
          <draw:text-box>
            <text:p><text:span text:style-name="T1">1</text:span></text:p>
          </draw:text-box>
        </draw:frame>
        <draw:path draw:style-name="gr1" draw:text-style-name="P1" draw:layer="layout" svg:width="1.489cm" svg:height="2.134cm" draw:transform="skewX (0.0958185759344888) rotate (0.158126830230686) translate (26.731cm 4.556cm)" svg:viewBox="0 0 1490 2135" svg:d="M0 0c427 65 1218 127 1490 170-78 603 5 1306-239 1965">
          <text:p/>
        </draw:path>
        <draw:frame draw:style-name="gr2" draw:text-style-name="P2" draw:layer="layout" svg:width="0.777cm" svg:height="0.818cm" svg:x="26.7cm" svg:y="4.1cm">
          <draw:text-box>
            <text:p><text:span text:style-name="T1">2</text:span></text:p>
          </draw:text-box>
        </draw:frame>
        <draw:frame draw:style-name="gr2" draw:text-style-name="P2" draw:layer="layout" svg:width="0.777cm" svg:height="0.818cm" svg:x="9.623cm" svg:y="7.569cm">
          <draw:text-box>
            <text:p><text:span text:style-name="T1">1</text:span></text:p>
          </draw:text-box>
        </draw:frame>
        <draw:frame draw:style-name="gr2" draw:text-style-name="P2" draw:layer="layout" svg:width="0.777cm" svg:height="0.818cm" svg:x="17.6cm" svg:y="2.482cm">
          <draw:text-box>
            <text:p><text:span text:style-name="T1">1</text:span></text:p>
          </draw:text-box>
        </draw:frame>
        <draw:frame draw:style-name="gr2" draw:text-style-name="P2" draw:layer="layout" svg:width="0.777cm" svg:height="0.818cm" svg:x="21.123cm" svg:y="2.4cm">
          <draw:text-box>
            <text:p><text:span text:style-name="T1">2</text:span></text:p>
          </draw:text-box>
        </draw:frame>
        <draw:path draw:style-name="gr1" draw:text-style-name="P1" draw:layer="layout" svg:width="1.509cm" svg:height="1.704cm" draw:transform="skewX (0.0675442420521805) rotate (0.14154620233674) translate (0.779183819624908cm 10.3560582580123cm)" svg:viewBox="0 0 1510 1705" svg:d="M1465 952c304-1358-1628-1303-1454 422 178 325 1071 440 1499 212">
          <text:p/>
        </draw:path>
        <draw:frame draw:style-name="gr2" draw:text-style-name="P2" draw:layer="layout" svg:width="0.777cm" svg:height="0.818cm" svg:x="1.8cm" svg:y="10.383cm">
          <draw:text-box>
            <text:p><text:span text:style-name="T1">1</text:span></text:p>
          </draw:text-box>
        </draw:frame>
        <draw:path draw:style-name="gr1" draw:text-style-name="P1" draw:layer="layout" svg:width="3.592cm" svg:height="3.504cm" draw:transform="skewX (1.06726883759453) rotate (1.07215575950012) translate (12.9463557920962cm 7.59149463066243cm)" svg:viewBox="0 0 3593 3505" svg:d="M100 0c9 338-4 862-31 2060-228-297 26-1244 2097-318 1452 567 1230 1197 1427 1763">
          <text:p/>
        </draw:path>
        <draw:frame draw:style-name="gr2" draw:text-style-name="P2" draw:layer="layout" svg:width="0.777cm" svg:height="0.818cm" svg:x="12.7cm" svg:y="7.4cm">
          <draw:text-box>
            <text:p><text:span text:style-name="T1">1</text:span></text:p>
          </draw:text-box>
        </draw:frame>
        <draw:frame draw:style-name="gr27" draw:text-style-name="P2" draw:layer="layout" svg:width="0.777cm" svg:height="0.886cm" svg:x="16.405cm" svg:y="9.514cm">
          <draw:text-box>
            <text:p><text:span text:style-name="T1">2</text:span></text:p>
          </draw:text-box>
        </draw:frame>
        <draw:path draw:style-name="gr1" draw:text-style-name="P1" draw:layer="layout" svg:width="1.633cm" svg:height="0.747cm" draw:transform="skewX (-1.05941485596056) rotate (-1.06377817909054) translate (18.8306680828662cm 7.18973221206899cm)" svg:viewBox="0 0 1634 748" svg:d="M1634 0c-614 214-1635 699-1634 748">
          <text:p/>
        </draw:path>
        <draw:frame draw:style-name="gr2" draw:text-style-name="P2" draw:layer="layout" svg:width="0.777cm" svg:height="0.818cm" svg:x="18.924cm" svg:y="8.2cm">
          <draw:text-box>
            <text:p><text:span text:style-name="T1">1</text:span></text:p>
          </draw:text-box>
        </draw:frame>
        <draw:path draw:style-name="gr1" draw:text-style-name="P1" draw:layer="layout" svg:width="1.457cm" svg:height="2.908cm" draw:transform="rotate (0.111526539202438) translate (17.7715351199852cm 9.75997556277401cm)" svg:viewBox="0 0 1458 2909" svg:d="M1437 0c84 486-101 1800-178 2496s-1226 490-1259-443">
          <text:p/>
        </draw:path>
        <draw:frame draw:style-name="gr27" draw:text-style-name="P2" draw:layer="layout" svg:width="0.777cm" svg:height="0.886cm" svg:x="18.906cm" svg:y="9.514cm">
          <draw:text-box>
            <text:p><text:span text:style-name="T1">2</text:span></text:p>
          </draw:text-box>
        </draw:frame>
        <draw:polyline draw:style-name="gr1" draw:text-style-name="P1" draw:layer="layout" svg:width="2.867cm" svg:height="3.98cm" draw:transform="skewX (0.0673697091269811) rotate (0.141371669411541) translate (19.7030595518111cm 14.7469814631199cm)" svg:viewBox="0 0 2868 3981" draw:points="0,3499 955,0 1545,3342 2781,258 2868,3981">
          <text:p/>
        </draw:polyline>
        <draw:path draw:style-name="gr1" draw:text-style-name="P1" draw:layer="layout" svg:width="2.777cm" svg:height="2.369cm" draw:transform="skewX (-0.0247836753783195) rotate (0.0879645943005142) translate (11.9332345266675cm 14.8660070841668cm)" svg:viewBox="0 0 2778 2370" svg:d="M2778 0c-1346 1008-1915 1843-2778 2370">
          <text:p/>
        </draw:path>
        <draw:frame draw:style-name="gr2" draw:text-style-name="P2" draw:layer="layout" svg:width="0.777cm" svg:height="0.818cm" svg:x="19.671cm" svg:y="17.582cm">
          <draw:text-box>
            <text:p><text:span text:style-name="T1">1</text:span></text:p>
          </draw:text-box>
        </draw:frame>
        <draw:polyline draw:style-name="gr1" draw:text-style-name="P1" draw:layer="layout" svg:width="4.752cm" svg:height="2.01cm" draw:transform="skewX (-1.05941485596056) rotate (-1.06377817909054) translate (16.5919508251174cm 13.9667249905748cm)" svg:viewBox="0 0 4753 2011" draw:points="0,331 53,2011 4753,0">
          <text:p/>
        </draw:polyline>
        <draw:frame draw:style-name="gr2" draw:text-style-name="P2" draw:layer="layout" svg:width="0.777cm" svg:height="0.818cm" svg:x="16.287cm" svg:y="14.54cm">
          <draw:text-box>
            <text:p><text:span text:style-name="T1">1</text:span></text:p>
          </draw:text-box>
        </draw:frame>
        <draw:path draw:style-name="gr1" draw:text-style-name="P1" draw:layer="layout" svg:width="108.383cm" svg:height="2.208cm" draw:transform="skewX (-1.55072504039696) rotate (0.117460658659218) translate (-94.4376666042703cm 28.9236599777336cm)" svg:viewBox="0 0 108384 2209" svg:d="M108384 0c-16330 333-86126 1753-108384 2209">
          <text:p/>
        </draw:path>
        <draw:frame draw:style-name="gr2" draw:text-style-name="P2" draw:layer="layout" svg:width="0.777cm" svg:height="0.818cm" svg:x="14.1cm" svg:y="14.422cm">
          <draw:text-box>
            <text:p><text:span text:style-name="T1">2</text:span></text:p>
          </draw:text-box>
        </draw:frame>
        <draw:path draw:style-name="gr1" draw:text-style-name="P1" draw:layer="layout" svg:width="0.043cm" svg:height="1.844cm" draw:transform="skewX (-1.05906579011016) rotate (-1.06377817909054) translate (12.1964110646548cm 14.5149380118839cm)" svg:viewBox="0 0 44 1845" svg:d="M12 0c-23 410-12-380 32 1845">
          <text:p/>
        </draw:path>
        <draw:frame draw:style-name="gr2" draw:text-style-name="P2" draw:layer="layout" svg:width="0.777cm" svg:height="0.818cm" svg:x="11.9cm" svg:y="14.422cm">
          <draw:text-box>
            <text:p><text:span text:style-name="T1">1</text:span></text:p>
          </draw:text-box>
        </draw:frame>
        <draw:polyline draw:style-name="gr1" draw:text-style-name="P1" draw:layer="layout" svg:width="2.743cm" svg:height="3.824cm" draw:transform="skewX (0.0673697091269811) rotate (0.141371669411541) translate (24.2709533608666cm 14.7436221831706cm)" svg:viewBox="0 0 2744 3825" draw:points="0,3502 289,0 2378,3825 2744,165">
          <text:p/>
        </draw:polyline>
        <draw:frame draw:style-name="gr2" draw:text-style-name="P2" draw:layer="layout" svg:width="0.777cm" svg:height="0.818cm" svg:x="24.216cm" svg:y="17.582cm">
          <draw:text-box>
            <text:p><text:span text:style-name="T1">1</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none" style:punctuation-wrap="simple" style:line-break="strict" style:font-independent-line-spacing="false">
        <style:tab-stops/>
      </style:paragraph-properties>
      <style:text-properties style:use-window-font-color="true"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3-02T00:27:48.419000000</meta:creation-date>
    <meta:editing-duration>P0D</meta:editing-duration>
    <meta:editing-cycles>1</meta:editing-cycles>
    <meta:generator>LibreOffice/6.3.4.2$Windows_X86_64 LibreOffice_project/60da17e045e08f1793c57c00ba83cdfce946d0aa</meta:generator>
    <meta:document-statistic meta:object-count="736"/>
  </office:meta>
</office:document-meta>
</file>